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120.3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4"/>
    <style:style style:name="ce3" style:family="table-cell" style:parent-style-name="Default" style:data-style-name="N2"/>
    <style:style style:name="ce4" style:family="table-cell" style:parent-style-name="Default" style:data-style-name="N123"/>
    <style:style style:name="ce5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62879" calcext:value-type="float">
            <text:p>0.96287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9848" calcext:value-type="float">
            <text:p>0.95984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9091" calcext:value-type="float">
            <text:p>0.95909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9091" calcext:value-type="float">
            <text:p>0.95909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7576" calcext:value-type="float">
            <text:p>0.9575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6818" calcext:value-type="float">
            <text:p>0.95681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6061" calcext:value-type="float">
            <text:p>0.95606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5303" calcext:value-type="float">
            <text:p>0.955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4545" calcext:value-type="float">
            <text:p>0.95454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3788" calcext:value-type="float">
            <text:p>0.9537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3788" calcext:value-type="float">
            <text:p>0.9537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587857" calcext:value-type="float">
            <text:p>0.587857</text:p>
          </table:table-cell>
          <table:table-cell office:value-type="float" office:value="0.953676" calcext:value-type="float">
            <text:p>0.9536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303" calcext:value-type="float">
            <text:p>0.95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303" calcext:value-type="float">
            <text:p>0.95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2273" calcext:value-type="float">
            <text:p>0.95227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2273" calcext:value-type="float">
            <text:p>0.95227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523929" calcext:value-type="float">
            <text:p>0.523929</text:p>
          </table:table-cell>
          <table:table-cell office:value-type="float" office:value="0.952206" calcext:value-type="float">
            <text:p>0.9522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1515" calcext:value-type="float">
            <text:p>0.95151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1515" calcext:value-type="float">
            <text:p>0.95151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1515" calcext:value-type="float">
            <text:p>0.95151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0758" calcext:value-type="float">
            <text:p>0.95075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0758" calcext:value-type="float">
            <text:p>0.95075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23155" calcext:value-type="float">
            <text:p>0.623155</text:p>
          </table:table-cell>
          <table:table-cell office:value-type="float" office:value="0.950735" calcext:value-type="float">
            <text:p>0.9507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511786" calcext:value-type="float">
            <text:p>0.511786</text:p>
          </table:table-cell>
          <table:table-cell office:value-type="float" office:value="0.950735" calcext:value-type="float">
            <text:p>0.9507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561012" calcext:value-type="float">
            <text:p>0.56101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9242" calcext:value-type="float">
            <text:p>0.94924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507917" calcext:value-type="float">
            <text:p>0.507917</text:p>
          </table:table-cell>
          <table:table-cell office:value-type="float" office:value="0.948529" calcext:value-type="float">
            <text:p>0.9485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8485" calcext:value-type="float">
            <text:p>0.94848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8485" calcext:value-type="float">
            <text:p>0.94848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7727" calcext:value-type="float">
            <text:p>0.9477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7727" calcext:value-type="float">
            <text:p>0.9477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7727" calcext:value-type="float">
            <text:p>0.9477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697" calcext:value-type="float">
            <text:p>0.9469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697" calcext:value-type="float">
            <text:p>0.9469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697" calcext:value-type="float">
            <text:p>0.9469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561071" calcext:value-type="float">
            <text:p>0.561071</text:p>
          </table:table-cell>
          <table:table-cell office:value-type="float" office:value="0.946324" calcext:value-type="float">
            <text:p>0.94632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6212" calcext:value-type="float">
            <text:p>0.94621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518036" calcext:value-type="float">
            <text:p>0.518036</text:p>
          </table:table-cell>
          <table:table-cell office:value-type="float" office:value="0.945588" calcext:value-type="float">
            <text:p>0.9455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5455" calcext:value-type="float">
            <text:p>0.94545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945415" calcext:value-type="float">
            <text:p>0.94541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14706" calcext:value-type="float">
            <text:p>0.814706</text:p>
          </table:table-cell>
          <table:table-cell office:value-type="float" office:value="0.945156" calcext:value-type="float">
            <text:p>0.94515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501548" calcext:value-type="float">
            <text:p>0.501548</text:p>
          </table:table-cell>
          <table:table-cell office:value-type="float" office:value="0.944853" calcext:value-type="float">
            <text:p>0.94485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51515" calcext:value-type="float">
            <text:p>0.851515</text:p>
          </table:table-cell>
          <table:table-cell office:value-type="float" office:value="0.94472" calcext:value-type="float">
            <text:p>0.9447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4697" calcext:value-type="float">
            <text:p>0.94469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494226" calcext:value-type="float">
            <text:p>0.494226</text:p>
          </table:table-cell>
          <table:table-cell office:value-type="float" office:value="0.944118" calcext:value-type="float">
            <text:p>0.94411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3939" calcext:value-type="float">
            <text:p>0.94393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490655" calcext:value-type="float">
            <text:p>0.490655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474286" calcext:value-type="float">
            <text:p>0.474286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462381" calcext:value-type="float">
            <text:p>0.462381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484107" calcext:value-type="float">
            <text:p>0.484107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3182" calcext:value-type="float">
            <text:p>0.9431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3182" calcext:value-type="float">
            <text:p>0.94318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8" calcext:value-type="float">
            <text:p>0.8</text:p>
          </table:table-cell>
          <table:table-cell office:value-type="float" office:value="0.942993" calcext:value-type="float">
            <text:p>0.94299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471845" calcext:value-type="float">
            <text:p>0.471845</text:p>
          </table:table-cell>
          <table:table-cell office:value-type="float" office:value="0.942647" calcext:value-type="float">
            <text:p>0.94264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463095" calcext:value-type="float">
            <text:p>0.463095</text:p>
          </table:table-cell>
          <table:table-cell office:value-type="float" office:value="0.942647" calcext:value-type="float">
            <text:p>0.94264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2424" calcext:value-type="float">
            <text:p>0.94242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794118" calcext:value-type="float">
            <text:p>0.794118</text:p>
          </table:table-cell>
          <table:table-cell office:value-type="float" office:value="0.942388" calcext:value-type="float">
            <text:p>0.9423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500417" calcext:value-type="float">
            <text:p>0.500417</text:p>
          </table:table-cell>
          <table:table-cell office:value-type="float" office:value="0.941912" calcext:value-type="float">
            <text:p>0.94191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45375" calcext:value-type="float">
            <text:p>0.45375</text:p>
          </table:table-cell>
          <table:table-cell office:value-type="float" office:value="0.941912" calcext:value-type="float">
            <text:p>0.94191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941782" calcext:value-type="float">
            <text:p>0.9417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52756" calcext:value-type="float">
            <text:p>0.52756</text:p>
          </table:table-cell>
          <table:table-cell office:value-type="float" office:value="0.941176" calcext:value-type="float">
            <text:p>0.9411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485357" calcext:value-type="float">
            <text:p>0.485357</text:p>
          </table:table-cell>
          <table:table-cell office:value-type="float" office:value="0.941176" calcext:value-type="float">
            <text:p>0.94117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940657" calcext:value-type="float">
            <text:p>0.94065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499286" calcext:value-type="float">
            <text:p>0.499286</text:p>
          </table:table-cell>
          <table:table-cell office:value-type="float" office:value="0.940441" calcext:value-type="float">
            <text:p>0.940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500952" calcext:value-type="float">
            <text:p>0.500952</text:p>
          </table:table-cell>
          <table:table-cell office:value-type="float" office:value="0.940441" calcext:value-type="float">
            <text:p>0.940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473095" calcext:value-type="float">
            <text:p>0.473095</text:p>
          </table:table-cell>
          <table:table-cell office:value-type="float" office:value="0.940441" calcext:value-type="float">
            <text:p>0.940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453869" calcext:value-type="float">
            <text:p>0.453869</text:p>
          </table:table-cell>
          <table:table-cell office:value-type="float" office:value="0.940441" calcext:value-type="float">
            <text:p>0.94044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782353" calcext:value-type="float">
            <text:p>0.782353</text:p>
          </table:table-cell>
          <table:table-cell office:value-type="float" office:value="0.940398" calcext:value-type="float">
            <text:p>0.94039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430357" calcext:value-type="float">
            <text:p>0.430357</text:p>
          </table:table-cell>
          <table:table-cell office:value-type="float" office:value="0.939706" calcext:value-type="float">
            <text:p>0.93970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917394" calcext:value-type="float">
            <text:p>0.917394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09374" calcext:value-type="float">
            <text:p>0.90937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917394" calcext:value-type="float">
            <text:p>0.917394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09374" calcext:value-type="float">
            <text:p>0.90937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909683" calcext:value-type="float">
            <text:p>0.909683</text:p>
          </table:table-cell>
          <table:table-cell office:value-type="float" office:value="0.914603" calcext:value-type="float">
            <text:p>0.914603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06723" calcext:value-type="float">
            <text:p>0.90672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39394" calcext:value-type="float">
            <text:p>0.839394</text:p>
          </table:table-cell>
          <table:table-cell office:value-type="float" office:value="0.939302" calcext:value-type="float">
            <text:p>0.93930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939302" calcext:value-type="float">
            <text:p>0.93930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454702" calcext:value-type="float">
            <text:p>0.454702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43619" calcext:value-type="float">
            <text:p>0.43619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424762" calcext:value-type="float">
            <text:p>0.424762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430774" calcext:value-type="float">
            <text:p>0.430774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918628" calcext:value-type="float">
            <text:p>0.918628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0.909155" calcext:value-type="float">
            <text:p>0.909155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779412" calcext:value-type="float">
            <text:p>0.779412</text:p>
          </table:table-cell>
          <table:table-cell office:value-type="float" office:value="0.938495" calcext:value-type="float">
            <text:p>0.9384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439167" calcext:value-type="float">
            <text:p>0.439167</text:p>
          </table:table-cell>
          <table:table-cell office:value-type="float" office:value="0.938235" calcext:value-type="float">
            <text:p>0.9382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428869" calcext:value-type="float">
            <text:p>0.428869</text:p>
          </table:table-cell>
          <table:table-cell office:value-type="float" office:value="0.938235" calcext:value-type="float">
            <text:p>0.93823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785294" calcext:value-type="float">
            <text:p>0.785294</text:p>
          </table:table-cell>
          <table:table-cell office:value-type="float" office:value="0.937803" calcext:value-type="float">
            <text:p>0.93780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737" calcext:value-type="float">
            <text:p>0.9373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420119" calcext:value-type="float">
            <text:p>0.420119</text:p>
          </table:table-cell>
          <table:table-cell office:value-type="float" office:value="0.936765" calcext:value-type="float">
            <text:p>0.93676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913135" calcext:value-type="float">
            <text:p>0.913135</text:p>
          </table:table-cell>
          <table:table-cell office:value-type="float" office:value="0.911746" calcext:value-type="float">
            <text:p>0.911746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508" calcext:value-type="float">
            <text:p>0.904508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912302" calcext:value-type="float">
            <text:p>0.912302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096" calcext:value-type="float">
            <text:p>0.90409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912302" calcext:value-type="float">
            <text:p>0.912302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096" calcext:value-type="float">
            <text:p>0.904096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14749" calcext:value-type="float">
            <text:p>0.91474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3987" calcext:value-type="float">
            <text:p>0.90398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914749" calcext:value-type="float">
            <text:p>0.91474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3987" calcext:value-type="float">
            <text:p>0.903987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916138" calcext:value-type="float">
            <text:p>0.916138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542" calcext:value-type="float">
            <text:p>0.90454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916138" calcext:value-type="float">
            <text:p>0.916138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542" calcext:value-type="float">
            <text:p>0.90454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906799" calcext:value-type="float">
            <text:p>0.906799</text:p>
          </table:table-cell>
          <table:table-cell office:value-type="float" office:value="0.909841" calcext:value-type="float">
            <text:p>0.909841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2147" calcext:value-type="float">
            <text:p>0.90214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909643" calcext:value-type="float">
            <text:p>0.909643</text:p>
          </table:table-cell>
          <table:table-cell office:value-type="float" office:value="0.906548" calcext:value-type="float">
            <text:p>0.906548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1635" calcext:value-type="float">
            <text:p>0.90163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936455" calcext:value-type="float">
            <text:p>0.93645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776471" calcext:value-type="float">
            <text:p>0.776471</text:p>
          </table:table-cell>
          <table:table-cell office:value-type="float" office:value="0.936332" calcext:value-type="float">
            <text:p>0.93633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45244" calcext:value-type="float">
            <text:p>0.45244</text:p>
          </table:table-cell>
          <table:table-cell office:value-type="float" office:value="0.936029" calcext:value-type="float">
            <text:p>0.9360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418036" calcext:value-type="float">
            <text:p>0.418036</text:p>
          </table:table-cell>
          <table:table-cell office:value-type="float" office:value="0.936029" calcext:value-type="float">
            <text:p>0.9360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912574" calcext:value-type="float">
            <text:p>0.912574</text:p>
          </table:table-cell>
          <table:table-cell office:value-type="float" office:value="0.9" calcext:value-type="float">
            <text:p>0.9</text:p>
          </table:table-cell>
          <table:table-cell office:value-type="float" office:value="0.935601" calcext:value-type="float">
            <text:p>0.935601</text:p>
          </table:table-cell>
          <table:table-cell office:value-type="float" office:value="0.898774" calcext:value-type="float">
            <text:p>0.898774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935467" calcext:value-type="float">
            <text:p>0.93546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935445" calcext:value-type="float">
            <text:p>0.93544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821212" calcext:value-type="float">
            <text:p>0.821212</text:p>
          </table:table-cell>
          <table:table-cell office:value-type="float" office:value="0.935354" calcext:value-type="float">
            <text:p>0.93535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412976" calcext:value-type="float">
            <text:p>0.412976</text:p>
          </table:table-cell>
          <table:table-cell office:value-type="float" office:value="0.935294" calcext:value-type="float">
            <text:p>0.93529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8761" calcext:value-type="float">
            <text:p>0.88761</text:p>
          </table:table-cell>
          <table:table-cell office:value-type="float" office:value="0.867765" calcext:value-type="float">
            <text:p>0.867765</text:p>
          </table:table-cell>
          <table:table-cell office:value-type="float" office:value="0.935" calcext:value-type="float">
            <text:p>0.935</text:p>
          </table:table-cell>
          <table:table-cell office:value-type="float" office:value="0.868349" calcext:value-type="float">
            <text:p>0.86834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2599" calcext:value-type="float">
            <text:p>0.892599</text:p>
          </table:table-cell>
          <table:table-cell office:value-type="float" office:value="0.864452" calcext:value-type="float">
            <text:p>0.864452</text:p>
          </table:table-cell>
          <table:table-cell office:value-type="float" office:value="0.935" calcext:value-type="float">
            <text:p>0.935</text:p>
          </table:table-cell>
          <table:table-cell office:value-type="float" office:value="0.86626" calcext:value-type="float">
            <text:p>0.8662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16582" calcext:value-type="float">
            <text:p>0.916582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4921" calcext:value-type="float">
            <text:p>0.934921</text:p>
          </table:table-cell>
          <table:table-cell office:value-type="float" office:value="0.904342" calcext:value-type="float">
            <text:p>0.90434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9674" calcext:value-type="float">
            <text:p>0.899674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934615" calcext:value-type="float">
            <text:p>0.934615</text:p>
          </table:table-cell>
          <table:table-cell office:value-type="float" office:value="0.866275" calcext:value-type="float">
            <text:p>0.86627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913394" calcext:value-type="float">
            <text:p>0.913394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4467" calcext:value-type="float">
            <text:p>0.934467</text:p>
          </table:table-cell>
          <table:table-cell office:value-type="float" office:value="0.903269" calcext:value-type="float">
            <text:p>0.903269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815152" calcext:value-type="float">
            <text:p>0.815152</text:p>
          </table:table-cell>
          <table:table-cell office:value-type="float" office:value="0.934435" calcext:value-type="float">
            <text:p>0.93443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4343" calcext:value-type="float">
            <text:p>0.93434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933564" calcext:value-type="float">
            <text:p>0.93356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910714" calcext:value-type="float">
            <text:p>0.91071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7371" calcext:value-type="float">
            <text:p>0.89737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910714" calcext:value-type="float">
            <text:p>0.91071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7371" calcext:value-type="float">
            <text:p>0.89737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90131" calcext:value-type="float">
            <text:p>0.90131</text:p>
          </table:table-cell>
          <table:table-cell office:value-type="float" office:value="0.897804" calcext:value-type="float">
            <text:p>0.89780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0536" calcext:value-type="float">
            <text:p>0.89053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90672" calcext:value-type="float">
            <text:p>0.90672</text:p>
          </table:table-cell>
          <table:table-cell office:value-type="float" office:value="0.910899" calcext:value-type="float">
            <text:p>0.91089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01081" calcext:value-type="float">
            <text:p>0.90108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900198" calcext:value-type="float">
            <text:p>0.900198</text:p>
          </table:table-cell>
          <table:table-cell office:value-type="float" office:value="0.90369" calcext:value-type="float">
            <text:p>0.9036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5727" calcext:value-type="float">
            <text:p>0.89572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900608" calcext:value-type="float">
            <text:p>0.900608</text:p>
          </table:table-cell>
          <table:table-cell office:value-type="float" office:value="0.907011" calcext:value-type="float">
            <text:p>0.90701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7971" calcext:value-type="float">
            <text:p>0.89797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903095" calcext:value-type="float">
            <text:p>0.903095</text:p>
          </table:table-cell>
          <table:table-cell office:value-type="float" office:value="0.910212" calcext:value-type="float">
            <text:p>0.91021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411" calcext:value-type="float">
            <text:p>0.899411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815152" calcext:value-type="float">
            <text:p>0.815152</text:p>
          </table:table-cell>
          <table:table-cell office:value-type="float" office:value="0.933333" calcext:value-type="float">
            <text:p>0.93333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913228" calcext:value-type="float">
            <text:p>0.913228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151" calcext:value-type="float">
            <text:p>0.89915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913228" calcext:value-type="float">
            <text:p>0.913228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151" calcext:value-type="float">
            <text:p>0.89915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901799" calcext:value-type="float">
            <text:p>0.901799</text:p>
          </table:table-cell>
          <table:table-cell office:value-type="float" office:value="0.903638" calcext:value-type="float">
            <text:p>0.903638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52" calcext:value-type="float">
            <text:p>0.8952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07275" calcext:value-type="float">
            <text:p>0.907275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447" calcext:value-type="float">
            <text:p>0.89944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907275" calcext:value-type="float">
            <text:p>0.907275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447" calcext:value-type="float">
            <text:p>0.89944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903016" calcext:value-type="float">
            <text:p>0.903016</text:p>
          </table:table-cell>
          <table:table-cell office:value-type="float" office:value="0.905119" calcext:value-type="float">
            <text:p>0.90511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8504" calcext:value-type="float">
            <text:p>0.898504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08664" calcext:value-type="float">
            <text:p>0.90866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00003" calcext:value-type="float">
            <text:p>0.90000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908664" calcext:value-type="float">
            <text:p>0.90866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00003" calcext:value-type="float">
            <text:p>0.900003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33131" calcext:value-type="float">
            <text:p>0.93313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758824" calcext:value-type="float">
            <text:p>0.758824</text:p>
          </table:table-cell>
          <table:table-cell office:value-type="float" office:value="0.933131" calcext:value-type="float">
            <text:p>0.93313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917489" calcext:value-type="float">
            <text:p>0.91748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3107" calcext:value-type="float">
            <text:p>0.933107</text:p>
          </table:table-cell>
          <table:table-cell office:value-type="float" office:value="0.903377" calcext:value-type="float">
            <text:p>0.903377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411845" calcext:value-type="float">
            <text:p>0.411845</text:p>
          </table:table-cell>
          <table:table-cell office:value-type="float" office:value="0.933088" calcext:value-type="float">
            <text:p>0.9330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910227" calcext:value-type="float">
            <text:p>0.910227</text:p>
          </table:table-cell>
          <table:table-cell office:value-type="float" office:value="0.9" calcext:value-type="float">
            <text:p>0.9</text:p>
          </table:table-cell>
          <table:table-cell office:value-type="float" office:value="0.93288" calcext:value-type="float">
            <text:p>0.93288</text:p>
          </table:table-cell>
          <table:table-cell office:value-type="float" office:value="0.899421" calcext:value-type="float">
            <text:p>0.89942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float" office:value="0.881295" calcext:value-type="float">
            <text:p>0.881295</text:p>
          </table:table-cell>
          <table:table-cell office:value-type="float" office:value="0.871336" calcext:value-type="float">
            <text:p>0.871336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863728" calcext:value-type="float">
            <text:p>0.863728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910709" calcext:value-type="float">
            <text:p>0.910709</text:p>
          </table:table-cell>
          <table:table-cell office:value-type="float" office:value="0.9" calcext:value-type="float">
            <text:p>0.9</text:p>
          </table:table-cell>
          <table:table-cell office:value-type="float" office:value="0.932426" calcext:value-type="float">
            <text:p>0.932426</text:p>
          </table:table-cell>
          <table:table-cell office:value-type="float" office:value="0.899018" calcext:value-type="float">
            <text:p>0.89901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float" office:value="0.884077" calcext:value-type="float">
            <text:p>0.884077</text:p>
          </table:table-cell>
          <table:table-cell office:value-type="float" office:value="0.87125" calcext:value-type="float">
            <text:p>0.87125</text:p>
          </table:table-cell>
          <table:table-cell office:value-type="float" office:value="0.932051" calcext:value-type="float">
            <text:p>0.932051</text:p>
          </table:table-cell>
          <table:table-cell office:value-type="float" office:value="0.867692" calcext:value-type="float">
            <text:p>0.867692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931956" calcext:value-type="float">
            <text:p>0.93195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31834" calcext:value-type="float">
            <text:p>0.93183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931661" calcext:value-type="float">
            <text:p>0.93166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1488" calcext:value-type="float">
            <text:p>0.93148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931228" calcext:value-type="float">
            <text:p>0.93122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10831" calcext:value-type="float">
            <text:p>0.910831</text:p>
          </table:table-cell>
          <table:table-cell office:value-type="float" office:value="0.9" calcext:value-type="float">
            <text:p>0.9</text:p>
          </table:table-cell>
          <table:table-cell office:value-type="float" office:value="0.931066" calcext:value-type="float">
            <text:p>0.931066</text:p>
          </table:table-cell>
          <table:table-cell office:value-type="float" office:value="0.899859" calcext:value-type="float">
            <text:p>0.899859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812121" calcext:value-type="float">
            <text:p>0.812121</text:p>
          </table:table-cell>
          <table:table-cell office:value-type="float" office:value="0.931038" calcext:value-type="float">
            <text:p>0.9310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12121" calcext:value-type="float">
            <text:p>0.812121</text:p>
          </table:table-cell>
          <table:table-cell office:value-type="float" office:value="0.931038" calcext:value-type="float">
            <text:p>0.9310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10884" calcext:value-type="float">
            <text:p>0.910884</text:p>
          </table:table-cell>
          <table:table-cell office:value-type="float" office:value="0.9" calcext:value-type="float">
            <text:p>0.9</text:p>
          </table:table-cell>
          <table:table-cell office:value-type="float" office:value="0.930839" calcext:value-type="float">
            <text:p>0.930839</text:p>
          </table:table-cell>
          <table:table-cell office:value-type="float" office:value="0.899877" calcext:value-type="float">
            <text:p>0.89987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911871" calcext:value-type="float">
            <text:p>0.911871</text:p>
          </table:table-cell>
          <table:table-cell office:value-type="float" office:value="0.9" calcext:value-type="float">
            <text:p>0.9</text:p>
          </table:table-cell>
          <table:table-cell office:value-type="float" office:value="0.930612" calcext:value-type="float">
            <text:p>0.930612</text:p>
          </table:table-cell>
          <table:table-cell office:value-type="float" office:value="0.899518" calcext:value-type="float">
            <text:p>0.899518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30536" calcext:value-type="float">
            <text:p>0.93053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045" calcext:value-type="float">
            <text:p>0.9304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930395" calcext:value-type="float">
            <text:p>0.9303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904808" calcext:value-type="float">
            <text:p>0.904808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385" calcext:value-type="float">
            <text:p>0.930385</text:p>
          </table:table-cell>
          <table:table-cell office:value-type="float" office:value="0.895032" calcext:value-type="float">
            <text:p>0.89503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893452" calcext:value-type="float">
            <text:p>0.893452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88778" calcext:value-type="float">
            <text:p>0.888778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484" calcext:value-type="float">
            <text:p>0.89448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484" calcext:value-type="float">
            <text:p>0.89448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7262" calcext:value-type="float">
            <text:p>0.897262</text:p>
          </table:table-cell>
          <table:table-cell office:value-type="float" office:value="0.899008" calcext:value-type="float">
            <text:p>0.89900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2305" calcext:value-type="float">
            <text:p>0.89230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96905" calcext:value-type="float">
            <text:p>0.896905</text:p>
          </table:table-cell>
          <table:table-cell office:value-type="float" office:value="0.897103" calcext:value-type="float">
            <text:p>0.897103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89694" calcext:value-type="float">
            <text:p>0.889694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905556" calcext:value-type="float">
            <text:p>0.90555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765" calcext:value-type="float">
            <text:p>0.89476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905556" calcext:value-type="float">
            <text:p>0.90555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765" calcext:value-type="float">
            <text:p>0.89476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94996" calcext:value-type="float">
            <text:p>0.894996</text:p>
          </table:table-cell>
          <table:table-cell office:value-type="float" office:value="0.897011" calcext:value-type="float">
            <text:p>0.897011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1411" calcext:value-type="float">
            <text:p>0.891411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903241" calcext:value-type="float">
            <text:p>0.90324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658" calcext:value-type="float">
            <text:p>0.894658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903241" calcext:value-type="float">
            <text:p>0.90324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658" calcext:value-type="float">
            <text:p>0.894658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04299" calcext:value-type="float">
            <text:p>0.90429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527" calcext:value-type="float">
            <text:p>0.89452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904299" calcext:value-type="float">
            <text:p>0.90429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527" calcext:value-type="float">
            <text:p>0.894527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459167" calcext:value-type="float">
            <text:p>0.459167</text:p>
          </table:table-cell>
          <table:table-cell office:value-type="float" office:value="0.930147" calcext:value-type="float">
            <text:p>0.93014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81365" calcext:value-type="float">
            <text:p>0.881365</text:p>
          </table:table-cell>
          <table:table-cell office:value-type="float" office:value="0.855246" calcext:value-type="float">
            <text:p>0.855246</text:p>
          </table:table-cell>
          <table:table-cell office:value-type="float" office:value="0.93" calcext:value-type="float">
            <text:p>0.93</text:p>
          </table:table-cell>
          <table:table-cell office:value-type="float" office:value="0.856546" calcext:value-type="float">
            <text:p>0.856546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830303" calcext:value-type="float">
            <text:p>0.830303</text:p>
          </table:table-cell>
          <table:table-cell office:value-type="float" office:value="0.929844" calcext:value-type="float">
            <text:p>0.92984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929752" calcext:value-type="float">
            <text:p>0.92975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905896" calcext:value-type="float">
            <text:p>0.90589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9705" calcext:value-type="float">
            <text:p>0.929705</text:p>
          </table:table-cell>
          <table:table-cell office:value-type="float" office:value="0.89399" calcext:value-type="float">
            <text:p>0.89399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29585" calcext:value-type="float">
            <text:p>0.92958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89341" calcext:value-type="float">
            <text:p>0.889341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929487" calcext:value-type="float">
            <text:p>0.929487</text:p>
          </table:table-cell>
          <table:table-cell office:value-type="float" office:value="0.86174" calcext:value-type="float">
            <text:p>0.8617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905029" calcext:value-type="float">
            <text:p>0.90502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9252" calcext:value-type="float">
            <text:p>0.929252</text:p>
          </table:table-cell>
          <table:table-cell office:value-type="float" office:value="0.895638" calcext:value-type="float">
            <text:p>0.895638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29152" calcext:value-type="float">
            <text:p>0.92915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915042" calcext:value-type="float">
            <text:p>0.915042</text:p>
          </table:table-cell>
          <table:table-cell office:value-type="float" office:value="0.9" calcext:value-type="float">
            <text:p>0.9</text:p>
          </table:table-cell>
          <table:table-cell office:value-type="float" office:value="0.929025" calcext:value-type="float">
            <text:p>0.929025</text:p>
          </table:table-cell>
          <table:table-cell office:value-type="float" office:value="0.899835" calcext:value-type="float">
            <text:p>0.89983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929017" calcext:value-type="float">
            <text:p>0.92901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929017" calcext:value-type="float">
            <text:p>0.92901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928893" calcext:value-type="float">
            <text:p>0.92889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90309" calcext:value-type="float">
            <text:p>0.9030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8118" calcext:value-type="float">
            <text:p>0.928118</text:p>
          </table:table-cell>
          <table:table-cell office:value-type="float" office:value="0.893925" calcext:value-type="float">
            <text:p>0.89392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928099" calcext:value-type="float">
            <text:p>0.92809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481786" calcext:value-type="float">
            <text:p>0.481786</text:p>
          </table:table-cell>
          <table:table-cell office:value-type="float" office:value="0.927941" calcext:value-type="float">
            <text:p>0.92794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27682" calcext:value-type="float">
            <text:p>0.9276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68248" calcext:value-type="float">
            <text:p>0.868248</text:p>
          </table:table-cell>
          <table:table-cell office:value-type="float" office:value="0.858997" calcext:value-type="float">
            <text:p>0.858997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856173" calcext:value-type="float">
            <text:p>0.85617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927365" calcext:value-type="float">
            <text:p>0.92736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87925" calcext:value-type="float">
            <text:p>0.887925</text:p>
          </table:table-cell>
          <table:table-cell office:value-type="float" office:value="0.869231" calcext:value-type="float">
            <text:p>0.869231</text:p>
          </table:table-cell>
          <table:table-cell office:value-type="float" office:value="0.92735" calcext:value-type="float">
            <text:p>0.92735</text:p>
          </table:table-cell>
          <table:table-cell office:value-type="float" office:value="0.867466" calcext:value-type="float">
            <text:p>0.867466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27273" calcext:value-type="float">
            <text:p>0.9272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927163" calcext:value-type="float">
            <text:p>0.92716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927076" calcext:value-type="float">
            <text:p>0.92707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902659" calcext:value-type="float">
            <text:p>0.90265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8269" calcext:value-type="float">
            <text:p>0.88826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902659" calcext:value-type="float">
            <text:p>0.90265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8269" calcext:value-type="float">
            <text:p>0.88826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89563" calcext:value-type="float">
            <text:p>0.889563</text:p>
          </table:table-cell>
          <table:table-cell office:value-type="float" office:value="0.893638" calcext:value-type="float">
            <text:p>0.893638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4703" calcext:value-type="float">
            <text:p>0.884703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99537" calcext:value-type="float">
            <text:p>0.89953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107" calcext:value-type="float">
            <text:p>0.89010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99537" calcext:value-type="float">
            <text:p>0.89953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107" calcext:value-type="float">
            <text:p>0.890107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01323" calcext:value-type="float">
            <text:p>0.901323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375" calcext:value-type="float">
            <text:p>0.89037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901323" calcext:value-type="float">
            <text:p>0.901323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375" calcext:value-type="float">
            <text:p>0.89037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93012" calcext:value-type="float">
            <text:p>0.893012</text:p>
          </table:table-cell>
          <table:table-cell office:value-type="float" office:value="0.893307" calcext:value-type="float">
            <text:p>0.893307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7015" calcext:value-type="float">
            <text:p>0.88701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01852" calcext:value-type="float">
            <text:p>0.90185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56" calcext:value-type="float">
            <text:p>0.89025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901852" calcext:value-type="float">
            <text:p>0.90185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56" calcext:value-type="float">
            <text:p>0.890256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98942" calcext:value-type="float">
            <text:p>0.8989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447" calcext:value-type="float">
            <text:p>0.88944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98942" calcext:value-type="float">
            <text:p>0.8989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447" calcext:value-type="float">
            <text:p>0.88944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94246" calcext:value-type="float">
            <text:p>0.894246</text:p>
          </table:table-cell>
          <table:table-cell office:value-type="float" office:value="0.89127" calcext:value-type="float">
            <text:p>0.89127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5722" calcext:value-type="float">
            <text:p>0.88572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90979" calcext:value-type="float">
            <text:p>0.890979</text:p>
          </table:table-cell>
          <table:table-cell office:value-type="float" office:value="0.896138" calcext:value-type="float">
            <text:p>0.896138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7564" calcext:value-type="float">
            <text:p>0.88756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93131" calcext:value-type="float">
            <text:p>0.893131</text:p>
          </table:table-cell>
          <table:table-cell office:value-type="float" office:value="0.891733" calcext:value-type="float">
            <text:p>0.891733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6598" calcext:value-type="float">
            <text:p>0.886598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03042" calcext:value-type="float">
            <text:p>0.9030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353" calcext:value-type="float">
            <text:p>0.88935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903042" calcext:value-type="float">
            <text:p>0.9030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353" calcext:value-type="float">
            <text:p>0.889353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902447" calcext:value-type="float">
            <text:p>0.90244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75" calcext:value-type="float">
            <text:p>0.89027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902447" calcext:value-type="float">
            <text:p>0.90244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75" calcext:value-type="float">
            <text:p>0.89027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90631" calcext:value-type="float">
            <text:p>0.890631</text:p>
          </table:table-cell>
          <table:table-cell office:value-type="float" office:value="0.891786" calcext:value-type="float">
            <text:p>0.89178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6172" calcext:value-type="float">
            <text:p>0.886172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88064" calcext:value-type="float">
            <text:p>0.88064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926923" calcext:value-type="float">
            <text:p>0.926923</text:p>
          </table:table-cell>
          <table:table-cell office:value-type="float" office:value="0.855525" calcext:value-type="float">
            <text:p>0.85552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67129" calcext:value-type="float">
            <text:p>0.867129</text:p>
          </table:table-cell>
          <table:table-cell office:value-type="float" office:value="0.85" calcext:value-type="float">
            <text:p>0.85</text:p>
          </table:table-cell>
          <table:table-cell office:value-type="float" office:value="0.926923" calcext:value-type="float">
            <text:p>0.926923</text:p>
          </table:table-cell>
          <table:table-cell office:value-type="float" office:value="0.852726" calcext:value-type="float">
            <text:p>0.852726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793939" calcext:value-type="float">
            <text:p>0.793939</text:p>
          </table:table-cell>
          <table:table-cell office:value-type="float" office:value="0.926538" calcext:value-type="float">
            <text:p>0.92653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26384" calcext:value-type="float">
            <text:p>0.92638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79326" calcext:value-type="float">
            <text:p>0.879326</text:p>
          </table:table-cell>
          <table:table-cell office:value-type="float" office:value="0.840484" calcext:value-type="float">
            <text:p>0.840484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846317" calcext:value-type="float">
            <text:p>0.84631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7082" calcext:value-type="float">
            <text:p>0.87082</text:p>
          </table:table-cell>
          <table:table-cell office:value-type="float" office:value="0.847219" calcext:value-type="float">
            <text:p>0.847219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845651" calcext:value-type="float">
            <text:p>0.84565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69028" calcext:value-type="float">
            <text:p>0.869028</text:p>
          </table:table-cell>
          <table:table-cell office:value-type="float" office:value="0.849022" calcext:value-type="float">
            <text:p>0.849022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846612" calcext:value-type="float">
            <text:p>0.846612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26211" calcext:value-type="float">
            <text:p>0.92621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926211" calcext:value-type="float">
            <text:p>0.92621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03612" calcext:value-type="float">
            <text:p>0.90361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077" calcext:value-type="float">
            <text:p>0.926077</text:p>
          </table:table-cell>
          <table:table-cell office:value-type="float" office:value="0.891253" calcext:value-type="float">
            <text:p>0.89125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00188" calcext:value-type="float">
            <text:p>0.900188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077" calcext:value-type="float">
            <text:p>0.926077</text:p>
          </table:table-cell>
          <table:table-cell office:value-type="float" office:value="0.890421" calcext:value-type="float">
            <text:p>0.890421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926038" calcext:value-type="float">
            <text:p>0.9260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9558" calcext:value-type="float">
            <text:p>0.899558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585" calcext:value-type="float">
            <text:p>0.92585</text:p>
          </table:table-cell>
          <table:table-cell office:value-type="float" office:value="0.88811" calcext:value-type="float">
            <text:p>0.8881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73209" calcext:value-type="float">
            <text:p>0.873209</text:p>
          </table:table-cell>
          <table:table-cell office:value-type="float" office:value="0.848333" calcext:value-type="float">
            <text:p>0.848333</text:p>
          </table:table-cell>
          <table:table-cell office:value-type="float" office:value="0.925641" calcext:value-type="float">
            <text:p>0.925641</text:p>
          </table:table-cell>
          <table:table-cell office:value-type="float" office:value="0.853184" calcext:value-type="float">
            <text:p>0.85318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78237" calcext:value-type="float">
            <text:p>0.878237</text:p>
          </table:table-cell>
          <table:table-cell office:value-type="float" office:value="0.84625" calcext:value-type="float">
            <text:p>0.84625</text:p>
          </table:table-cell>
          <table:table-cell office:value-type="float" office:value="0.925641" calcext:value-type="float">
            <text:p>0.925641</text:p>
          </table:table-cell>
          <table:table-cell office:value-type="float" office:value="0.854747" calcext:value-type="float">
            <text:p>0.85474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901899" calcext:value-type="float">
            <text:p>0.90189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5624" calcext:value-type="float">
            <text:p>0.925624</text:p>
          </table:table-cell>
          <table:table-cell office:value-type="float" office:value="0.889322" calcext:value-type="float">
            <text:p>0.889322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824242" calcext:value-type="float">
            <text:p>0.824242</text:p>
          </table:table-cell>
          <table:table-cell office:value-type="float" office:value="0.92562" calcext:value-type="float">
            <text:p>0.9256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00409" calcext:value-type="float">
            <text:p>0.90040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5397" calcext:value-type="float">
            <text:p>0.925397</text:p>
          </table:table-cell>
          <table:table-cell office:value-type="float" office:value="0.889918" calcext:value-type="float">
            <text:p>0.889918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8" calcext:value-type="float">
            <text:p>0.8</text:p>
          </table:table-cell>
          <table:table-cell office:value-type="float" office:value="0.925253" calcext:value-type="float">
            <text:p>0.92525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6266" calcext:value-type="float">
            <text:p>0.86266</text:p>
          </table:table-cell>
          <table:table-cell office:value-type="float" office:value="0.849181" calcext:value-type="float">
            <text:p>0.849181</text:p>
          </table:table-cell>
          <table:table-cell office:value-type="float" office:value="0.925" calcext:value-type="float">
            <text:p>0.925</text:p>
          </table:table-cell>
          <table:table-cell office:value-type="float" office:value="0.847603" calcext:value-type="float">
            <text:p>0.84760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50793" calcext:value-type="float">
            <text:p>0.850793</text:p>
          </table:table-cell>
          <table:table-cell office:value-type="float" office:value="0.854532" calcext:value-type="float">
            <text:p>0.854532</text:p>
          </table:table-cell>
          <table:table-cell office:value-type="float" office:value="0.925" calcext:value-type="float">
            <text:p>0.925</text:p>
          </table:table-cell>
          <table:table-cell office:value-type="float" office:value="0.841822" calcext:value-type="float">
            <text:p>0.84182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72724" calcext:value-type="float">
            <text:p>0.872724</text:p>
          </table:table-cell>
          <table:table-cell office:value-type="float" office:value="0.855452" calcext:value-type="float">
            <text:p>0.855452</text:p>
          </table:table-cell>
          <table:table-cell office:value-type="float" office:value="0.925" calcext:value-type="float">
            <text:p>0.925</text:p>
          </table:table-cell>
          <table:table-cell office:value-type="float" office:value="0.855983" calcext:value-type="float">
            <text:p>0.85598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63067" calcext:value-type="float">
            <text:p>0.863067</text:p>
          </table:table-cell>
          <table:table-cell office:value-type="float" office:value="0.853387" calcext:value-type="float">
            <text:p>0.853387</text:p>
          </table:table-cell>
          <table:table-cell office:value-type="float" office:value="0.925" calcext:value-type="float">
            <text:p>0.925</text:p>
          </table:table-cell>
          <table:table-cell office:value-type="float" office:value="0.850158" calcext:value-type="float">
            <text:p>0.850158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99756" calcext:value-type="float">
            <text:p>0.899756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4943" calcext:value-type="float">
            <text:p>0.924943</text:p>
          </table:table-cell>
          <table:table-cell office:value-type="float" office:value="0.889876" calcext:value-type="float">
            <text:p>0.88987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79158" calcext:value-type="float">
            <text:p>0.879158</text:p>
          </table:table-cell>
          <table:table-cell office:value-type="float" office:value="0.837083" calcext:value-type="float">
            <text:p>0.837083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842376" calcext:value-type="float">
            <text:p>0.84237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63005" calcext:value-type="float">
            <text:p>0.863005</text:p>
          </table:table-cell>
          <table:table-cell office:value-type="float" office:value="0.842917" calcext:value-type="float">
            <text:p>0.842917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844949" calcext:value-type="float">
            <text:p>0.84494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77247" calcext:value-type="float">
            <text:p>0.877247</text:p>
          </table:table-cell>
          <table:table-cell office:value-type="float" office:value="0.845417" calcext:value-type="float">
            <text:p>0.845417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848558" calcext:value-type="float">
            <text:p>0.84855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924359" calcext:value-type="float">
            <text:p>0.92435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70693" calcext:value-type="float">
            <text:p>0.870693</text:p>
          </table:table-cell>
          <table:table-cell office:value-type="float" office:value="0.845833" calcext:value-type="float">
            <text:p>0.845833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852173" calcext:value-type="float">
            <text:p>0.85217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88566" calcext:value-type="float">
            <text:p>0.888566</text:p>
          </table:table-cell>
          <table:table-cell office:value-type="float" office:value="0.87" calcext:value-type="float">
            <text:p>0.87</text:p>
          </table:table-cell>
          <table:table-cell office:value-type="float" office:value="0.924313" calcext:value-type="float">
            <text:p>0.924313</text:p>
          </table:table-cell>
          <table:table-cell office:value-type="float" office:value="0.869187" calcext:value-type="float">
            <text:p>0.869187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747059" calcext:value-type="float">
            <text:p>0.747059</text:p>
          </table:table-cell>
          <table:table-cell office:value-type="float" office:value="0.924221" calcext:value-type="float">
            <text:p>0.92422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924151" calcext:value-type="float">
            <text:p>0.92415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0.88021" calcext:value-type="float">
            <text:p>0.88021</text:p>
          </table:table-cell>
          <table:table-cell office:value-type="float" office:value="0.864103" calcext:value-type="float">
            <text:p>0.864103</text:p>
          </table:table-cell>
          <table:table-cell office:value-type="float" office:value="0.924063" calcext:value-type="float">
            <text:p>0.924063</text:p>
          </table:table-cell>
          <table:table-cell office:value-type="float" office:value="0.863617" calcext:value-type="float">
            <text:p>0.86361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85702" calcext:value-type="float">
            <text:p>0.885702</text:p>
          </table:table-cell>
          <table:table-cell office:value-type="float" office:value="0.87" calcext:value-type="float">
            <text:p>0.87</text:p>
          </table:table-cell>
          <table:table-cell office:value-type="float" office:value="0.923875" calcext:value-type="float">
            <text:p>0.923875</text:p>
          </table:table-cell>
          <table:table-cell office:value-type="float" office:value="0.870458" calcext:value-type="float">
            <text:p>0.870458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9802" calcext:value-type="float">
            <text:p>0.89980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9" calcext:value-type="float">
            <text:p>0.8853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99802" calcext:value-type="float">
            <text:p>0.89980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9" calcext:value-type="float">
            <text:p>0.8853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901468" calcext:value-type="float">
            <text:p>0.90146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653" calcext:value-type="float">
            <text:p>0.8865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901468" calcext:value-type="float">
            <text:p>0.90146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653" calcext:value-type="float">
            <text:p>0.88653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95172" calcext:value-type="float">
            <text:p>0.89517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229" calcext:value-type="float">
            <text:p>0.88522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95172" calcext:value-type="float">
            <text:p>0.89517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229" calcext:value-type="float">
            <text:p>0.88522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9537" calcext:value-type="float">
            <text:p>0.8953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21" calcext:value-type="float">
            <text:p>0.88532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537" calcext:value-type="float">
            <text:p>0.8953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21" calcext:value-type="float">
            <text:p>0.88532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8504" calcext:value-type="float">
            <text:p>0.88504</text:p>
          </table:table-cell>
          <table:table-cell office:value-type="float" office:value="0.891415" calcext:value-type="float">
            <text:p>0.89141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267" calcext:value-type="float">
            <text:p>0.8826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89704" calcext:value-type="float">
            <text:p>0.889704</text:p>
          </table:table-cell>
          <table:table-cell office:value-type="float" office:value="0.890675" calcext:value-type="float">
            <text:p>0.89067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4206" calcext:value-type="float">
            <text:p>0.884206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99934" calcext:value-type="float">
            <text:p>0.89993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504" calcext:value-type="float">
            <text:p>0.88550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99934" calcext:value-type="float">
            <text:p>0.89993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504" calcext:value-type="float">
            <text:p>0.88550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86825" calcext:value-type="float">
            <text:p>0.886825</text:p>
          </table:table-cell>
          <table:table-cell office:value-type="float" office:value="0.889193" calcext:value-type="float">
            <text:p>0.889193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1796" calcext:value-type="float">
            <text:p>0.88179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92655" calcext:value-type="float">
            <text:p>0.892655</text:p>
          </table:table-cell>
          <table:table-cell office:value-type="float" office:value="0.894524" calcext:value-type="float">
            <text:p>0.89452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4359" calcext:value-type="float">
            <text:p>0.88435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90079" calcext:value-type="float">
            <text:p>0.890079</text:p>
          </table:table-cell>
          <table:table-cell office:value-type="float" office:value="0.88914" calcext:value-type="float">
            <text:p>0.889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2151" calcext:value-type="float">
            <text:p>0.88215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865101" calcext:value-type="float">
            <text:p>0.865101</text:p>
          </table:table-cell>
          <table:table-cell office:value-type="float" office:value="0.841327" calcext:value-type="float">
            <text:p>0.841327</text:p>
          </table:table-cell>
          <table:table-cell office:value-type="float" office:value="0.92375" calcext:value-type="float">
            <text:p>0.92375</text:p>
          </table:table-cell>
          <table:table-cell office:value-type="float" office:value="0.843743" calcext:value-type="float">
            <text:p>0.84374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61429" calcext:value-type="float">
            <text:p>0.861429</text:p>
          </table:table-cell>
          <table:table-cell office:value-type="float" office:value="0.843313" calcext:value-type="float">
            <text:p>0.843313</text:p>
          </table:table-cell>
          <table:table-cell office:value-type="float" office:value="0.92375" calcext:value-type="float">
            <text:p>0.92375</text:p>
          </table:table-cell>
          <table:table-cell office:value-type="float" office:value="0.840824" calcext:value-type="float">
            <text:p>0.84082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53748" calcext:value-type="float">
            <text:p>0.853748</text:p>
          </table:table-cell>
          <table:table-cell office:value-type="float" office:value="0.846801" calcext:value-type="float">
            <text:p>0.846801</text:p>
          </table:table-cell>
          <table:table-cell office:value-type="float" office:value="0.92375" calcext:value-type="float">
            <text:p>0.92375</text:p>
          </table:table-cell>
          <table:table-cell office:value-type="float" office:value="0.843148" calcext:value-type="float">
            <text:p>0.843148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741176" calcext:value-type="float">
            <text:p>0.741176</text:p>
          </table:table-cell>
          <table:table-cell office:value-type="float" office:value="0.923616" calcext:value-type="float">
            <text:p>0.92361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9236" calcext:value-type="float">
            <text:p>0.923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923529" calcext:value-type="float">
            <text:p>0.9235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923508" calcext:value-type="float">
            <text:p>0.92350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793939" calcext:value-type="float">
            <text:p>0.793939</text:p>
          </table:table-cell>
          <table:table-cell office:value-type="float" office:value="0.923324" calcext:value-type="float">
            <text:p>0.92332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57944" calcext:value-type="float">
            <text:p>0.857944</text:p>
          </table:table-cell>
          <table:table-cell office:value-type="float" office:value="0.850417" calcext:value-type="float">
            <text:p>0.850417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847625" calcext:value-type="float">
            <text:p>0.84762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98526" calcext:value-type="float">
            <text:p>0.898526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2676" calcext:value-type="float">
            <text:p>0.922676</text:p>
          </table:table-cell>
          <table:table-cell office:value-type="float" office:value="0.886028" calcext:value-type="float">
            <text:p>0.886028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0119" calcext:value-type="float">
            <text:p>0.90119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2676" calcext:value-type="float">
            <text:p>0.922676</text:p>
          </table:table-cell>
          <table:table-cell office:value-type="float" office:value="0.886284" calcext:value-type="float">
            <text:p>0.88628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57399" calcext:value-type="float">
            <text:p>0.857399</text:p>
          </table:table-cell>
          <table:table-cell office:value-type="float" office:value="0.83913" calcext:value-type="float">
            <text:p>0.83913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830098" calcext:value-type="float">
            <text:p>0.83009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65879" calcext:value-type="float">
            <text:p>0.865879</text:p>
          </table:table-cell>
          <table:table-cell office:value-type="float" office:value="0.845573" calcext:value-type="float">
            <text:p>0.845573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840543" calcext:value-type="float">
            <text:p>0.84054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922498" calcext:value-type="float">
            <text:p>0.92249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784848" calcext:value-type="float">
            <text:p>0.784848</text:p>
          </table:table-cell>
          <table:table-cell office:value-type="float" office:value="0.922406" calcext:value-type="float">
            <text:p>0.9224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92213" calcext:value-type="float">
            <text:p>0.9221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95368" calcext:value-type="float">
            <text:p>0.89536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1995" calcext:value-type="float">
            <text:p>0.921995</text:p>
          </table:table-cell>
          <table:table-cell office:value-type="float" office:value="0.885362" calcext:value-type="float">
            <text:p>0.88536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56708" calcext:value-type="float">
            <text:p>0.856708</text:p>
          </table:table-cell>
          <table:table-cell office:value-type="float" office:value="0.829583" calcext:value-type="float">
            <text:p>0.829583</text:p>
          </table:table-cell>
          <table:table-cell office:value-type="float" office:value="0.921795" calcext:value-type="float">
            <text:p>0.921795</text:p>
          </table:table-cell>
          <table:table-cell office:value-type="float" office:value="0.834131" calcext:value-type="float">
            <text:p>0.83413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65259" calcext:value-type="float">
            <text:p>0.865259</text:p>
          </table:table-cell>
          <table:table-cell office:value-type="float" office:value="0.835417" calcext:value-type="float">
            <text:p>0.835417</text:p>
          </table:table-cell>
          <table:table-cell office:value-type="float" office:value="0.921795" calcext:value-type="float">
            <text:p>0.921795</text:p>
          </table:table-cell>
          <table:table-cell office:value-type="float" office:value="0.838486" calcext:value-type="float">
            <text:p>0.83848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72777" calcext:value-type="float">
            <text:p>0.872777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921795" calcext:value-type="float">
            <text:p>0.921795</text:p>
          </table:table-cell>
          <table:table-cell office:value-type="float" office:value="0.842604" calcext:value-type="float">
            <text:p>0.84260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98475" calcext:value-type="float">
            <text:p>0.898475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1315" calcext:value-type="float">
            <text:p>0.921315</text:p>
          </table:table-cell>
          <table:table-cell office:value-type="float" office:value="0.886368" calcext:value-type="float">
            <text:p>0.88636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52487" calcext:value-type="float">
            <text:p>0.852487</text:p>
          </table:table-cell>
          <table:table-cell office:value-type="float" office:value="0.836211" calcext:value-type="float">
            <text:p>0.836211</text:p>
          </table:table-cell>
          <table:table-cell office:value-type="float" office:value="0.92125" calcext:value-type="float">
            <text:p>0.92125</text:p>
          </table:table-cell>
          <table:table-cell office:value-type="float" office:value="0.834005" calcext:value-type="float">
            <text:p>0.83400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49224" calcext:value-type="float">
            <text:p>0.849224</text:p>
          </table:table-cell>
          <table:table-cell office:value-type="float" office:value="0.84752" calcext:value-type="float">
            <text:p>0.84752</text:p>
          </table:table-cell>
          <table:table-cell office:value-type="float" office:value="0.92125" calcext:value-type="float">
            <text:p>0.92125</text:p>
          </table:table-cell>
          <table:table-cell office:value-type="float" office:value="0.839221" calcext:value-type="float">
            <text:p>0.83922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78199" calcext:value-type="float">
            <text:p>0.878199</text:p>
          </table:table-cell>
          <table:table-cell office:value-type="float" office:value="0.858974" calcext:value-type="float">
            <text:p>0.858974</text:p>
          </table:table-cell>
          <table:table-cell office:value-type="float" office:value="0.92117" calcext:value-type="float">
            <text:p>0.92117</text:p>
          </table:table-cell>
          <table:table-cell office:value-type="float" office:value="0.859507" calcext:value-type="float">
            <text:p>0.85950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901673" calcext:value-type="float">
            <text:p>0.901673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1088" calcext:value-type="float">
            <text:p>0.921088</text:p>
          </table:table-cell>
          <table:table-cell office:value-type="float" office:value="0.885002" calcext:value-type="float">
            <text:p>0.885002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920753" calcext:value-type="float">
            <text:p>0.92075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900151" calcext:value-type="float">
            <text:p>0.900151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9" calcext:value-type="float">
            <text:p>0.880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85317" calcext:value-type="float">
            <text:p>0.885317</text:p>
          </table:table-cell>
          <table:table-cell office:value-type="float" office:value="0.884101" calcext:value-type="float">
            <text:p>0.884101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4893" calcext:value-type="float">
            <text:p>0.874893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92593" calcext:value-type="float">
            <text:p>0.892593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109" calcext:value-type="float">
            <text:p>0.8810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92593" calcext:value-type="float">
            <text:p>0.892593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109" calcext:value-type="float">
            <text:p>0.8810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91997" calcext:value-type="float">
            <text:p>0.89199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986" calcext:value-type="float">
            <text:p>0.88098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91997" calcext:value-type="float">
            <text:p>0.89199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986" calcext:value-type="float">
            <text:p>0.880986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91005" calcext:value-type="float">
            <text:p>0.89100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485" calcext:value-type="float">
            <text:p>0.88048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91005" calcext:value-type="float">
            <text:p>0.89100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485" calcext:value-type="float">
            <text:p>0.88048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82986" calcext:value-type="float">
            <text:p>0.882986</text:p>
          </table:table-cell>
          <table:table-cell office:value-type="float" office:value="0.882844" calcext:value-type="float">
            <text:p>0.882844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5683" calcext:value-type="float">
            <text:p>0.875683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91534" calcext:value-type="float">
            <text:p>0.891534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1136" calcext:value-type="float">
            <text:p>0.88113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91534" calcext:value-type="float">
            <text:p>0.891534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1136" calcext:value-type="float">
            <text:p>0.88113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82814" calcext:value-type="float">
            <text:p>0.882814</text:p>
          </table:table-cell>
          <table:table-cell office:value-type="float" office:value="0.888545" calcext:value-type="float">
            <text:p>0.888545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912" calcext:value-type="float">
            <text:p>0.8791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87381" calcext:value-type="float">
            <text:p>0.887381</text:p>
          </table:table-cell>
          <table:table-cell office:value-type="float" office:value="0.883915" calcext:value-type="float">
            <text:p>0.883915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865" calcext:value-type="float">
            <text:p>0.8786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78849" calcext:value-type="float">
            <text:p>0.878849</text:p>
          </table:table-cell>
          <table:table-cell office:value-type="float" office:value="0.890357" calcext:value-type="float">
            <text:p>0.890357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9188" calcext:value-type="float">
            <text:p>0.879188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91534" calcext:value-type="float">
            <text:p>0.891534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9398" calcext:value-type="float">
            <text:p>0.879398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91534" calcext:value-type="float">
            <text:p>0.891534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9398" calcext:value-type="float">
            <text:p>0.87939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66714" calcext:value-type="float">
            <text:p>0.866714</text:p>
          </table:table-cell>
          <table:table-cell office:value-type="float" office:value="0.82625" calcext:value-type="float">
            <text:p>0.82625</text:p>
          </table:table-cell>
          <table:table-cell office:value-type="float" office:value="0.920513" calcext:value-type="float">
            <text:p>0.920513</text:p>
          </table:table-cell>
          <table:table-cell office:value-type="float" office:value="0.828722" calcext:value-type="float">
            <text:p>0.82872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77546" calcext:value-type="float">
            <text:p>0.87754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20513" calcext:value-type="float">
            <text:p>0.920513</text:p>
          </table:table-cell>
          <table:table-cell office:value-type="float" office:value="0.839954" calcext:value-type="float">
            <text:p>0.83995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0.883345" calcext:value-type="float">
            <text:p>0.88334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20438" calcext:value-type="float">
            <text:p>0.920438</text:p>
          </table:table-cell>
          <table:table-cell office:value-type="float" office:value="0.86376" calcext:value-type="float">
            <text:p>0.8637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78386" calcext:value-type="float">
            <text:p>0.878386</text:p>
          </table:table-cell>
          <table:table-cell office:value-type="float" office:value="0.86" calcext:value-type="float">
            <text:p>0.86</text:p>
          </table:table-cell>
          <table:table-cell office:value-type="float" office:value="0.920312" calcext:value-type="float">
            <text:p>0.920312</text:p>
          </table:table-cell>
          <table:table-cell office:value-type="float" office:value="0.860524" calcext:value-type="float">
            <text:p>0.860524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66498" calcext:value-type="float">
            <text:p>0.866498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.920184" calcext:value-type="float">
            <text:p>0.920184</text:p>
          </table:table-cell>
          <table:table-cell office:value-type="float" office:value="0.854387" calcext:value-type="float">
            <text:p>0.85438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5193" calcext:value-type="float">
            <text:p>0.85193</text:p>
          </table:table-cell>
          <table:table-cell office:value-type="float" office:value="0.854941" calcext:value-type="float">
            <text:p>0.854941</text:p>
          </table:table-cell>
          <table:table-cell office:value-type="float" office:value="0.92" calcext:value-type="float">
            <text:p>0.92</text:p>
          </table:table-cell>
          <table:table-cell office:value-type="float" office:value="0.843893" calcext:value-type="float">
            <text:p>0.843893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32353" calcext:value-type="float">
            <text:p>0.732353</text:p>
          </table:table-cell>
          <table:table-cell office:value-type="float" office:value="0.919464" calcext:value-type="float">
            <text:p>0.91946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919284" calcext:value-type="float">
            <text:p>0.91928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93767" calcext:value-type="float">
            <text:p>0.89376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19274" calcext:value-type="float">
            <text:p>0.919274</text:p>
          </table:table-cell>
          <table:table-cell office:value-type="float" office:value="0.880633" calcext:value-type="float">
            <text:p>0.88063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79697" calcext:value-type="float">
            <text:p>0.79697</text:p>
          </table:table-cell>
          <table:table-cell office:value-type="float" office:value="0.919008" calcext:value-type="float">
            <text:p>0.91900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81818" calcext:value-type="float">
            <text:p>0.781818</text:p>
          </table:table-cell>
          <table:table-cell office:value-type="float" office:value="0.918733" calcext:value-type="float">
            <text:p>0.91873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867561" calcext:value-type="float">
            <text:p>0.867561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.918606" calcext:value-type="float">
            <text:p>0.918606</text:p>
          </table:table-cell>
          <table:table-cell office:value-type="float" office:value="0.852143" calcext:value-type="float">
            <text:p>0.852143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64969" calcext:value-type="float">
            <text:p>0.864969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8146" calcext:value-type="float">
            <text:p>0.918146</text:p>
          </table:table-cell>
          <table:table-cell office:value-type="float" office:value="0.849371" calcext:value-type="float">
            <text:p>0.84937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8146" calcext:value-type="float">
            <text:p>0.91814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88435" calcext:value-type="float">
            <text:p>0.88843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18141" calcext:value-type="float">
            <text:p>0.918141</text:p>
          </table:table-cell>
          <table:table-cell office:value-type="float" office:value="0.87971" calcext:value-type="float">
            <text:p>0.8797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93787" calcext:value-type="float">
            <text:p>0.89378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17914" calcext:value-type="float">
            <text:p>0.917914</text:p>
          </table:table-cell>
          <table:table-cell office:value-type="float" office:value="0.880608" calcext:value-type="float">
            <text:p>0.880608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83963" calcext:value-type="float">
            <text:p>0.883963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687" calcext:value-type="float">
            <text:p>0.917687</text:p>
          </table:table-cell>
          <table:table-cell office:value-type="float" office:value="0.873014" calcext:value-type="float">
            <text:p>0.87301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91441" calcext:value-type="float">
            <text:p>0.891441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17687" calcext:value-type="float">
            <text:p>0.917687</text:p>
          </table:table-cell>
          <table:table-cell office:value-type="float" office:value="0.879888" calcext:value-type="float">
            <text:p>0.879888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0.90212" calcext:value-type="float">
            <text:p>0.902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6763" calcext:value-type="float">
            <text:p>0.87676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float" office:value="0.90212" calcext:value-type="float">
            <text:p>0.902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6763" calcext:value-type="float">
            <text:p>0.876763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86005" calcext:value-type="float">
            <text:p>0.88600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0479" calcext:value-type="float">
            <text:p>0.87047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886005" calcext:value-type="float">
            <text:p>0.88600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0479" calcext:value-type="float">
            <text:p>0.87047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866508" calcext:value-type="float">
            <text:p>0.866508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62941" calcext:value-type="float">
            <text:p>0.86294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80155" calcext:value-type="float">
            <text:p>0.880155</text:p>
          </table:table-cell>
          <table:table-cell office:value-type="float" office:value="0.87869" calcext:value-type="float">
            <text:p>0.8786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2548" calcext:value-type="float">
            <text:p>0.872548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93915" calcext:value-type="float">
            <text:p>0.89391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711" calcext:value-type="float">
            <text:p>0.87571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93915" calcext:value-type="float">
            <text:p>0.89391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711" calcext:value-type="float">
            <text:p>0.87571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63805" calcext:value-type="float">
            <text:p>0.863805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7291" calcext:value-type="float">
            <text:p>0.917291</text:p>
          </table:table-cell>
          <table:table-cell office:value-type="float" office:value="0.850567" calcext:value-type="float">
            <text:p>0.850567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775758" calcext:value-type="float">
            <text:p>0.775758</text:p>
          </table:table-cell>
          <table:table-cell office:value-type="float" office:value="0.917172" calcext:value-type="float">
            <text:p>0.91717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7425" calcext:value-type="float">
            <text:p>0.867425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6831" calcext:value-type="float">
            <text:p>0.916831</text:p>
          </table:table-cell>
          <table:table-cell office:value-type="float" office:value="0.847211" calcext:value-type="float">
            <text:p>0.84721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69624" calcext:value-type="float">
            <text:p>0.869624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6831" calcext:value-type="float">
            <text:p>0.916831</text:p>
          </table:table-cell>
          <table:table-cell office:value-type="float" office:value="0.848969" calcext:value-type="float">
            <text:p>0.84896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53466" calcext:value-type="float">
            <text:p>0.853466</text:p>
          </table:table-cell>
          <table:table-cell office:value-type="float" office:value="0.826667" calcext:value-type="float">
            <text:p>0.826667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0805" calcext:value-type="float">
            <text:p>0.830805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6109" calcext:value-type="float">
            <text:p>0.866109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6634" calcext:value-type="float">
            <text:p>0.916634</text:p>
          </table:table-cell>
          <table:table-cell office:value-type="float" office:value="0.851598" calcext:value-type="float">
            <text:p>0.851598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6568" calcext:value-type="float">
            <text:p>0.916568</text:p>
          </table:table-cell>
          <table:table-cell office:value-type="float" office:value="0.843698" calcext:value-type="float">
            <text:p>0.84369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831531" calcext:value-type="float">
            <text:p>0.831531</text:p>
          </table:table-cell>
          <table:table-cell office:value-type="float" office:value="0.91625" calcext:value-type="float">
            <text:p>0.91625</text:p>
          </table:table-cell>
          <table:table-cell office:value-type="float" office:value="0.825642" calcext:value-type="float">
            <text:p>0.82564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64555" calcext:value-type="float">
            <text:p>0.864555</text:p>
          </table:table-cell>
          <table:table-cell office:value-type="float" office:value="0.85" calcext:value-type="float">
            <text:p>0.85</text:p>
          </table:table-cell>
          <table:table-cell office:value-type="float" office:value="0.916188" calcext:value-type="float">
            <text:p>0.916188</text:p>
          </table:table-cell>
          <table:table-cell office:value-type="float" office:value="0.848641" calcext:value-type="float">
            <text:p>0.848641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78788" calcext:value-type="float">
            <text:p>0.778788</text:p>
          </table:table-cell>
          <table:table-cell office:value-type="float" office:value="0.91607" calcext:value-type="float">
            <text:p>0.9160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6738" calcext:value-type="float">
            <text:p>0.86738</text:p>
          </table:table-cell>
          <table:table-cell office:value-type="float" office:value="0.855" calcext:value-type="float">
            <text:p>0.855</text:p>
          </table:table-cell>
          <table:table-cell office:value-type="float" office:value="0.915813" calcext:value-type="float">
            <text:p>0.915813</text:p>
          </table:table-cell>
          <table:table-cell office:value-type="float" office:value="0.854616" calcext:value-type="float">
            <text:p>0.85461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73049" calcext:value-type="float">
            <text:p>0.873049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5813" calcext:value-type="float">
            <text:p>0.915813</text:p>
          </table:table-cell>
          <table:table-cell office:value-type="float" office:value="0.853071" calcext:value-type="float">
            <text:p>0.85307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61843" calcext:value-type="float">
            <text:p>0.861843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5648" calcext:value-type="float">
            <text:p>0.915648</text:p>
          </table:table-cell>
          <table:table-cell office:value-type="float" office:value="0.843576" calcext:value-type="float">
            <text:p>0.843576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58459" calcext:value-type="float">
            <text:p>0.858459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5648" calcext:value-type="float">
            <text:p>0.915648</text:p>
          </table:table-cell>
          <table:table-cell office:value-type="float" office:value="0.848598" calcext:value-type="float">
            <text:p>0.848598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915611" calcext:value-type="float">
            <text:p>0.91561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87195" calcext:value-type="float">
            <text:p>0.88719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542" calcext:value-type="float">
            <text:p>0.91542</text:p>
          </table:table-cell>
          <table:table-cell office:value-type="float" office:value="0.875262" calcext:value-type="float">
            <text:p>0.875262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915152" calcext:value-type="float">
            <text:p>0.91515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37782" calcext:value-type="float">
            <text:p>0.837782</text:p>
          </table:table-cell>
          <table:table-cell office:value-type="float" office:value="0.825858" calcext:value-type="float">
            <text:p>0.825858</text:p>
          </table:table-cell>
          <table:table-cell office:value-type="float" office:value="0.915" calcext:value-type="float">
            <text:p>0.915</text:p>
          </table:table-cell>
          <table:table-cell office:value-type="float" office:value="0.822059" calcext:value-type="float">
            <text:p>0.82205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3326" calcext:value-type="float">
            <text:p>0.83326</text:p>
          </table:table-cell>
          <table:table-cell office:value-type="float" office:value="0.829502" calcext:value-type="float">
            <text:p>0.829502</text:p>
          </table:table-cell>
          <table:table-cell office:value-type="float" office:value="0.915" calcext:value-type="float">
            <text:p>0.915</text:p>
          </table:table-cell>
          <table:table-cell office:value-type="float" office:value="0.8214" calcext:value-type="float">
            <text:p>0.821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31868" calcext:value-type="float">
            <text:p>0.831868</text:p>
          </table:table-cell>
          <table:table-cell office:value-type="float" office:value="0.827143" calcext:value-type="float">
            <text:p>0.827143</text:p>
          </table:table-cell>
          <table:table-cell office:value-type="float" office:value="0.915" calcext:value-type="float">
            <text:p>0.915</text:p>
          </table:table-cell>
          <table:table-cell office:value-type="float" office:value="0.818391" calcext:value-type="float">
            <text:p>0.81839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61928" calcext:value-type="float">
            <text:p>0.861928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4793" calcext:value-type="float">
            <text:p>0.914793</text:p>
          </table:table-cell>
          <table:table-cell office:value-type="float" office:value="0.839159" calcext:value-type="float">
            <text:p>0.839159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55361" calcext:value-type="float">
            <text:p>0.855361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914464" calcext:value-type="float">
            <text:p>0.914464</text:p>
          </table:table-cell>
          <table:table-cell office:value-type="float" office:value="0.844974" calcext:value-type="float">
            <text:p>0.84497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5185" calcext:value-type="float">
            <text:p>0.865185</text:p>
          </table:table-cell>
          <table:table-cell office:value-type="float" office:value="0.85" calcext:value-type="float">
            <text:p>0.85</text:p>
          </table:table-cell>
          <table:table-cell office:value-type="float" office:value="0.914438" calcext:value-type="float">
            <text:p>0.914438</text:p>
          </table:table-cell>
          <table:table-cell office:value-type="float" office:value="0.8502" calcext:value-type="float">
            <text:p>0.850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71477" calcext:value-type="float">
            <text:p>0.871477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4375" calcext:value-type="float">
            <text:p>0.914375</text:p>
          </table:table-cell>
          <table:table-cell office:value-type="float" office:value="0.851782" calcext:value-type="float">
            <text:p>0.85178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float" office:value="0.887619" calcext:value-type="float">
            <text:p>0.887619</text:p>
          </table:table-cell>
          <table:table-cell office:value-type="float" office:value="0.872513" calcext:value-type="float">
            <text:p>0.872513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67691" calcext:value-type="float">
            <text:p>0.86769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7123" calcext:value-type="float">
            <text:p>0.87123</text:p>
          </table:table-cell>
          <table:table-cell office:value-type="float" office:value="0.874974" calcext:value-type="float">
            <text:p>0.87497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66035" calcext:value-type="float">
            <text:p>0.86603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83664" calcext:value-type="float">
            <text:p>0.883664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72097" calcext:value-type="float">
            <text:p>0.87209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83664" calcext:value-type="float">
            <text:p>0.883664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72097" calcext:value-type="float">
            <text:p>0.87209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73831" calcext:value-type="float">
            <text:p>0.873831</text:p>
          </table:table-cell>
          <table:table-cell office:value-type="float" office:value="0.876415" calcext:value-type="float">
            <text:p>0.876415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68579" calcext:value-type="float">
            <text:p>0.86857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5427" calcext:value-type="float">
            <text:p>0.865427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4187" calcext:value-type="float">
            <text:p>0.914187</text:p>
          </table:table-cell>
          <table:table-cell office:value-type="float" office:value="0.846551" calcext:value-type="float">
            <text:p>0.84655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49726" calcext:value-type="float">
            <text:p>0.849726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14103" calcext:value-type="float">
            <text:p>0.914103</text:p>
          </table:table-cell>
          <table:table-cell office:value-type="float" office:value="0.829812" calcext:value-type="float">
            <text:p>0.82981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68852" calcext:value-type="float">
            <text:p>0.868852</text:p>
          </table:table-cell>
          <table:table-cell office:value-type="float" office:value="0.845" calcext:value-type="float">
            <text:p>0.845</text:p>
          </table:table-cell>
          <table:table-cell office:value-type="float" office:value="0.914" calcext:value-type="float">
            <text:p>0.914</text:p>
          </table:table-cell>
          <table:table-cell office:value-type="float" office:value="0.842191" calcext:value-type="float">
            <text:p>0.84219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863824" calcext:value-type="float">
            <text:p>0.863824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3938" calcext:value-type="float">
            <text:p>0.913938</text:p>
          </table:table-cell>
          <table:table-cell office:value-type="float" office:value="0.8462" calcext:value-type="float">
            <text:p>0.846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59581" calcext:value-type="float">
            <text:p>0.859581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3813" calcext:value-type="float">
            <text:p>0.913813</text:p>
          </table:table-cell>
          <table:table-cell office:value-type="float" office:value="0.847062" calcext:value-type="float">
            <text:p>0.84706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43714" calcext:value-type="float">
            <text:p>0.843714</text:p>
          </table:table-cell>
          <table:table-cell office:value-type="float" office:value="0.823389" calcext:value-type="float">
            <text:p>0.823389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0.82171" calcext:value-type="float">
            <text:p>0.8217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37604" calcext:value-type="float">
            <text:p>0.837604</text:p>
          </table:table-cell>
          <table:table-cell office:value-type="float" office:value="0.82837" calcext:value-type="float">
            <text:p>0.82837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0.821164" calcext:value-type="float">
            <text:p>0.82116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35817" calcext:value-type="float">
            <text:p>0.835817</text:p>
          </table:table-cell>
          <table:table-cell office:value-type="float" office:value="0.840316" calcext:value-type="float">
            <text:p>0.840316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0.824988" calcext:value-type="float">
            <text:p>0.824988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1034" calcext:value-type="float">
            <text:p>0.861034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3478" calcext:value-type="float">
            <text:p>0.913478</text:p>
          </table:table-cell>
          <table:table-cell office:value-type="float" office:value="0.842344" calcext:value-type="float">
            <text:p>0.84234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85346" calcext:value-type="float">
            <text:p>0.885346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3379" calcext:value-type="float">
            <text:p>0.913379</text:p>
          </table:table-cell>
          <table:table-cell office:value-type="float" office:value="0.871199" calcext:value-type="float">
            <text:p>0.87119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63049" calcext:value-type="float">
            <text:p>0.863049</text:p>
          </table:table-cell>
          <table:table-cell office:value-type="float" office:value="0.85" calcext:value-type="float">
            <text:p>0.85</text:p>
          </table:table-cell>
          <table:table-cell office:value-type="float" office:value="0.913063" calcext:value-type="float">
            <text:p>0.913063</text:p>
          </table:table-cell>
          <table:table-cell office:value-type="float" office:value="0.850792" calcext:value-type="float">
            <text:p>0.85079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52786" calcext:value-type="float">
            <text:p>0.852786</text:p>
          </table:table-cell>
          <table:table-cell office:value-type="float" office:value="0.807917" calcext:value-type="float">
            <text:p>0.807917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0.816289" calcext:value-type="float">
            <text:p>0.81628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45832" calcext:value-type="float">
            <text:p>0.845832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0.821416" calcext:value-type="float">
            <text:p>0.82141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64893" calcext:value-type="float">
            <text:p>0.864893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2813" calcext:value-type="float">
            <text:p>0.912813</text:p>
          </table:table-cell>
          <table:table-cell office:value-type="float" office:value="0.849259" calcext:value-type="float">
            <text:p>0.849259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20588" calcext:value-type="float">
            <text:p>0.720588</text:p>
          </table:table-cell>
          <table:table-cell office:value-type="float" office:value="0.91263" calcext:value-type="float">
            <text:p>0.9126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85013" calcext:value-type="float">
            <text:p>0.85013</text:p>
          </table:table-cell>
          <table:table-cell office:value-type="float" office:value="0.823963" calcext:value-type="float">
            <text:p>0.823963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24192" calcext:value-type="float">
            <text:p>0.82419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41707" calcext:value-type="float">
            <text:p>0.841707</text:p>
          </table:table-cell>
          <table:table-cell office:value-type="float" office:value="0.841999" calcext:value-type="float">
            <text:p>0.841999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27908" calcext:value-type="float">
            <text:p>0.82790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44072" calcext:value-type="float">
            <text:p>0.844072</text:p>
          </table:table-cell>
          <table:table-cell office:value-type="float" office:value="0.817981" calcext:value-type="float">
            <text:p>0.817981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13361" calcext:value-type="float">
            <text:p>0.81336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0.894841" calcext:value-type="float">
            <text:p>0.894841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1791" calcext:value-type="float">
            <text:p>0.911791</text:p>
          </table:table-cell>
          <table:table-cell office:value-type="float" office:value="0.871621" calcext:value-type="float">
            <text:p>0.87162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84246" calcext:value-type="float">
            <text:p>0.884246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1791" calcext:value-type="float">
            <text:p>0.911791</text:p>
          </table:table-cell>
          <table:table-cell office:value-type="float" office:value="0.871395" calcext:value-type="float">
            <text:p>0.87139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858559" calcext:value-type="float">
            <text:p>0.858559</text:p>
          </table:table-cell>
          <table:table-cell office:value-type="float" office:value="0.814583" calcext:value-type="float">
            <text:p>0.814583</text:p>
          </table:table-cell>
          <table:table-cell office:value-type="float" office:value="0.911538" calcext:value-type="float">
            <text:p>0.911538</text:p>
          </table:table-cell>
          <table:table-cell office:value-type="float" office:value="0.824375" calcext:value-type="float">
            <text:p>0.82437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52944" calcext:value-type="float">
            <text:p>0.852944</text:p>
          </table:table-cell>
          <table:table-cell office:value-type="float" office:value="0.812917" calcext:value-type="float">
            <text:p>0.812917</text:p>
          </table:table-cell>
          <table:table-cell office:value-type="float" office:value="0.911538" calcext:value-type="float">
            <text:p>0.911538</text:p>
          </table:table-cell>
          <table:table-cell office:value-type="float" office:value="0.821685" calcext:value-type="float">
            <text:p>0.82168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49763" calcext:value-type="float">
            <text:p>0.849763</text:p>
          </table:table-cell>
          <table:table-cell office:value-type="float" office:value="0.814583" calcext:value-type="float">
            <text:p>0.814583</text:p>
          </table:table-cell>
          <table:table-cell office:value-type="float" office:value="0.911538" calcext:value-type="float">
            <text:p>0.911538</text:p>
          </table:table-cell>
          <table:table-cell office:value-type="float" office:value="0.818711" calcext:value-type="float">
            <text:p>0.81871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59009" calcext:value-type="float">
            <text:p>0.859009</text:p>
          </table:table-cell>
          <table:table-cell office:value-type="float" office:value="0.809167" calcext:value-type="float">
            <text:p>0.809167</text:p>
          </table:table-cell>
          <table:table-cell office:value-type="float" office:value="0.911538" calcext:value-type="float">
            <text:p>0.911538</text:p>
          </table:table-cell>
          <table:table-cell office:value-type="float" office:value="0.815893" calcext:value-type="float">
            <text:p>0.815893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2585" calcext:value-type="float">
            <text:p>0.862585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1308" calcext:value-type="float">
            <text:p>0.911308</text:p>
          </table:table-cell>
          <table:table-cell office:value-type="float" office:value="0.840244" calcext:value-type="float">
            <text:p>0.84024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54463" calcext:value-type="float">
            <text:p>0.854463</text:p>
          </table:table-cell>
          <table:table-cell office:value-type="float" office:value="0.825113" calcext:value-type="float">
            <text:p>0.825113</text:p>
          </table:table-cell>
          <table:table-cell office:value-type="float" office:value="0.91125" calcext:value-type="float">
            <text:p>0.91125</text:p>
          </table:table-cell>
          <table:table-cell office:value-type="float" office:value="0.825334" calcext:value-type="float">
            <text:p>0.825334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7963" calcext:value-type="float">
            <text:p>0.87963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11111" calcext:value-type="float">
            <text:p>0.911111</text:p>
          </table:table-cell>
          <table:table-cell office:value-type="float" office:value="0.866453" calcext:value-type="float">
            <text:p>0.86645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7963" calcext:value-type="float">
            <text:p>0.87963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11111" calcext:value-type="float">
            <text:p>0.911111</text:p>
          </table:table-cell>
          <table:table-cell office:value-type="float" office:value="0.866453" calcext:value-type="float">
            <text:p>0.86645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359" calcext:value-type="float">
            <text:p>0.86359</text:p>
          </table:table-cell>
          <table:table-cell office:value-type="float" office:value="0.85" calcext:value-type="float">
            <text:p>0.85</text:p>
          </table:table-cell>
          <table:table-cell office:value-type="float" office:value="0.911063" calcext:value-type="float">
            <text:p>0.911063</text:p>
          </table:table-cell>
          <table:table-cell office:value-type="float" office:value="0.848893" calcext:value-type="float">
            <text:p>0.848893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11765" calcext:value-type="float">
            <text:p>0.711765</text:p>
          </table:table-cell>
          <table:table-cell office:value-type="float" office:value="0.910813" calcext:value-type="float">
            <text:p>0.91081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60523" calcext:value-type="float">
            <text:p>0.86052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0812" calcext:value-type="float">
            <text:p>0.910812</text:p>
          </table:table-cell>
          <table:table-cell office:value-type="float" office:value="0.844018" calcext:value-type="float">
            <text:p>0.84401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58637" calcext:value-type="float">
            <text:p>0.858637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842207" calcext:value-type="float">
            <text:p>0.84220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50594" calcext:value-type="float">
            <text:p>0.850594</text:p>
          </table:table-cell>
          <table:table-cell office:value-type="float" office:value="0.818333" calcext:value-type="float">
            <text:p>0.818333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1532" calcext:value-type="float">
            <text:p>0.8153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40821" calcext:value-type="float">
            <text:p>0.840821</text:p>
          </table:table-cell>
          <table:table-cell office:value-type="float" office:value="0.812917" calcext:value-type="float">
            <text:p>0.81291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08253" calcext:value-type="float">
            <text:p>0.80825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41275" calcext:value-type="float">
            <text:p>0.841275</text:p>
          </table:table-cell>
          <table:table-cell office:value-type="float" office:value="0.81375" calcext:value-type="float">
            <text:p>0.81375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16008" calcext:value-type="float">
            <text:p>0.81600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44115" calcext:value-type="float">
            <text:p>0.844115</text:p>
          </table:table-cell>
          <table:table-cell office:value-type="float" office:value="0.812083" calcext:value-type="float">
            <text:p>0.812083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18012" calcext:value-type="float">
            <text:p>0.81801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29774" calcext:value-type="float">
            <text:p>0.829774</text:p>
          </table:table-cell>
          <table:table-cell office:value-type="float" office:value="0.814615" calcext:value-type="float">
            <text:p>0.814615</text:p>
          </table:table-cell>
          <table:table-cell office:value-type="float" office:value="0.91" calcext:value-type="float">
            <text:p>0.91</text:p>
          </table:table-cell>
          <table:table-cell office:value-type="float" office:value="0.808593" calcext:value-type="float">
            <text:p>0.80859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67978" calcext:value-type="float">
            <text:p>0.867978</text:p>
          </table:table-cell>
          <table:table-cell office:value-type="float" office:value="0.845" calcext:value-type="float">
            <text:p>0.845</text:p>
          </table:table-cell>
          <table:table-cell office:value-type="float" office:value="0.909688" calcext:value-type="float">
            <text:p>0.909688</text:p>
          </table:table-cell>
          <table:table-cell office:value-type="float" office:value="0.844183" calcext:value-type="float">
            <text:p>0.84418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40902" calcext:value-type="float">
            <text:p>0.940902</text:p>
          </table:table-cell>
          <table:table-cell office:value-type="float" office:value="0.964737" calcext:value-type="float">
            <text:p>0.964737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52167" calcext:value-type="float">
            <text:p>0.95216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40138" calcext:value-type="float">
            <text:p>0.940138</text:p>
          </table:table-cell>
          <table:table-cell office:value-type="float" office:value="0.963864" calcext:value-type="float">
            <text:p>0.963864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51346" calcext:value-type="float">
            <text:p>0.951346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46135" calcext:value-type="float">
            <text:p>0.84613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0835" calcext:value-type="float">
            <text:p>0.90835</text:p>
          </table:table-cell>
          <table:table-cell office:value-type="float" office:value="0.832589" calcext:value-type="float">
            <text:p>0.83258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863929" calcext:value-type="float">
            <text:p>0.863929</text:p>
          </table:table-cell>
          <table:table-cell office:value-type="float" office:value="0.867156" calcext:value-type="float">
            <text:p>0.867156</text:p>
          </table:table-cell>
          <table:table-cell office:value-type="float" office:value="0.907937" calcext:value-type="float">
            <text:p>0.907937</text:p>
          </table:table-cell>
          <table:table-cell office:value-type="float" office:value="0.857843" calcext:value-type="float">
            <text:p>0.85784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43122" calcext:value-type="float">
            <text:p>0.843122</text:p>
          </table:table-cell>
          <table:table-cell office:value-type="float" office:value="0.809583" calcext:value-type="float">
            <text:p>0.809583</text:p>
          </table:table-cell>
          <table:table-cell office:value-type="float" office:value="0.907692" calcext:value-type="float">
            <text:p>0.907692</text:p>
          </table:table-cell>
          <table:table-cell office:value-type="float" office:value="0.809584" calcext:value-type="float">
            <text:p>0.80958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55769" calcext:value-type="float">
            <text:p>0.855769</text:p>
          </table:table-cell>
          <table:table-cell office:value-type="float" office:value="0.84" calcext:value-type="float">
            <text:p>0.84</text:p>
          </table:table-cell>
          <table:table-cell office:value-type="float" office:value="0.906438" calcext:value-type="float">
            <text:p>0.906438</text:p>
          </table:table-cell>
          <table:table-cell office:value-type="float" office:value="0.839731" calcext:value-type="float">
            <text:p>0.83973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877749" calcext:value-type="float">
            <text:p>0.877749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06349" calcext:value-type="float">
            <text:p>0.906349</text:p>
          </table:table-cell>
          <table:table-cell office:value-type="float" office:value="0.862063" calcext:value-type="float">
            <text:p>0.86206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69697" calcext:value-type="float">
            <text:p>0.769697</text:p>
          </table:table-cell>
          <table:table-cell office:value-type="float" office:value="0.906061" calcext:value-type="float">
            <text:p>0.90606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50304" calcext:value-type="float">
            <text:p>0.850304</text:p>
          </table:table-cell>
          <table:table-cell office:value-type="float" office:value="0.83" calcext:value-type="float">
            <text:p>0.83</text:p>
          </table:table-cell>
          <table:table-cell office:value-type="float" office:value="0.905687" calcext:value-type="float">
            <text:p>0.905687</text:p>
          </table:table-cell>
          <table:table-cell office:value-type="float" office:value="0.831582" calcext:value-type="float">
            <text:p>0.83158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4323" calcext:value-type="float">
            <text:p>0.84323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5654" calcext:value-type="float">
            <text:p>0.905654</text:p>
          </table:table-cell>
          <table:table-cell office:value-type="float" office:value="0.825784" calcext:value-type="float">
            <text:p>0.82578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33123" calcext:value-type="float">
            <text:p>0.833123</text:p>
          </table:table-cell>
          <table:table-cell office:value-type="float" office:value="0.804167" calcext:value-type="float">
            <text:p>0.804167</text:p>
          </table:table-cell>
          <table:table-cell office:value-type="float" office:value="0.905128" calcext:value-type="float">
            <text:p>0.905128</text:p>
          </table:table-cell>
          <table:table-cell office:value-type="float" office:value="0.807388" calcext:value-type="float">
            <text:p>0.807388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869775" calcext:value-type="float">
            <text:p>0.86977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856642" calcext:value-type="float">
            <text:p>0.85664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869775" calcext:value-type="float">
            <text:p>0.86977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856642" calcext:value-type="float">
            <text:p>0.85664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40635" calcext:value-type="float">
            <text:p>0.940635</text:p>
          </table:table-cell>
          <table:table-cell office:value-type="float" office:value="0.959712" calcext:value-type="float">
            <text:p>0.959712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9333" calcext:value-type="float">
            <text:p>0.94933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39255" calcext:value-type="float">
            <text:p>0.939255</text:p>
          </table:table-cell>
          <table:table-cell office:value-type="float" office:value="0.958235" calcext:value-type="float">
            <text:p>0.958235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7128" calcext:value-type="float">
            <text:p>0.947128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36378" calcext:value-type="float">
            <text:p>0.936378</text:p>
          </table:table-cell>
          <table:table-cell office:value-type="float" office:value="0.964975" calcext:value-type="float">
            <text:p>0.964975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9606" calcext:value-type="float">
            <text:p>0.94960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40848" calcext:value-type="float">
            <text:p>0.940848</text:p>
          </table:table-cell>
          <table:table-cell office:value-type="float" office:value="0.959975" calcext:value-type="float">
            <text:p>0.959975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9333" calcext:value-type="float">
            <text:p>0.94933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35689" calcext:value-type="float">
            <text:p>0.935689</text:p>
          </table:table-cell>
          <table:table-cell office:value-type="float" office:value="0.964093" calcext:value-type="float">
            <text:p>0.964093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8785" calcext:value-type="float">
            <text:p>0.94878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44519" calcext:value-type="float">
            <text:p>0.944519</text:p>
          </table:table-cell>
          <table:table-cell office:value-type="float" office:value="0.954127" calcext:value-type="float">
            <text:p>0.954127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8095" calcext:value-type="float">
            <text:p>0.948095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198" calcext:value-type="float">
            <text:p>0.84198</text:p>
          </table:table-cell>
          <table:table-cell office:value-type="float" office:value="0.828205" calcext:value-type="float">
            <text:p>0.828205</text:p>
          </table:table-cell>
          <table:table-cell office:value-type="float" office:value="0.904668" calcext:value-type="float">
            <text:p>0.904668</text:p>
          </table:table-cell>
          <table:table-cell office:value-type="float" office:value="0.827358" calcext:value-type="float">
            <text:p>0.827358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45409" calcext:value-type="float">
            <text:p>0.845409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4602" calcext:value-type="float">
            <text:p>0.904602</text:p>
          </table:table-cell>
          <table:table-cell office:value-type="float" office:value="0.823786" calcext:value-type="float">
            <text:p>0.82378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45802" calcext:value-type="float">
            <text:p>0.845802</text:p>
          </table:table-cell>
          <table:table-cell office:value-type="float" office:value="0.83" calcext:value-type="float">
            <text:p>0.83</text:p>
          </table:table-cell>
          <table:table-cell office:value-type="float" office:value="0.904437" calcext:value-type="float">
            <text:p>0.904437</text:p>
          </table:table-cell>
          <table:table-cell office:value-type="float" office:value="0.830436" calcext:value-type="float">
            <text:p>0.83043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43272" calcext:value-type="float">
            <text:p>0.843272</text:p>
          </table:table-cell>
          <table:table-cell office:value-type="float" office:value="0.83" calcext:value-type="float">
            <text:p>0.83</text:p>
          </table:table-cell>
          <table:table-cell office:value-type="float" office:value="0.903875" calcext:value-type="float">
            <text:p>0.903875</text:p>
          </table:table-cell>
          <table:table-cell office:value-type="float" office:value="0.827654" calcext:value-type="float">
            <text:p>0.82765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5191" calcext:value-type="float">
            <text:p>0.85191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903813" calcext:value-type="float">
            <text:p>0.903813</text:p>
          </table:table-cell>
          <table:table-cell office:value-type="float" office:value="0.831482" calcext:value-type="float">
            <text:p>0.83148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42411" calcext:value-type="float">
            <text:p>0.842411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309" calcext:value-type="float">
            <text:p>0.90309</text:p>
          </table:table-cell>
          <table:table-cell office:value-type="float" office:value="0.822653" calcext:value-type="float">
            <text:p>0.82265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36136" calcext:value-type="float">
            <text:p>0.836136</text:p>
          </table:table-cell>
          <table:table-cell office:value-type="float" office:value="0.8" calcext:value-type="float">
            <text:p>0.8</text:p>
          </table:table-cell>
          <table:table-cell office:value-type="float" office:value="0.902564" calcext:value-type="float">
            <text:p>0.902564</text:p>
          </table:table-cell>
          <table:table-cell office:value-type="float" office:value="0.805474" calcext:value-type="float">
            <text:p>0.805474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1255" calcext:value-type="float">
            <text:p>0.841255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2367" calcext:value-type="float">
            <text:p>0.902367</text:p>
          </table:table-cell>
          <table:table-cell office:value-type="float" office:value="0.823357" calcext:value-type="float">
            <text:p>0.823357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45317" calcext:value-type="float">
            <text:p>0.845317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2235" calcext:value-type="float">
            <text:p>0.902235</text:p>
          </table:table-cell>
          <table:table-cell office:value-type="float" office:value="0.818903" calcext:value-type="float">
            <text:p>0.818903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4318" calcext:value-type="float">
            <text:p>0.84318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217" calcext:value-type="float">
            <text:p>0.90217</text:p>
          </table:table-cell>
          <table:table-cell office:value-type="float" office:value="0.820825" calcext:value-type="float">
            <text:p>0.820825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37167" calcext:value-type="float">
            <text:p>0.837167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2038" calcext:value-type="float">
            <text:p>0.902038</text:p>
          </table:table-cell>
          <table:table-cell office:value-type="float" office:value="0.815918" calcext:value-type="float">
            <text:p>0.81591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44742" calcext:value-type="float">
            <text:p>0.844742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1625" calcext:value-type="float">
            <text:p>0.901625</text:p>
          </table:table-cell>
          <table:table-cell office:value-type="float" office:value="0.827176" calcext:value-type="float">
            <text:p>0.82717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858592" calcext:value-type="float">
            <text:p>0.858592</text:p>
          </table:table-cell>
          <table:table-cell office:value-type="float" office:value="0.845397" calcext:value-type="float">
            <text:p>0.845397</text:p>
          </table:table-cell>
          <table:table-cell office:value-type="float" office:value="0.901587" calcext:value-type="float">
            <text:p>0.901587</text:p>
          </table:table-cell>
          <table:table-cell office:value-type="float" office:value="0.831084" calcext:value-type="float">
            <text:p>0.83108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65939" calcext:value-type="float">
            <text:p>0.865939</text:p>
          </table:table-cell>
          <table:table-cell office:value-type="float" office:value="0.852381" calcext:value-type="float">
            <text:p>0.852381</text:p>
          </table:table-cell>
          <table:table-cell office:value-type="float" office:value="0.901361" calcext:value-type="float">
            <text:p>0.901361</text:p>
          </table:table-cell>
          <table:table-cell office:value-type="float" office:value="0.84049" calcext:value-type="float">
            <text:p>0.8404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28982" calcext:value-type="float">
            <text:p>0.828982</text:p>
          </table:table-cell>
          <table:table-cell office:value-type="float" office:value="0.802083" calcext:value-type="float">
            <text:p>0.802083</text:p>
          </table:table-cell>
          <table:table-cell office:value-type="float" office:value="0.901282" calcext:value-type="float">
            <text:p>0.901282</text:p>
          </table:table-cell>
          <table:table-cell office:value-type="float" office:value="0.80302" calcext:value-type="float">
            <text:p>0.8030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839993" calcext:value-type="float">
            <text:p>0.839993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1249" calcext:value-type="float">
            <text:p>0.901249</text:p>
          </table:table-cell>
          <table:table-cell office:value-type="float" office:value="0.820894" calcext:value-type="float">
            <text:p>0.820894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5236" calcext:value-type="float">
            <text:p>0.835236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1249" calcext:value-type="float">
            <text:p>0.901249</text:p>
          </table:table-cell>
          <table:table-cell office:value-type="float" office:value="0.820054" calcext:value-type="float">
            <text:p>0.82005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9124" calcext:value-type="float">
            <text:p>0.849124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1188" calcext:value-type="float">
            <text:p>0.901188</text:p>
          </table:table-cell>
          <table:table-cell office:value-type="float" office:value="0.828918" calcext:value-type="float">
            <text:p>0.828918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33606" calcext:value-type="float">
            <text:p>0.833606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855" calcext:value-type="float">
            <text:p>0.900855</text:p>
          </table:table-cell>
          <table:table-cell office:value-type="float" office:value="0.818231" calcext:value-type="float">
            <text:p>0.81823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45552" calcext:value-type="float">
            <text:p>0.845552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025" calcext:value-type="float">
            <text:p>0.90025</text:p>
          </table:table-cell>
          <table:table-cell office:value-type="float" office:value="0.823176" calcext:value-type="float">
            <text:p>0.82317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4976" calcext:value-type="float">
            <text:p>0.84976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0125" calcext:value-type="float">
            <text:p>0.900125</text:p>
          </table:table-cell>
          <table:table-cell office:value-type="float" office:value="0.827471" calcext:value-type="float">
            <text:p>0.82747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17619" calcext:value-type="float">
            <text:p>0.917619</text:p>
          </table:table-cell>
          <table:table-cell office:value-type="float" office:value="0.979474" calcext:value-type="float">
            <text:p>0.979474</text:p>
          </table:table-cell>
          <table:table-cell office:value-type="float" office:value="0.9" calcext:value-type="float">
            <text:p>0.9</text:p>
          </table:table-cell>
          <table:table-cell office:value-type="float" office:value="0.947045" calcext:value-type="float">
            <text:p>0.94704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16905" calcext:value-type="float">
            <text:p>0.916905</text:p>
          </table:table-cell>
          <table:table-cell office:value-type="float" office:value="0.978626" calcext:value-type="float">
            <text:p>0.978626</text:p>
          </table:table-cell>
          <table:table-cell office:value-type="float" office:value="0.9" calcext:value-type="float">
            <text:p>0.9</text:p>
          </table:table-cell>
          <table:table-cell office:value-type="float" office:value="0.946499" calcext:value-type="float">
            <text:p>0.94649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54281" calcext:value-type="float">
            <text:p>0.954281</text:p>
          </table:table-cell>
          <table:table-cell office:value-type="float" office:value="0.940079" calcext:value-type="float">
            <text:p>0.940079</text:p>
          </table:table-cell>
          <table:table-cell office:value-type="float" office:value="0.9" calcext:value-type="float">
            <text:p>0.9</text:p>
          </table:table-cell>
          <table:table-cell office:value-type="float" office:value="0.945656" calcext:value-type="float">
            <text:p>0.94565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35451" calcext:value-type="float">
            <text:p>0.935451</text:p>
          </table:table-cell>
          <table:table-cell office:value-type="float" office:value="0.959127" calcext:value-type="float">
            <text:p>0.959127</text:p>
          </table:table-cell>
          <table:table-cell office:value-type="float" office:value="0.9" calcext:value-type="float">
            <text:p>0.9</text:p>
          </table:table-cell>
          <table:table-cell office:value-type="float" office:value="0.946377" calcext:value-type="float">
            <text:p>0.94637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44365" calcext:value-type="float">
            <text:p>0.944365</text:p>
          </table:table-cell>
          <table:table-cell office:value-type="float" office:value="0.949042" calcext:value-type="float">
            <text:p>0.949042</text:p>
          </table:table-cell>
          <table:table-cell office:value-type="float" office:value="0.9" calcext:value-type="float">
            <text:p>0.9</text:p>
          </table:table-cell>
          <table:table-cell office:value-type="float" office:value="0.945534" calcext:value-type="float">
            <text:p>0.94553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44662" calcext:value-type="float">
            <text:p>0.944662</text:p>
          </table:table-cell>
          <table:table-cell office:value-type="float" office:value="0.949286" calcext:value-type="float">
            <text:p>0.949286</text:p>
          </table:table-cell>
          <table:table-cell office:value-type="float" office:value="0.9" calcext:value-type="float">
            <text:p>0.9</text:p>
          </table:table-cell>
          <table:table-cell office:value-type="float" office:value="0.946073" calcext:value-type="float">
            <text:p>0.94607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36617" calcext:value-type="float">
            <text:p>0.936617</text:p>
          </table:table-cell>
          <table:table-cell office:value-type="float" office:value="0.960476" calcext:value-type="float">
            <text:p>0.960476</text:p>
          </table:table-cell>
          <table:table-cell office:value-type="float" office:value="0.9" calcext:value-type="float">
            <text:p>0.9</text:p>
          </table:table-cell>
          <table:table-cell office:value-type="float" office:value="0.947045" calcext:value-type="float">
            <text:p>0.94704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30664" calcext:value-type="float">
            <text:p>0.930664</text:p>
          </table:table-cell>
          <table:table-cell office:value-type="float" office:value="0.963893" calcext:value-type="float">
            <text:p>0.963893</text:p>
          </table:table-cell>
          <table:table-cell office:value-type="float" office:value="0.9" calcext:value-type="float">
            <text:p>0.9</text:p>
          </table:table-cell>
          <table:table-cell office:value-type="float" office:value="0.946377" calcext:value-type="float">
            <text:p>0.94637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11035" calcext:value-type="float">
            <text:p>0.811035</text:p>
          </table:table-cell>
          <table:table-cell office:value-type="float" office:value="0.795248" calcext:value-type="float">
            <text:p>0.795248</text:p>
          </table:table-cell>
          <table:table-cell office:value-type="float" office:value="0.9" calcext:value-type="float">
            <text:p>0.9</text:p>
          </table:table-cell>
          <table:table-cell office:value-type="float" office:value="0.787326" calcext:value-type="float">
            <text:p>0.78732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45426" calcext:value-type="float">
            <text:p>0.945426</text:p>
          </table:table-cell>
          <table:table-cell office:value-type="float" office:value="0.950213" calcext:value-type="float">
            <text:p>0.950213</text:p>
          </table:table-cell>
          <table:table-cell office:value-type="float" office:value="0.9" calcext:value-type="float">
            <text:p>0.9</text:p>
          </table:table-cell>
          <table:table-cell office:value-type="float" office:value="0.947045" calcext:value-type="float">
            <text:p>0.94704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48804" calcext:value-type="float">
            <text:p>0.948804</text:p>
          </table:table-cell>
          <table:table-cell office:value-type="float" office:value="0.944102" calcext:value-type="float">
            <text:p>0.944102</text:p>
          </table:table-cell>
          <table:table-cell office:value-type="float" office:value="0.9" calcext:value-type="float">
            <text:p>0.9</text:p>
          </table:table-cell>
          <table:table-cell office:value-type="float" office:value="0.945403" calcext:value-type="float">
            <text:p>0.94540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40372" calcext:value-type="float">
            <text:p>0.940372</text:p>
          </table:table-cell>
          <table:table-cell office:value-type="float" office:value="0.954737" calcext:value-type="float">
            <text:p>0.954737</text:p>
          </table:table-cell>
          <table:table-cell office:value-type="float" office:value="0.9" calcext:value-type="float">
            <text:p>0.9</text:p>
          </table:table-cell>
          <table:table-cell office:value-type="float" office:value="0.946772" calcext:value-type="float">
            <text:p>0.94677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84637" calcext:value-type="float">
            <text:p>0.84637</text:p>
          </table:table-cell>
          <table:table-cell office:value-type="float" office:value="0.825" calcext:value-type="float">
            <text:p>0.825</text:p>
          </table:table-cell>
          <table:table-cell office:value-type="float" office:value="0.899687" calcext:value-type="float">
            <text:p>0.899687</text:p>
          </table:table-cell>
          <table:table-cell office:value-type="float" office:value="0.82421" calcext:value-type="float">
            <text:p>0.8242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9458" calcext:value-type="float">
            <text:p>0.839458</text:p>
          </table:table-cell>
          <table:table-cell office:value-type="float" office:value="0.815385" calcext:value-type="float">
            <text:p>0.815385</text:p>
          </table:table-cell>
          <table:table-cell office:value-type="float" office:value="0.899671" calcext:value-type="float">
            <text:p>0.899671</text:p>
          </table:table-cell>
          <table:table-cell office:value-type="float" office:value="0.813938" calcext:value-type="float">
            <text:p>0.81393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8428" calcext:value-type="float">
            <text:p>0.838428</text:p>
          </table:table-cell>
          <table:table-cell office:value-type="float" office:value="0.82" calcext:value-type="float">
            <text:p>0.82</text:p>
          </table:table-cell>
          <table:table-cell office:value-type="float" office:value="0.899313" calcext:value-type="float">
            <text:p>0.899313</text:p>
          </table:table-cell>
          <table:table-cell office:value-type="float" office:value="0.819275" calcext:value-type="float">
            <text:p>0.81927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51435" calcext:value-type="float">
            <text:p>0.85143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99062" calcext:value-type="float">
            <text:p>0.899062</text:p>
          </table:table-cell>
          <table:table-cell office:value-type="float" office:value="0.825077" calcext:value-type="float">
            <text:p>0.825077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61693" calcext:value-type="float">
            <text:p>0.861693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35787" calcext:value-type="float">
            <text:p>0.83578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861693" calcext:value-type="float">
            <text:p>0.861693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35787" calcext:value-type="float">
            <text:p>0.835787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864008" calcext:value-type="float">
            <text:p>0.864008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46053" calcext:value-type="float">
            <text:p>0.84605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864008" calcext:value-type="float">
            <text:p>0.864008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46053" calcext:value-type="float">
            <text:p>0.84605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854537" calcext:value-type="float">
            <text:p>0.854537</text:p>
          </table:table-cell>
          <table:table-cell office:value-type="float" office:value="0.857302" calcext:value-type="float">
            <text:p>0.857302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40194" calcext:value-type="float">
            <text:p>0.84019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871192" calcext:value-type="float">
            <text:p>0.871192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7506" calcext:value-type="float">
            <text:p>0.897506</text:p>
          </table:table-cell>
          <table:table-cell office:value-type="float" office:value="0.844391" calcext:value-type="float">
            <text:p>0.84439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0455" calcext:value-type="float">
            <text:p>0.80455</text:p>
          </table:table-cell>
          <table:table-cell office:value-type="float" office:value="0.815969" calcext:value-type="float">
            <text:p>0.815969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800172" calcext:value-type="float">
            <text:p>0.80017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30869" calcext:value-type="float">
            <text:p>0.830869</text:p>
          </table:table-cell>
          <table:table-cell office:value-type="float" office:value="0.810256" calcext:value-type="float">
            <text:p>0.810256</text:p>
          </table:table-cell>
          <table:table-cell office:value-type="float" office:value="0.897239" calcext:value-type="float">
            <text:p>0.897239</text:p>
          </table:table-cell>
          <table:table-cell office:value-type="float" office:value="0.810562" calcext:value-type="float">
            <text:p>0.81056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49969" calcext:value-type="float">
            <text:p>0.84996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896" calcext:value-type="float">
            <text:p>0.896</text:p>
          </table:table-cell>
          <table:table-cell office:value-type="float" office:value="0.822681" calcext:value-type="float">
            <text:p>0.82268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5397" calcext:value-type="float">
            <text:p>0.935397</text:p>
          </table:table-cell>
          <table:table-cell office:value-type="float" office:value="0.954419" calcext:value-type="float">
            <text:p>0.95441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938" calcext:value-type="float">
            <text:p>0.943938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5664" calcext:value-type="float">
            <text:p>0.935664</text:p>
          </table:table-cell>
          <table:table-cell office:value-type="float" office:value="0.954662" calcext:value-type="float">
            <text:p>0.954662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4211" calcext:value-type="float">
            <text:p>0.94421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29875" calcext:value-type="float">
            <text:p>0.929875</text:p>
          </table:table-cell>
          <table:table-cell office:value-type="float" office:value="0.95821" calcext:value-type="float">
            <text:p>0.9582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193" calcext:value-type="float">
            <text:p>0.94319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30113" calcext:value-type="float">
            <text:p>0.930113</text:p>
          </table:table-cell>
          <table:table-cell office:value-type="float" office:value="0.958626" calcext:value-type="float">
            <text:p>0.95862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532" calcext:value-type="float">
            <text:p>0.94353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44662" calcext:value-type="float">
            <text:p>0.944662</text:p>
          </table:table-cell>
          <table:table-cell office:value-type="float" office:value="0.944687" calcext:value-type="float">
            <text:p>0.944687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958" calcext:value-type="float">
            <text:p>0.943958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39081" calcext:value-type="float">
            <text:p>0.939081</text:p>
          </table:table-cell>
          <table:table-cell office:value-type="float" office:value="0.948601" calcext:value-type="float">
            <text:p>0.94860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117" calcext:value-type="float">
            <text:p>0.94311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35426" calcext:value-type="float">
            <text:p>0.935426</text:p>
          </table:table-cell>
          <table:table-cell office:value-type="float" office:value="0.954424" calcext:value-type="float">
            <text:p>0.954424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4211" calcext:value-type="float">
            <text:p>0.94421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40401" calcext:value-type="float">
            <text:p>0.940401</text:p>
          </table:table-cell>
          <table:table-cell office:value-type="float" office:value="0.949975" calcext:value-type="float">
            <text:p>0.949975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4353" calcext:value-type="float">
            <text:p>0.944353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26287" calcext:value-type="float">
            <text:p>0.826287</text:p>
          </table:table-cell>
          <table:table-cell office:value-type="float" office:value="0.805128" calcext:value-type="float">
            <text:p>0.805128</text:p>
          </table:table-cell>
          <table:table-cell office:value-type="float" office:value="0.892702" calcext:value-type="float">
            <text:p>0.892702</text:p>
          </table:table-cell>
          <table:table-cell office:value-type="float" office:value="0.80536" calcext:value-type="float">
            <text:p>0.80536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2292" calcext:value-type="float">
            <text:p>0.82292</text:p>
          </table:table-cell>
          <table:table-cell office:value-type="float" office:value="0.802564" calcext:value-type="float">
            <text:p>0.802564</text:p>
          </table:table-cell>
          <table:table-cell office:value-type="float" office:value="0.890533" calcext:value-type="float">
            <text:p>0.890533</text:p>
          </table:table-cell>
          <table:table-cell office:value-type="float" office:value="0.801108" calcext:value-type="float">
            <text:p>0.801108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26086" calcext:value-type="float">
            <text:p>0.926086</text:p>
          </table:table-cell>
          <table:table-cell office:value-type="float" office:value="0.959419" calcext:value-type="float">
            <text:p>0.95941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114" calcext:value-type="float">
            <text:p>0.94111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19841" calcext:value-type="float">
            <text:p>0.919841</text:p>
          </table:table-cell>
          <table:table-cell office:value-type="float" office:value="0.962434" calcext:value-type="float">
            <text:p>0.962434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39557" calcext:value-type="float">
            <text:p>0.93955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34816" calcext:value-type="float">
            <text:p>0.934816</text:p>
          </table:table-cell>
          <table:table-cell office:value-type="float" office:value="0.949185" calcext:value-type="float">
            <text:p>0.949185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24" calcext:value-type="float">
            <text:p>0.94122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34791" calcext:value-type="float">
            <text:p>0.934791</text:p>
          </table:table-cell>
          <table:table-cell office:value-type="float" office:value="0.949185" calcext:value-type="float">
            <text:p>0.949185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092" calcext:value-type="float">
            <text:p>0.94109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38818" calcext:value-type="float">
            <text:p>0.938818</text:p>
          </table:table-cell>
          <table:table-cell office:value-type="float" office:value="0.943492" calcext:value-type="float">
            <text:p>0.94349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013" calcext:value-type="float">
            <text:p>0.9401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39845" calcext:value-type="float">
            <text:p>0.939845</text:p>
          </table:table-cell>
          <table:table-cell office:value-type="float" office:value="0.944687" calcext:value-type="float">
            <text:p>0.94468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46" calcext:value-type="float">
            <text:p>0.94124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25351" calcext:value-type="float">
            <text:p>0.925351</text:p>
          </table:table-cell>
          <table:table-cell office:value-type="float" office:value="0.958684" calcext:value-type="float">
            <text:p>0.958684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46" calcext:value-type="float">
            <text:p>0.94124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9494" calcext:value-type="float">
            <text:p>0.929494</text:p>
          </table:table-cell>
          <table:table-cell office:value-type="float" office:value="0.95321" calcext:value-type="float">
            <text:p>0.9532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39932" calcext:value-type="float">
            <text:p>0.93993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3759" calcext:value-type="float">
            <text:p>0.933759</text:p>
          </table:table-cell>
          <table:table-cell office:value-type="float" office:value="0.948045" calcext:value-type="float">
            <text:p>0.948045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0368" calcext:value-type="float">
            <text:p>0.940368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29294" calcext:value-type="float">
            <text:p>0.929294</text:p>
          </table:table-cell>
          <table:table-cell office:value-type="float" office:value="0.952947" calcext:value-type="float">
            <text:p>0.95294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0086" calcext:value-type="float">
            <text:p>0.94008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35848" calcext:value-type="float">
            <text:p>0.935848</text:p>
          </table:table-cell>
          <table:table-cell office:value-type="float" office:value="0.950213" calcext:value-type="float">
            <text:p>0.950213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65" calcext:value-type="float">
            <text:p>0.9416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30589" calcext:value-type="float">
            <text:p>0.930589</text:p>
          </table:table-cell>
          <table:table-cell office:value-type="float" office:value="0.954474" calcext:value-type="float">
            <text:p>0.954474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519" calcext:value-type="float">
            <text:p>0.94151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39106" calcext:value-type="float">
            <text:p>0.939106</text:p>
          </table:table-cell>
          <table:table-cell office:value-type="float" office:value="0.943864" calcext:value-type="float">
            <text:p>0.943864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0698" calcext:value-type="float">
            <text:p>0.940698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45079" calcext:value-type="float">
            <text:p>0.945079</text:p>
          </table:table-cell>
          <table:table-cell office:value-type="float" office:value="0.940451" calcext:value-type="float">
            <text:p>0.94045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46" calcext:value-type="float">
            <text:p>0.94124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45079" calcext:value-type="float">
            <text:p>0.945079</text:p>
          </table:table-cell>
          <table:table-cell office:value-type="float" office:value="0.940451" calcext:value-type="float">
            <text:p>0.94045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46" calcext:value-type="float">
            <text:p>0.94124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24961" calcext:value-type="float">
            <text:p>0.824961</text:p>
          </table:table-cell>
          <table:table-cell office:value-type="float" office:value="0.8" calcext:value-type="float">
            <text:p>0.8</text:p>
          </table:table-cell>
          <table:table-cell office:value-type="float" office:value="0.888063" calcext:value-type="float">
            <text:p>0.888063</text:p>
          </table:table-cell>
          <table:table-cell office:value-type="float" office:value="0.800275" calcext:value-type="float">
            <text:p>0.80027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09091" calcext:value-type="float">
            <text:p>0.709091</text:p>
          </table:table-cell>
          <table:table-cell office:value-type="float" office:value="0.887144" calcext:value-type="float">
            <text:p>0.88714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49052" calcext:value-type="float">
            <text:p>0.949052</text:p>
          </table:table-cell>
          <table:table-cell office:value-type="float" office:value="0.930238" calcext:value-type="float">
            <text:p>0.93023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8553" calcext:value-type="float">
            <text:p>0.93855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53775" calcext:value-type="float">
            <text:p>0.953775</text:p>
          </table:table-cell>
          <table:table-cell office:value-type="float" office:value="0.925451" calcext:value-type="float">
            <text:p>0.92545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8005" calcext:value-type="float">
            <text:p>0.93800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34582" calcext:value-type="float">
            <text:p>0.934582</text:p>
          </table:table-cell>
          <table:table-cell office:value-type="float" office:value="0.944102" calcext:value-type="float">
            <text:p>0.94410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8258" calcext:value-type="float">
            <text:p>0.938258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5138" calcext:value-type="float">
            <text:p>0.935138</text:p>
          </table:table-cell>
          <table:table-cell office:value-type="float" office:value="0.944737" calcext:value-type="float">
            <text:p>0.94473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9099" calcext:value-type="float">
            <text:p>0.93909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33872" calcext:value-type="float">
            <text:p>0.933872</text:p>
          </table:table-cell>
          <table:table-cell office:value-type="float" office:value="0.94321" calcext:value-type="float">
            <text:p>0.9432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7686" calcext:value-type="float">
            <text:p>0.93768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37634" calcext:value-type="float">
            <text:p>0.937634</text:p>
          </table:table-cell>
          <table:table-cell office:value-type="float" office:value="0.937786" calcext:value-type="float">
            <text:p>0.937786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6976" calcext:value-type="float">
            <text:p>0.93697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35029" calcext:value-type="float">
            <text:p>0.935029</text:p>
          </table:table-cell>
          <table:table-cell office:value-type="float" office:value="0.944737" calcext:value-type="float">
            <text:p>0.94473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8553" calcext:value-type="float">
            <text:p>0.93855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43804" calcext:value-type="float">
            <text:p>0.943804</text:p>
          </table:table-cell>
          <table:table-cell office:value-type="float" office:value="0.93434" calcext:value-type="float">
            <text:p>0.9343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7842" calcext:value-type="float">
            <text:p>0.93784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33943" calcext:value-type="float">
            <text:p>0.933943</text:p>
          </table:table-cell>
          <table:table-cell office:value-type="float" office:value="0.943571" calcext:value-type="float">
            <text:p>0.94357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7544" calcext:value-type="float">
            <text:p>0.93754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38992" calcext:value-type="float">
            <text:p>0.938992</text:p>
          </table:table-cell>
          <table:table-cell office:value-type="float" office:value="0.939077" calcext:value-type="float">
            <text:p>0.93907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7691" calcext:value-type="float">
            <text:p>0.93769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49281" calcext:value-type="float">
            <text:p>0.949281</text:p>
          </table:table-cell>
          <table:table-cell office:value-type="float" office:value="0.925639" calcext:value-type="float">
            <text:p>0.925639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566" calcext:value-type="float">
            <text:p>0.93556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39344" calcext:value-type="float">
            <text:p>0.939344</text:p>
          </table:table-cell>
          <table:table-cell office:value-type="float" office:value="0.934687" calcext:value-type="float">
            <text:p>0.93468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992" calcext:value-type="float">
            <text:p>0.93599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3934" calcext:value-type="float">
            <text:p>0.93934</text:p>
          </table:table-cell>
          <table:table-cell office:value-type="float" office:value="0.934712" calcext:value-type="float">
            <text:p>0.934712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992" calcext:value-type="float">
            <text:p>0.93599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34315" calcext:value-type="float">
            <text:p>0.934315</text:p>
          </table:table-cell>
          <table:table-cell office:value-type="float" office:value="0.93916" calcext:value-type="float">
            <text:p>0.93916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839" calcext:value-type="float">
            <text:p>0.93583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9344" calcext:value-type="float">
            <text:p>0.939344</text:p>
          </table:table-cell>
          <table:table-cell office:value-type="float" office:value="0.934578" calcext:value-type="float">
            <text:p>0.934578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698" calcext:value-type="float">
            <text:p>0.935698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4344" calcext:value-type="float">
            <text:p>0.934344</text:p>
          </table:table-cell>
          <table:table-cell office:value-type="float" office:value="0.939211" calcext:value-type="float">
            <text:p>0.939211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992" calcext:value-type="float">
            <text:p>0.93599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3358" calcext:value-type="float">
            <text:p>0.93358</text:p>
          </table:table-cell>
          <table:table-cell office:value-type="float" office:value="0.938185" calcext:value-type="float">
            <text:p>0.93818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4964" calcext:value-type="float">
            <text:p>0.93496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33491" calcext:value-type="float">
            <text:p>0.933491</text:p>
          </table:table-cell>
          <table:table-cell office:value-type="float" office:value="0.938185" calcext:value-type="float">
            <text:p>0.93818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4415" calcext:value-type="float">
            <text:p>0.93441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27172" calcext:value-type="float">
            <text:p>0.927172</text:p>
          </table:table-cell>
          <table:table-cell office:value-type="float" office:value="0.940933" calcext:value-type="float">
            <text:p>0.940933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3121" calcext:value-type="float">
            <text:p>0.93312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34398" calcext:value-type="float">
            <text:p>0.934398</text:p>
          </table:table-cell>
          <table:table-cell office:value-type="float" office:value="0.939106" calcext:value-type="float">
            <text:p>0.939106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719" calcext:value-type="float">
            <text:p>0.93571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15942" calcext:value-type="float">
            <text:p>0.815942</text:p>
          </table:table-cell>
          <table:table-cell office:value-type="float" office:value="0.795" calcext:value-type="float">
            <text:p>0.795</text:p>
          </table:table-cell>
          <table:table-cell office:value-type="float" office:value="0.879687" calcext:value-type="float">
            <text:p>0.879687</text:p>
          </table:table-cell>
          <table:table-cell office:value-type="float" office:value="0.796563" calcext:value-type="float">
            <text:p>0.79656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686869" calcext:value-type="float">
            <text:p>0.686869</text:p>
          </table:table-cell>
          <table:table-cell office:value-type="float" office:value="0.87875" calcext:value-type="float">
            <text:p>0.87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731636" calcext:value-type="float">
            <text:p>0.731636</text:p>
          </table:table-cell>
          <table:table-cell office:value-type="float" office:value="0.680417" calcext:value-type="float">
            <text:p>0.680417</text:p>
          </table:table-cell>
          <table:table-cell office:value-type="float" office:value="0.876923" calcext:value-type="float">
            <text:p>0.87692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55952" calcext:value-type="float">
            <text:p>0.955952</text:p>
          </table:table-cell>
          <table:table-cell office:value-type="float" office:value="0.917807" calcext:value-type="float">
            <text:p>0.917807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33" calcext:value-type="float">
            <text:p>0.933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919612" calcext:value-type="float">
            <text:p>0.919612</text:p>
          </table:table-cell>
          <table:table-cell office:value-type="float" office:value="0.948045" calcext:value-type="float">
            <text:p>0.94804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2863" calcext:value-type="float">
            <text:p>0.93286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919875" calcext:value-type="float">
            <text:p>0.919875</text:p>
          </table:table-cell>
          <table:table-cell office:value-type="float" office:value="0.948131" calcext:value-type="float">
            <text:p>0.948131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2018" calcext:value-type="float">
            <text:p>0.932018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7911" calcext:value-type="float">
            <text:p>0.927911</text:p>
          </table:table-cell>
          <table:table-cell office:value-type="float" office:value="0.937274" calcext:value-type="float">
            <text:p>0.937274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1499" calcext:value-type="float">
            <text:p>0.93149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35054" calcext:value-type="float">
            <text:p>0.935054</text:p>
          </table:table-cell>
          <table:table-cell office:value-type="float" office:value="0.935159" calcext:value-type="float">
            <text:p>0.935159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3158" calcext:value-type="float">
            <text:p>0.93315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14048" calcext:value-type="float">
            <text:p>0.814048</text:p>
          </table:table-cell>
          <table:table-cell office:value-type="float" office:value="0.748337" calcext:value-type="float">
            <text:p>0.748337</text:p>
          </table:table-cell>
          <table:table-cell office:value-type="float" office:value="0.87375" calcext:value-type="float">
            <text:p>0.87375</text:p>
          </table:table-cell>
          <table:table-cell office:value-type="float" office:value="0.75496" calcext:value-type="float">
            <text:p>0.75496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756601" calcext:value-type="float">
            <text:p>0.756601</text:p>
          </table:table-cell>
          <table:table-cell office:value-type="float" office:value="0.753846" calcext:value-type="float">
            <text:p>0.753846</text:p>
          </table:table-cell>
          <table:table-cell office:value-type="float" office:value="0.873504" calcext:value-type="float">
            <text:p>0.87350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20742" calcext:value-type="float">
            <text:p>0.820742</text:p>
          </table:table-cell>
          <table:table-cell office:value-type="float" office:value="0.725" calcext:value-type="float">
            <text:p>0.725</text:p>
          </table:table-cell>
          <table:table-cell office:value-type="float" office:value="0.873077" calcext:value-type="float">
            <text:p>0.873077</text:p>
          </table:table-cell>
          <table:table-cell office:value-type="float" office:value="0.743092" calcext:value-type="float">
            <text:p>0.74309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53576" calcext:value-type="float">
            <text:p>0.953576</text:p>
          </table:table-cell>
          <table:table-cell office:value-type="float" office:value="0.910794" calcext:value-type="float">
            <text:p>0.910794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29481" calcext:value-type="float">
            <text:p>0.92948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28491" calcext:value-type="float">
            <text:p>0.928491</text:p>
          </table:table-cell>
          <table:table-cell office:value-type="float" office:value="0.93321" calcext:value-type="float">
            <text:p>0.93321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29426" calcext:value-type="float">
            <text:p>0.92942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8074" calcext:value-type="float">
            <text:p>0.938074</text:p>
          </table:table-cell>
          <table:table-cell office:value-type="float" office:value="0.923947" calcext:value-type="float">
            <text:p>0.923947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30213" calcext:value-type="float">
            <text:p>0.93021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27371" calcext:value-type="float">
            <text:p>0.927371</text:p>
          </table:table-cell>
          <table:table-cell office:value-type="float" office:value="0.932158" calcext:value-type="float">
            <text:p>0.932158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28712" calcext:value-type="float">
            <text:p>0.92871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0336" calcext:value-type="float">
            <text:p>0.930336</text:p>
          </table:table-cell>
          <table:table-cell office:value-type="float" office:value="0.930399" calcext:value-type="float">
            <text:p>0.930399</text:p>
          </table:table-cell>
          <table:table-cell office:value-type="float" office:value="0.87" calcext:value-type="float">
            <text:p>0.87</text:p>
          </table:table-cell>
          <table:table-cell office:value-type="float" office:value="0.92987" calcext:value-type="float">
            <text:p>0.9298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6776" calcext:value-type="float">
            <text:p>0.936776</text:p>
          </table:table-cell>
          <table:table-cell office:value-type="float" office:value="0.921823" calcext:value-type="float">
            <text:p>0.921823</text:p>
          </table:table-cell>
          <table:table-cell office:value-type="float" office:value="0.87" calcext:value-type="float">
            <text:p>0.87</text:p>
          </table:table-cell>
          <table:table-cell office:value-type="float" office:value="0.928999" calcext:value-type="float">
            <text:p>0.92899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869938" calcext:value-type="float">
            <text:p>0.8699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6064" calcext:value-type="float">
            <text:p>0.936064</text:p>
          </table:table-cell>
          <table:table-cell office:value-type="float" office:value="0.923224" calcext:value-type="float">
            <text:p>0.923224</text:p>
          </table:table-cell>
          <table:table-cell office:value-type="float" office:value="0.869231" calcext:value-type="float">
            <text:p>0.869231</text:p>
          </table:table-cell>
          <table:table-cell office:value-type="float" office:value="0.929169" calcext:value-type="float">
            <text:p>0.92916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33262" calcext:value-type="float">
            <text:p>0.933262</text:p>
          </table:table-cell>
          <table:table-cell office:value-type="float" office:value="0.923839" calcext:value-type="float">
            <text:p>0.923839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27337" calcext:value-type="float">
            <text:p>0.92733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15" calcext:value-type="float">
            <text:p>0.91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26912" calcext:value-type="float">
            <text:p>0.92691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43351" calcext:value-type="float">
            <text:p>0.943351</text:p>
          </table:table-cell>
          <table:table-cell office:value-type="float" office:value="0.910113" calcext:value-type="float">
            <text:p>0.910113</text:p>
          </table:table-cell>
          <table:table-cell office:value-type="float" office:value="0.864103" calcext:value-type="float">
            <text:p>0.864103</text:p>
          </table:table-cell>
          <table:table-cell office:value-type="float" office:value="0.926055" calcext:value-type="float">
            <text:p>0.92605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732767" calcext:value-type="float">
            <text:p>0.732767</text:p>
          </table:table-cell>
          <table:table-cell office:value-type="float" office:value="0.660336" calcext:value-type="float">
            <text:p>0.660336</text:p>
          </table:table-cell>
          <table:table-cell office:value-type="float" office:value="0.86375" calcext:value-type="float">
            <text:p>0.863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932752" calcext:value-type="float">
            <text:p>0.932752</text:p>
          </table:table-cell>
          <table:table-cell office:value-type="float" office:value="0.918448" calcext:value-type="float">
            <text:p>0.918448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24051" calcext:value-type="float">
            <text:p>0.92405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33944" calcext:value-type="float">
            <text:p>0.933944</text:p>
          </table:table-cell>
          <table:table-cell office:value-type="float" office:value="0.914112" calcext:value-type="float">
            <text:p>0.914112</text:p>
          </table:table-cell>
          <table:table-cell office:value-type="float" office:value="0.86" calcext:value-type="float">
            <text:p>0.86</text:p>
          </table:table-cell>
          <table:table-cell office:value-type="float" office:value="0.92342" calcext:value-type="float">
            <text:p>0.9234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719584" calcext:value-type="float">
            <text:p>0.719584</text:p>
          </table:table-cell>
          <table:table-cell office:value-type="float" office:value="0.654167" calcext:value-type="float">
            <text:p>0.654167</text:p>
          </table:table-cell>
          <table:table-cell office:value-type="float" office:value="0.858974" calcext:value-type="float">
            <text:p>0.85897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27953" calcext:value-type="float">
            <text:p>0.927953</text:p>
          </table:table-cell>
          <table:table-cell office:value-type="float" office:value="0.920221" calcext:value-type="float">
            <text:p>0.920221</text:p>
          </table:table-cell>
          <table:table-cell office:value-type="float" office:value="0.858974" calcext:value-type="float">
            <text:p>0.858974</text:p>
          </table:table-cell>
          <table:table-cell office:value-type="float" office:value="0.923546" calcext:value-type="float">
            <text:p>0.923546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788185" calcext:value-type="float">
            <text:p>0.788185</text:p>
          </table:table-cell>
          <table:table-cell office:value-type="float" office:value="0.746154" calcext:value-type="float">
            <text:p>0.746154</text:p>
          </table:table-cell>
          <table:table-cell office:value-type="float" office:value="0.857331" calcext:value-type="float">
            <text:p>0.857331</text:p>
          </table:table-cell>
          <table:table-cell office:value-type="float" office:value="0.743974" calcext:value-type="float">
            <text:p>0.743974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928312" calcext:value-type="float">
            <text:p>0.928312</text:p>
          </table:table-cell>
          <table:table-cell office:value-type="float" office:value="0.918784" calcext:value-type="float">
            <text:p>0.91878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21953" calcext:value-type="float">
            <text:p>0.92195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55303" calcext:value-type="float">
            <text:p>0.855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29094" calcext:value-type="float">
            <text:p>0.929094</text:p>
          </table:table-cell>
          <table:table-cell office:value-type="float" office:value="0.914119" calcext:value-type="float">
            <text:p>0.914119</text:p>
          </table:table-cell>
          <table:table-cell office:value-type="float" office:value="0.855" calcext:value-type="float">
            <text:p>0.855</text:p>
          </table:table-cell>
          <table:table-cell office:value-type="float" office:value="0.921171" calcext:value-type="float">
            <text:p>0.92117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24548" calcext:value-type="float">
            <text:p>0.924548</text:p>
          </table:table-cell>
          <table:table-cell office:value-type="float" office:value="0.916969" calcext:value-type="float">
            <text:p>0.916969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.920239" calcext:value-type="float">
            <text:p>0.92023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35243" calcext:value-type="float">
            <text:p>0.935243</text:p>
          </table:table-cell>
          <table:table-cell office:value-type="float" office:value="0.907209" calcext:value-type="float">
            <text:p>0.907209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.920575" calcext:value-type="float">
            <text:p>0.92057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n</text:p>
          </table:table-cell>
          <table:table-cell office:value-type="float" office:value="0.125" calcext:value-type="float">
            <text:p>0.125</text:p>
          </table:table-cell>
          <table:table-cell office:value-type="float" office:value="0.852941" calcext:value-type="float">
            <text:p>0.8529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21802" calcext:value-type="float">
            <text:p>0.921802</text:p>
          </table:table-cell>
          <table:table-cell office:value-type="float" office:value="0.919294" calcext:value-type="float">
            <text:p>0.919294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9729" calcext:value-type="float">
            <text:p>0.91972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21434" calcext:value-type="float">
            <text:p>0.921434</text:p>
          </table:table-cell>
          <table:table-cell office:value-type="float" office:value="0.918918" calcext:value-type="float">
            <text:p>0.918918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9487" calcext:value-type="float">
            <text:p>0.91948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23191" calcext:value-type="float">
            <text:p>0.923191</text:p>
          </table:table-cell>
          <table:table-cell office:value-type="float" office:value="0.915532" calcext:value-type="float">
            <text:p>0.915532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8619" calcext:value-type="float">
            <text:p>0.91861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73095" calcext:value-type="float">
            <text:p>0.873095</text:p>
          </table:table-cell>
          <table:table-cell office:value-type="float" office:value="0.972515" calcext:value-type="float">
            <text:p>0.972515</text:p>
          </table:table-cell>
          <table:table-cell office:value-type="float" office:value="0.852381" calcext:value-type="float">
            <text:p>0.852381</text:p>
          </table:table-cell>
          <table:table-cell office:value-type="float" office:value="0.918563" calcext:value-type="float">
            <text:p>0.91856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01324" calcext:value-type="float">
            <text:p>0.901324</text:p>
          </table:table-cell>
          <table:table-cell office:value-type="float" office:value="0.940587" calcext:value-type="float">
            <text:p>0.940587</text:p>
          </table:table-cell>
          <table:table-cell office:value-type="float" office:value="0.851515" calcext:value-type="float">
            <text:p>0.851515</text:p>
          </table:table-cell>
          <table:table-cell office:value-type="float" office:value="0.919548" calcext:value-type="float">
            <text:p>0.91954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29591" calcext:value-type="float">
            <text:p>0.929591</text:p>
          </table:table-cell>
          <table:table-cell office:value-type="float" office:value="0.909239" calcext:value-type="float">
            <text:p>0.909239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8918" calcext:value-type="float">
            <text:p>0.91891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19701" calcext:value-type="float">
            <text:p>0.919701</text:p>
          </table:table-cell>
          <table:table-cell office:value-type="float" office:value="0.919635" calcext:value-type="float">
            <text:p>0.919635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9022" calcext:value-type="float">
            <text:p>0.91902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728606" calcext:value-type="float">
            <text:p>0.728606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850953" calcext:value-type="float">
            <text:p>0.85095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19333" calcext:value-type="float">
            <text:p>0.919333</text:p>
          </table:table-cell>
          <table:table-cell office:value-type="float" office:value="0.919214" calcext:value-type="float">
            <text:p>0.919214</text:p>
          </table:table-cell>
          <table:table-cell office:value-type="float" office:value="0.85" calcext:value-type="float">
            <text:p>0.85</text:p>
          </table:table-cell>
          <table:table-cell office:value-type="float" office:value="0.918126" calcext:value-type="float">
            <text:p>0.91812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3141" calcext:value-type="float">
            <text:p>0.93141</text:p>
          </table:table-cell>
          <table:table-cell office:value-type="float" office:value="0.906524" calcext:value-type="float">
            <text:p>0.906524</text:p>
          </table:table-cell>
          <table:table-cell office:value-type="float" office:value="0.85" calcext:value-type="float">
            <text:p>0.85</text:p>
          </table:table-cell>
          <table:table-cell office:value-type="float" office:value="0.918359" calcext:value-type="float">
            <text:p>0.91835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1486" calcext:value-type="float">
            <text:p>0.921486</text:p>
          </table:table-cell>
          <table:table-cell office:value-type="float" office:value="0.916512" calcext:value-type="float">
            <text:p>0.916512</text:p>
          </table:table-cell>
          <table:table-cell office:value-type="float" office:value="0.85" calcext:value-type="float">
            <text:p>0.85</text:p>
          </table:table-cell>
          <table:table-cell office:value-type="float" office:value="0.918527" calcext:value-type="float">
            <text:p>0.91852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20745" calcext:value-type="float">
            <text:p>0.920745</text:p>
          </table:table-cell>
          <table:table-cell office:value-type="float" office:value="0.915839" calcext:value-type="float">
            <text:p>0.915839</text:p>
          </table:table-cell>
          <table:table-cell office:value-type="float" office:value="0.85" calcext:value-type="float">
            <text:p>0.85</text:p>
          </table:table-cell>
          <table:table-cell office:value-type="float" office:value="0.917929" calcext:value-type="float">
            <text:p>0.91792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793036" calcext:value-type="float">
            <text:p>0.793036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849875" calcext:value-type="float">
            <text:p>0.849875</text:p>
          </table:table-cell>
          <table:table-cell office:value-type="float" office:value="0.747675" calcext:value-type="float">
            <text:p>0.74767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74486" calcext:value-type="float">
            <text:p>0.74486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848875" calcext:value-type="float">
            <text:p>0.848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14154" calcext:value-type="float">
            <text:p>0.914154</text:p>
          </table:table-cell>
          <table:table-cell office:value-type="float" office:value="0.921755" calcext:value-type="float">
            <text:p>0.921755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7308" calcext:value-type="float">
            <text:p>0.91730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4713" calcext:value-type="float">
            <text:p>0.934713</text:p>
          </table:table-cell>
          <table:table-cell office:value-type="float" office:value="0.901615" calcext:value-type="float">
            <text:p>0.901615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7578" calcext:value-type="float">
            <text:p>0.91757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21981" calcext:value-type="float">
            <text:p>0.921981</text:p>
          </table:table-cell>
          <table:table-cell office:value-type="float" office:value="0.914377" calcext:value-type="float">
            <text:p>0.914377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7736" calcext:value-type="float">
            <text:p>0.91773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1893" calcext:value-type="float">
            <text:p>0.91893</text:p>
          </table:table-cell>
          <table:table-cell office:value-type="float" office:value="0.916103" calcext:value-type="float">
            <text:p>0.916103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6636" calcext:value-type="float">
            <text:p>0.91663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14032" calcext:value-type="float">
            <text:p>0.914032</text:p>
          </table:table-cell>
          <table:table-cell office:value-type="float" office:value="0.921686" calcext:value-type="float">
            <text:p>0.921686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7523" calcext:value-type="float">
            <text:p>0.917523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7307" calcext:value-type="float">
            <text:p>0.87307</text:p>
          </table:table-cell>
          <table:table-cell office:value-type="float" office:value="0.967868" calcext:value-type="float">
            <text:p>0.967868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916085" calcext:value-type="float">
            <text:p>0.91608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912321" calcext:value-type="float">
            <text:p>0.912321</text:p>
          </table:table-cell>
          <table:table-cell office:value-type="float" office:value="0.922076" calcext:value-type="float">
            <text:p>0.922076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915836" calcext:value-type="float">
            <text:p>0.91583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913496" calcext:value-type="float">
            <text:p>0.913496</text:p>
          </table:table-cell>
          <table:table-cell office:value-type="float" office:value="0.922802" calcext:value-type="float">
            <text:p>0.922802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915649" calcext:value-type="float">
            <text:p>0.91564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13596" calcext:value-type="float">
            <text:p>0.913596</text:p>
          </table:table-cell>
          <table:table-cell office:value-type="float" office:value="0.921031" calcext:value-type="float">
            <text:p>0.921031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6511" calcext:value-type="float">
            <text:p>0.91651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6766" calcext:value-type="float">
            <text:p>0.926766</text:p>
          </table:table-cell>
          <table:table-cell office:value-type="float" office:value="0.909278" calcext:value-type="float">
            <text:p>0.909278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716" calcext:value-type="float">
            <text:p>0.9171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28892" calcext:value-type="float">
            <text:p>0.928892</text:p>
          </table:table-cell>
          <table:table-cell office:value-type="float" office:value="0.906517" calcext:value-type="float">
            <text:p>0.906517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732" calcext:value-type="float">
            <text:p>0.9173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27126" calcext:value-type="float">
            <text:p>0.927126</text:p>
          </table:table-cell>
          <table:table-cell office:value-type="float" office:value="0.906618" calcext:value-type="float">
            <text:p>0.906618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916098" calcext:value-type="float">
            <text:p>0.91609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16687" calcext:value-type="float">
            <text:p>0.916687</text:p>
          </table:table-cell>
          <table:table-cell office:value-type="float" office:value="0.916658" calcext:value-type="float">
            <text:p>0.916658</text:p>
          </table:table-cell>
          <table:table-cell office:value-type="float" office:value="0.845" calcext:value-type="float">
            <text:p>0.845</text:p>
          </table:table-cell>
          <table:table-cell office:value-type="float" office:value="0.915292" calcext:value-type="float">
            <text:p>0.91529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16307" calcext:value-type="float">
            <text:p>0.916307</text:p>
          </table:table-cell>
          <table:table-cell office:value-type="float" office:value="0.916211" calcext:value-type="float">
            <text:p>0.916211</text:p>
          </table:table-cell>
          <table:table-cell office:value-type="float" office:value="0.845" calcext:value-type="float">
            <text:p>0.845</text:p>
          </table:table-cell>
          <table:table-cell office:value-type="float" office:value="0.915137" calcext:value-type="float">
            <text:p>0.91513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21517" calcext:value-type="float">
            <text:p>0.921517</text:p>
          </table:table-cell>
          <table:table-cell office:value-type="float" office:value="0.90874" calcext:value-type="float">
            <text:p>0.90874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4429" calcext:value-type="float">
            <text:p>0.91442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23012" calcext:value-type="float">
            <text:p>0.923012</text:p>
          </table:table-cell>
          <table:table-cell office:value-type="float" office:value="0.905372" calcext:value-type="float">
            <text:p>0.905372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3593" calcext:value-type="float">
            <text:p>0.91359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1495" calcext:value-type="float">
            <text:p>0.921495</text:p>
          </table:table-cell>
          <table:table-cell office:value-type="float" office:value="0.908652" calcext:value-type="float">
            <text:p>0.908652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4521" calcext:value-type="float">
            <text:p>0.91452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1808" calcext:value-type="float">
            <text:p>0.91808</text:p>
          </table:table-cell>
          <table:table-cell office:value-type="float" office:value="0.910642" calcext:value-type="float">
            <text:p>0.910642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3733" calcext:value-type="float">
            <text:p>0.91373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10157" calcext:value-type="float">
            <text:p>0.910157</text:p>
          </table:table-cell>
          <table:table-cell office:value-type="float" office:value="0.917693" calcext:value-type="float">
            <text:p>0.91769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3305" calcext:value-type="float">
            <text:p>0.91330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11739" calcext:value-type="float">
            <text:p>0.911739</text:p>
          </table:table-cell>
          <table:table-cell office:value-type="float" office:value="0.916859" calcext:value-type="float">
            <text:p>0.916859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3273" calcext:value-type="float">
            <text:p>0.91327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10817" calcext:value-type="float">
            <text:p>0.910817</text:p>
          </table:table-cell>
          <table:table-cell office:value-type="float" office:value="0.91581" calcext:value-type="float">
            <text:p>0.91581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2708" calcext:value-type="float">
            <text:p>0.91270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21017" calcext:value-type="float">
            <text:p>0.921017</text:p>
          </table:table-cell>
          <table:table-cell office:value-type="float" office:value="0.906005" calcext:value-type="float">
            <text:p>0.906005</text:p>
          </table:table-cell>
          <table:table-cell office:value-type="float" office:value="0.84" calcext:value-type="float">
            <text:p>0.84</text:p>
          </table:table-cell>
          <table:table-cell office:value-type="float" office:value="0.912397" calcext:value-type="float">
            <text:p>0.912397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894134" calcext:value-type="float">
            <text:p>0.894134</text:p>
          </table:table-cell>
          <table:table-cell office:value-type="float" office:value="0.933565" calcext:value-type="float">
            <text:p>0.933565</text:p>
          </table:table-cell>
          <table:table-cell office:value-type="float" office:value="0.839394" calcext:value-type="float">
            <text:p>0.839394</text:p>
          </table:table-cell>
          <table:table-cell office:value-type="float" office:value="0.911711" calcext:value-type="float">
            <text:p>0.911711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894262" calcext:value-type="float">
            <text:p>0.894262</text:p>
          </table:table-cell>
          <table:table-cell office:value-type="float" office:value="0.93076" calcext:value-type="float">
            <text:p>0.93076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909686" calcext:value-type="float">
            <text:p>0.909686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0.930911" calcext:value-type="float">
            <text:p>0.930911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91022" calcext:value-type="float">
            <text:p>0.9102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07597" calcext:value-type="float">
            <text:p>0.907597</text:p>
          </table:table-cell>
          <table:table-cell office:value-type="float" office:value="0.910091" calcext:value-type="float">
            <text:p>0.910091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08261" calcext:value-type="float">
            <text:p>0.90826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12488" calcext:value-type="float">
            <text:p>0.912488</text:p>
          </table:table-cell>
          <table:table-cell office:value-type="float" office:value="0.904865" calcext:value-type="float">
            <text:p>0.904865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907808" calcext:value-type="float">
            <text:p>0.907808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04754" calcext:value-type="float">
            <text:p>0.904754</text:p>
          </table:table-cell>
          <table:table-cell office:value-type="float" office:value="0.910953" calcext:value-type="float">
            <text:p>0.910953</text:p>
          </table:table-cell>
          <table:table-cell office:value-type="float" office:value="0.830303" calcext:value-type="float">
            <text:p>0.830303</text:p>
          </table:table-cell>
          <table:table-cell office:value-type="float" office:value="0.906353" calcext:value-type="float">
            <text:p>0.90635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0345" calcext:value-type="float">
            <text:p>0.90345</text:p>
          </table:table-cell>
          <table:table-cell office:value-type="float" office:value="0.908209" calcext:value-type="float">
            <text:p>0.908209</text:p>
          </table:table-cell>
          <table:table-cell office:value-type="float" office:value="0.83" calcext:value-type="float">
            <text:p>0.83</text:p>
          </table:table-cell>
          <table:table-cell office:value-type="float" office:value="0.905188" calcext:value-type="float">
            <text:p>0.90518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12204" calcext:value-type="float">
            <text:p>0.912204</text:p>
          </table:table-cell>
          <table:table-cell office:value-type="float" office:value="0.902225" calcext:value-type="float">
            <text:p>0.902225</text:p>
          </table:table-cell>
          <table:table-cell office:value-type="float" office:value="0.83" calcext:value-type="float">
            <text:p>0.83</text:p>
          </table:table-cell>
          <table:table-cell office:value-type="float" office:value="0.906742" calcext:value-type="float">
            <text:p>0.90674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12199" calcext:value-type="float">
            <text:p>0.912199</text:p>
          </table:table-cell>
          <table:table-cell office:value-type="float" office:value="0.902164" calcext:value-type="float">
            <text:p>0.902164</text:p>
          </table:table-cell>
          <table:table-cell office:value-type="float" office:value="0.83" calcext:value-type="float">
            <text:p>0.83</text:p>
          </table:table-cell>
          <table:table-cell office:value-type="float" office:value="0.906533" calcext:value-type="float">
            <text:p>0.90653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06833" calcext:value-type="float">
            <text:p>0.906833</text:p>
          </table:table-cell>
          <table:table-cell office:value-type="float" office:value="0.904348" calcext:value-type="float">
            <text:p>0.904348</text:p>
          </table:table-cell>
          <table:table-cell office:value-type="float" office:value="0.828205" calcext:value-type="float">
            <text:p>0.828205</text:p>
          </table:table-cell>
          <table:table-cell office:value-type="float" office:value="0.90543" calcext:value-type="float">
            <text:p>0.9054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0944" calcext:value-type="float">
            <text:p>0.90944</text:p>
          </table:table-cell>
          <table:table-cell office:value-type="float" office:value="0.902051" calcext:value-type="float">
            <text:p>0.902051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522" calcext:value-type="float">
            <text:p>0.9052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19258" calcext:value-type="float">
            <text:p>0.919258</text:p>
          </table:table-cell>
          <table:table-cell office:value-type="float" office:value="0.891958" calcext:value-type="float">
            <text:p>0.89195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4809" calcext:value-type="float">
            <text:p>0.90480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17148" calcext:value-type="float">
            <text:p>0.917148</text:p>
          </table:table-cell>
          <table:table-cell office:value-type="float" office:value="0.894751" calcext:value-type="float">
            <text:p>0.894751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4837" calcext:value-type="float">
            <text:p>0.904837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95322" calcext:value-type="float">
            <text:p>0.895322</text:p>
          </table:table-cell>
          <table:table-cell office:value-type="float" office:value="0.916429" calcext:value-type="float">
            <text:p>0.916429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904752" calcext:value-type="float">
            <text:p>0.90475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07399" calcext:value-type="float">
            <text:p>0.907399</text:p>
          </table:table-cell>
          <table:table-cell office:value-type="float" office:value="0.902367" calcext:value-type="float">
            <text:p>0.902367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3625" calcext:value-type="float">
            <text:p>0.90362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04065" calcext:value-type="float">
            <text:p>0.904065</text:p>
          </table:table-cell>
          <table:table-cell office:value-type="float" office:value="0.904012" calcext:value-type="float">
            <text:p>0.904012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3717" calcext:value-type="float">
            <text:p>0.90371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89633" calcext:value-type="float">
            <text:p>0.889633</text:p>
          </table:table-cell>
          <table:table-cell office:value-type="float" office:value="0.919517" calcext:value-type="float">
            <text:p>0.919517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3226" calcext:value-type="float">
            <text:p>0.90322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09013" calcext:value-type="float">
            <text:p>0.909013</text:p>
          </table:table-cell>
          <table:table-cell office:value-type="float" office:value="0.89897" calcext:value-type="float">
            <text:p>0.89897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2792" calcext:value-type="float">
            <text:p>0.90279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05741" calcext:value-type="float">
            <text:p>0.905741</text:p>
          </table:table-cell>
          <table:table-cell office:value-type="float" office:value="0.900636" calcext:value-type="float">
            <text:p>0.900636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2688" calcext:value-type="float">
            <text:p>0.902688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93838" calcext:value-type="float">
            <text:p>0.893838</text:p>
          </table:table-cell>
          <table:table-cell office:value-type="float" office:value="0.911714" calcext:value-type="float">
            <text:p>0.911714</text:p>
          </table:table-cell>
          <table:table-cell office:value-type="float" office:value="0.824242" calcext:value-type="float">
            <text:p>0.824242</text:p>
          </table:table-cell>
          <table:table-cell office:value-type="float" office:value="0.901536" calcext:value-type="float">
            <text:p>0.90153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85804" calcext:value-type="float">
            <text:p>0.885804</text:p>
          </table:table-cell>
          <table:table-cell office:value-type="float" office:value="0.91903" calcext:value-type="float">
            <text:p>0.91903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1554" calcext:value-type="float">
            <text:p>0.90155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06435" calcext:value-type="float">
            <text:p>0.906435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2095" calcext:value-type="float">
            <text:p>0.90209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08975" calcext:value-type="float">
            <text:p>0.908975</text:p>
          </table:table-cell>
          <table:table-cell office:value-type="float" office:value="0.896068" calcext:value-type="float">
            <text:p>0.896068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1819" calcext:value-type="float">
            <text:p>0.90181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893147" calcext:value-type="float">
            <text:p>0.893147</text:p>
          </table:table-cell>
          <table:table-cell office:value-type="float" office:value="0.910691" calcext:value-type="float">
            <text:p>0.910691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0904" calcext:value-type="float">
            <text:p>0.90090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04881" calcext:value-type="float">
            <text:p>0.904881</text:p>
          </table:table-cell>
          <table:table-cell office:value-type="float" office:value="0.902713" calcext:value-type="float">
            <text:p>0.902713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902011" calcext:value-type="float">
            <text:p>0.902011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869575" calcext:value-type="float">
            <text:p>0.869575</text:p>
          </table:table-cell>
          <table:table-cell office:value-type="float" office:value="0.939139" calcext:value-type="float">
            <text:p>0.939139</text:p>
          </table:table-cell>
          <table:table-cell office:value-type="float" office:value="0.821212" calcext:value-type="float">
            <text:p>0.821212</text:p>
          </table:table-cell>
          <table:table-cell office:value-type="float" office:value="0.901317" calcext:value-type="float">
            <text:p>0.90131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11944" calcext:value-type="float">
            <text:p>0.911944</text:p>
          </table:table-cell>
          <table:table-cell office:value-type="float" office:value="0.89136" calcext:value-type="float">
            <text:p>0.89136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374" calcext:value-type="float">
            <text:p>0.90037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05672" calcext:value-type="float">
            <text:p>0.905672</text:p>
          </table:table-cell>
          <table:table-cell office:value-type="float" office:value="0.895358" calcext:value-type="float">
            <text:p>0.895358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899909" calcext:value-type="float">
            <text:p>0.89990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09447" calcext:value-type="float">
            <text:p>0.909447</text:p>
          </table:table-cell>
          <table:table-cell office:value-type="float" office:value="0.894119" calcext:value-type="float">
            <text:p>0.894119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812" calcext:value-type="float">
            <text:p>0.90081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03838" calcext:value-type="float">
            <text:p>0.903838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716" calcext:value-type="float">
            <text:p>0.900716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18846" calcext:value-type="float">
            <text:p>0.918846</text:p>
          </table:table-cell>
          <table:table-cell office:value-type="float" office:value="0.884067" calcext:value-type="float">
            <text:p>0.884067</text:p>
          </table:table-cell>
          <table:table-cell office:value-type="float" office:value="0.82" calcext:value-type="float">
            <text:p>0.82</text:p>
          </table:table-cell>
          <table:table-cell office:value-type="float" office:value="0.90019" calcext:value-type="float">
            <text:p>0.90019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86387" calcext:value-type="float">
            <text:p>0.886387</text:p>
          </table:table-cell>
          <table:table-cell office:value-type="float" office:value="0.916657" calcext:value-type="float">
            <text:p>0.916657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899575" calcext:value-type="float">
            <text:p>0.89957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16062" calcext:value-type="float">
            <text:p>0.916062</text:p>
          </table:table-cell>
          <table:table-cell office:value-type="float" office:value="0.880553" calcext:value-type="float">
            <text:p>0.880553</text:p>
          </table:table-cell>
          <table:table-cell office:value-type="float" office:value="0.815385" calcext:value-type="float">
            <text:p>0.815385</text:p>
          </table:table-cell>
          <table:table-cell office:value-type="float" office:value="0.897141" calcext:value-type="float">
            <text:p>0.897141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871348" calcext:value-type="float">
            <text:p>0.871348</text:p>
          </table:table-cell>
          <table:table-cell office:value-type="float" office:value="0.928591" calcext:value-type="float">
            <text:p>0.928591</text:p>
          </table:table-cell>
          <table:table-cell office:value-type="float" office:value="0.815152" calcext:value-type="float">
            <text:p>0.815152</text:p>
          </table:table-cell>
          <table:table-cell office:value-type="float" office:value="0.89753" calcext:value-type="float">
            <text:p>0.8975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88354" calcext:value-type="float">
            <text:p>0.88354</text:p>
          </table:table-cell>
          <table:table-cell office:value-type="float" office:value="0.916546" calcext:value-type="float">
            <text:p>0.916546</text:p>
          </table:table-cell>
          <table:table-cell office:value-type="float" office:value="0.815152" calcext:value-type="float">
            <text:p>0.815152</text:p>
          </table:table-cell>
          <table:table-cell office:value-type="float" office:value="0.896524" calcext:value-type="float">
            <text:p>0.896524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868614" calcext:value-type="float">
            <text:p>0.868614</text:p>
          </table:table-cell>
          <table:table-cell office:value-type="float" office:value="0.929759" calcext:value-type="float">
            <text:p>0.929759</text:p>
          </table:table-cell>
          <table:table-cell office:value-type="float" office:value="0.814706" calcext:value-type="float">
            <text:p>0.814706</text:p>
          </table:table-cell>
          <table:table-cell office:value-type="float" office:value="0.896849" calcext:value-type="float">
            <text:p>0.89684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3748" calcext:value-type="float">
            <text:p>0.53748</text:p>
          </table:table-cell>
          <table:table-cell office:value-type="float" office:value="0.81375" calcext:value-type="float">
            <text:p>0.813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870758" calcext:value-type="float">
            <text:p>0.870758</text:p>
          </table:table-cell>
          <table:table-cell office:value-type="float" office:value="0.925263" calcext:value-type="float">
            <text:p>0.925263</text:p>
          </table:table-cell>
          <table:table-cell office:value-type="float" office:value="0.812121" calcext:value-type="float">
            <text:p>0.812121</text:p>
          </table:table-cell>
          <table:table-cell office:value-type="float" office:value="0.894987" calcext:value-type="float">
            <text:p>0.894987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889313" calcext:value-type="float">
            <text:p>0.889313</text:p>
          </table:table-cell>
          <table:table-cell office:value-type="float" office:value="0.907863" calcext:value-type="float">
            <text:p>0.907863</text:p>
          </table:table-cell>
          <table:table-cell office:value-type="float" office:value="0.812121" calcext:value-type="float">
            <text:p>0.812121</text:p>
          </table:table-cell>
          <table:table-cell office:value-type="float" office:value="0.895275" calcext:value-type="float">
            <text:p>0.89527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30833" calcext:value-type="float">
            <text:p>0.530833</text:p>
          </table:table-cell>
          <table:table-cell office:value-type="float" office:value="0.811538" calcext:value-type="float">
            <text:p>0.8115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02753" calcext:value-type="float">
            <text:p>0.902753</text:p>
          </table:table-cell>
          <table:table-cell office:value-type="float" office:value="0.887499" calcext:value-type="float">
            <text:p>0.887499</text:p>
          </table:table-cell>
          <table:table-cell office:value-type="float" office:value="0.810256" calcext:value-type="float">
            <text:p>0.810256</text:p>
          </table:table-cell>
          <table:table-cell office:value-type="float" office:value="0.894474" calcext:value-type="float">
            <text:p>0.894474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888294" calcext:value-type="float">
            <text:p>0.888294</text:p>
          </table:table-cell>
          <table:table-cell office:value-type="float" office:value="0.903752" calcext:value-type="float">
            <text:p>0.903752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892566" calcext:value-type="float">
            <text:p>0.892566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875947" calcext:value-type="float">
            <text:p>0.875947</text:p>
          </table:table-cell>
          <table:table-cell office:value-type="float" office:value="0.915213" calcext:value-type="float">
            <text:p>0.915213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893792" calcext:value-type="float">
            <text:p>0.893792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848276" calcext:value-type="float">
            <text:p>0.848276</text:p>
          </table:table-cell>
          <table:table-cell office:value-type="float" office:value="0.944383" calcext:value-type="float">
            <text:p>0.944383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893039" calcext:value-type="float">
            <text:p>0.893039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86726" calcext:value-type="float">
            <text:p>0.86726</text:p>
          </table:table-cell>
          <table:table-cell office:value-type="float" office:value="0.921362" calcext:value-type="float">
            <text:p>0.921362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891786" calcext:value-type="float">
            <text:p>0.891786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871178" calcext:value-type="float">
            <text:p>0.871178</text:p>
          </table:table-cell>
          <table:table-cell office:value-type="float" office:value="0.919444" calcext:value-type="float">
            <text:p>0.919444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89137" calcext:value-type="float">
            <text:p>0.89137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66662" calcext:value-type="float">
            <text:p>0.866662</text:p>
          </table:table-cell>
          <table:table-cell office:value-type="float" office:value="0.921019" calcext:value-type="float">
            <text:p>0.921019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891469" calcext:value-type="float">
            <text:p>0.89146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94601" calcext:value-type="float">
            <text:p>0.894601</text:p>
          </table:table-cell>
          <table:table-cell office:value-type="float" office:value="0.889429" calcext:value-type="float">
            <text:p>0.889429</text:p>
          </table:table-cell>
          <table:table-cell office:value-type="float" office:value="0.805128" calcext:value-type="float">
            <text:p>0.805128</text:p>
          </table:table-cell>
          <table:table-cell office:value-type="float" office:value="0.89136" calcext:value-type="float">
            <text:p>0.89136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63964" calcext:value-type="float">
            <text:p>0.863964</text:p>
          </table:table-cell>
          <table:table-cell office:value-type="float" office:value="0.921188" calcext:value-type="float">
            <text:p>0.921188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889692" calcext:value-type="float">
            <text:p>0.889692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867353" calcext:value-type="float">
            <text:p>0.867353</text:p>
          </table:table-cell>
          <table:table-cell office:value-type="float" office:value="0.918618" calcext:value-type="float">
            <text:p>0.918618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889753" calcext:value-type="float">
            <text:p>0.88975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8131" calcext:value-type="float">
            <text:p>0.88131</text:p>
          </table:table-cell>
          <table:table-cell office:value-type="float" office:value="0.901489" calcext:value-type="float">
            <text:p>0.901489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890163" calcext:value-type="float">
            <text:p>0.89016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839426" calcext:value-type="float">
            <text:p>0.839426</text:p>
          </table:table-cell>
          <table:table-cell office:value-type="float" office:value="0.947429" calcext:value-type="float">
            <text:p>0.947429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889267" calcext:value-type="float">
            <text:p>0.88926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10259" calcext:value-type="float">
            <text:p>0.910259</text:p>
          </table:table-cell>
          <table:table-cell office:value-type="float" office:value="0.872115" calcext:value-type="float">
            <text:p>0.872115</text:p>
          </table:table-cell>
          <table:table-cell office:value-type="float" office:value="0.802564" calcext:value-type="float">
            <text:p>0.802564</text:p>
          </table:table-cell>
          <table:table-cell office:value-type="float" office:value="0.889977" calcext:value-type="float">
            <text:p>0.889977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623077" calcext:value-type="float">
            <text:p>0.62307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873398" calcext:value-type="float">
            <text:p>0.873398</text:p>
          </table:table-cell>
          <table:table-cell office:value-type="float" office:value="0.909737" calcext:value-type="float">
            <text:p>0.909737</text:p>
          </table:table-cell>
          <table:table-cell office:value-type="float" office:value="0.8" calcext:value-type="float">
            <text:p>0.8</text:p>
          </table:table-cell>
          <table:table-cell office:value-type="float" office:value="0.888054" calcext:value-type="float">
            <text:p>0.888054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850041" calcext:value-type="float">
            <text:p>0.850041</text:p>
          </table:table-cell>
          <table:table-cell office:value-type="float" office:value="0.931835" calcext:value-type="float">
            <text:p>0.931835</text:p>
          </table:table-cell>
          <table:table-cell office:value-type="float" office:value="0.8" calcext:value-type="float">
            <text:p>0.8</text:p>
          </table:table-cell>
          <table:table-cell office:value-type="float" office:value="0.887724" calcext:value-type="float">
            <text:p>0.88772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96059" calcext:value-type="float">
            <text:p>0.896059</text:p>
          </table:table-cell>
          <table:table-cell office:value-type="float" office:value="0.881211" calcext:value-type="float">
            <text:p>0.881211</text:p>
          </table:table-cell>
          <table:table-cell office:value-type="float" office:value="0.8" calcext:value-type="float">
            <text:p>0.8</text:p>
          </table:table-cell>
          <table:table-cell office:value-type="float" office:value="0.887787" calcext:value-type="float">
            <text:p>0.887787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54454" calcext:value-type="float">
            <text:p>0.854454</text:p>
          </table:table-cell>
          <table:table-cell office:value-type="float" office:value="0.923644" calcext:value-type="float">
            <text:p>0.923644</text:p>
          </table:table-cell>
          <table:table-cell office:value-type="float" office:value="0.79697" calcext:value-type="float">
            <text:p>0.79697</text:p>
          </table:table-cell>
          <table:table-cell office:value-type="float" office:value="0.886251" calcext:value-type="float">
            <text:p>0.88625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03535" calcext:value-type="float">
            <text:p>0.903535</text:p>
          </table:table-cell>
          <table:table-cell office:value-type="float" office:value="0.868868" calcext:value-type="float">
            <text:p>0.868868</text:p>
          </table:table-cell>
          <table:table-cell office:value-type="float" office:value="0.795" calcext:value-type="float">
            <text:p>0.795</text:p>
          </table:table-cell>
          <table:table-cell office:value-type="float" office:value="0.885102" calcext:value-type="float">
            <text:p>0.88510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794562" calcext:value-type="float">
            <text:p>0.79456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843883" calcext:value-type="float">
            <text:p>0.843883</text:p>
          </table:table-cell>
          <table:table-cell office:value-type="float" office:value="0.931177" calcext:value-type="float">
            <text:p>0.931177</text:p>
          </table:table-cell>
          <table:table-cell office:value-type="float" office:value="0.794118" calcext:value-type="float">
            <text:p>0.794118</text:p>
          </table:table-cell>
          <table:table-cell office:value-type="float" office:value="0.88434" calcext:value-type="float">
            <text:p>0.88434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856375" calcext:value-type="float">
            <text:p>0.856375</text:p>
          </table:table-cell>
          <table:table-cell office:value-type="float" office:value="0.916507" calcext:value-type="float">
            <text:p>0.916507</text:p>
          </table:table-cell>
          <table:table-cell office:value-type="float" office:value="0.793939" calcext:value-type="float">
            <text:p>0.793939</text:p>
          </table:table-cell>
          <table:table-cell office:value-type="float" office:value="0.883735" calcext:value-type="float">
            <text:p>0.88373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65845" calcext:value-type="float">
            <text:p>0.865845</text:p>
          </table:table-cell>
          <table:table-cell office:value-type="float" office:value="0.907926" calcext:value-type="float">
            <text:p>0.907926</text:p>
          </table:table-cell>
          <table:table-cell office:value-type="float" office:value="0.793939" calcext:value-type="float">
            <text:p>0.793939</text:p>
          </table:table-cell>
          <table:table-cell office:value-type="float" office:value="0.884454" calcext:value-type="float">
            <text:p>0.884454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851357" calcext:value-type="float">
            <text:p>0.851357</text:p>
          </table:table-cell>
          <table:table-cell office:value-type="float" office:value="0.920566" calcext:value-type="float">
            <text:p>0.920566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882458" calcext:value-type="float">
            <text:p>0.882458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850817" calcext:value-type="float">
            <text:p>0.850817</text:p>
          </table:table-cell>
          <table:table-cell office:value-type="float" office:value="0.92044" calcext:value-type="float">
            <text:p>0.92044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881933" calcext:value-type="float">
            <text:p>0.88193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861258" calcext:value-type="float">
            <text:p>0.861258</text:p>
          </table:table-cell>
          <table:table-cell office:value-type="float" office:value="0.912772" calcext:value-type="float">
            <text:p>0.912772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882631" calcext:value-type="float">
            <text:p>0.882631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858647" calcext:value-type="float">
            <text:p>0.858647</text:p>
          </table:table-cell>
          <table:table-cell office:value-type="float" office:value="0.906835" calcext:value-type="float">
            <text:p>0.906835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880092" calcext:value-type="float">
            <text:p>0.880092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859976" calcext:value-type="float">
            <text:p>0.859976</text:p>
          </table:table-cell>
          <table:table-cell office:value-type="float" office:value="0.908568" calcext:value-type="float">
            <text:p>0.908568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88039" calcext:value-type="float">
            <text:p>0.88039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850357" calcext:value-type="float">
            <text:p>0.850357</text:p>
          </table:table-cell>
          <table:table-cell office:value-type="float" office:value="0.916991" calcext:value-type="float">
            <text:p>0.916991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880005" calcext:value-type="float">
            <text:p>0.88000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787179" calcext:value-type="float">
            <text:p>0.78717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60455" calcext:value-type="float">
            <text:p>0.860455</text:p>
          </table:table-cell>
          <table:table-cell office:value-type="float" office:value="0.897859" calcext:value-type="float">
            <text:p>0.897859</text:p>
          </table:table-cell>
          <table:table-cell office:value-type="float" office:value="0.785294" calcext:value-type="float">
            <text:p>0.785294</text:p>
          </table:table-cell>
          <table:table-cell office:value-type="float" office:value="0.877764" calcext:value-type="float">
            <text:p>0.87776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18068" calcext:value-type="float">
            <text:p>0.518068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864472" calcext:value-type="float">
            <text:p>0.864472</text:p>
          </table:table-cell>
          <table:table-cell office:value-type="float" office:value="0.897945" calcext:value-type="float">
            <text:p>0.897945</text:p>
          </table:table-cell>
          <table:table-cell office:value-type="float" office:value="0.784848" calcext:value-type="float">
            <text:p>0.784848</text:p>
          </table:table-cell>
          <table:table-cell office:value-type="float" office:value="0.878597" calcext:value-type="float">
            <text:p>0.878597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841899" calcext:value-type="float">
            <text:p>0.841899</text:p>
          </table:table-cell>
          <table:table-cell office:value-type="float" office:value="0.917243" calcext:value-type="float">
            <text:p>0.917243</text:p>
          </table:table-cell>
          <table:table-cell office:value-type="float" office:value="0.782353" calcext:value-type="float">
            <text:p>0.782353</text:p>
          </table:table-cell>
          <table:table-cell office:value-type="float" office:value="0.877133" calcext:value-type="float">
            <text:p>0.87713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849805" calcext:value-type="float">
            <text:p>0.849805</text:p>
          </table:table-cell>
          <table:table-cell office:value-type="float" office:value="0.909953" calcext:value-type="float">
            <text:p>0.909953</text:p>
          </table:table-cell>
          <table:table-cell office:value-type="float" office:value="0.781818" calcext:value-type="float">
            <text:p>0.781818</text:p>
          </table:table-cell>
          <table:table-cell office:value-type="float" office:value="0.876309" calcext:value-type="float">
            <text:p>0.876309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841569" calcext:value-type="float">
            <text:p>0.841569</text:p>
          </table:table-cell>
          <table:table-cell office:value-type="float" office:value="0.914065" calcext:value-type="float">
            <text:p>0.914065</text:p>
          </table:table-cell>
          <table:table-cell office:value-type="float" office:value="0.779412" calcext:value-type="float">
            <text:p>0.779412</text:p>
          </table:table-cell>
          <table:table-cell office:value-type="float" office:value="0.875013" calcext:value-type="float">
            <text:p>0.87501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832471" calcext:value-type="float">
            <text:p>0.832471</text:p>
          </table:table-cell>
          <table:table-cell office:value-type="float" office:value="0.925731" calcext:value-type="float">
            <text:p>0.925731</text:p>
          </table:table-cell>
          <table:table-cell office:value-type="float" office:value="0.778788" calcext:value-type="float">
            <text:p>0.778788</text:p>
          </table:table-cell>
          <table:table-cell office:value-type="float" office:value="0.874405" calcext:value-type="float">
            <text:p>0.87440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34942" calcext:value-type="float">
            <text:p>0.834942</text:p>
          </table:table-cell>
          <table:table-cell office:value-type="float" office:value="0.91631" calcext:value-type="float">
            <text:p>0.91631</text:p>
          </table:table-cell>
          <table:table-cell office:value-type="float" office:value="0.776471" calcext:value-type="float">
            <text:p>0.776471</text:p>
          </table:table-cell>
          <table:table-cell office:value-type="float" office:value="0.872717" calcext:value-type="float">
            <text:p>0.872717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853461" calcext:value-type="float">
            <text:p>0.853461</text:p>
          </table:table-cell>
          <table:table-cell office:value-type="float" office:value="0.902286" calcext:value-type="float">
            <text:p>0.902286</text:p>
          </table:table-cell>
          <table:table-cell office:value-type="float" office:value="0.775758" calcext:value-type="float">
            <text:p>0.775758</text:p>
          </table:table-cell>
          <table:table-cell office:value-type="float" office:value="0.872902" calcext:value-type="float">
            <text:p>0.872902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82651" calcext:value-type="float">
            <text:p>0.82651</text:p>
          </table:table-cell>
          <table:table-cell office:value-type="float" office:value="0.922189" calcext:value-type="float">
            <text:p>0.922189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871022" calcext:value-type="float">
            <text:p>0.871022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816258" calcext:value-type="float">
            <text:p>0.816258</text:p>
          </table:table-cell>
          <table:table-cell office:value-type="float" office:value="0.935341" calcext:value-type="float">
            <text:p>0.935341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870908" calcext:value-type="float">
            <text:p>0.870908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819627" calcext:value-type="float">
            <text:p>0.819627</text:p>
          </table:table-cell>
          <table:table-cell office:value-type="float" office:value="0.933045" calcext:value-type="float">
            <text:p>0.933045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871364" calcext:value-type="float">
            <text:p>0.871364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821138" calcext:value-type="float">
            <text:p>0.821138</text:p>
          </table:table-cell>
          <table:table-cell office:value-type="float" office:value="0.928295" calcext:value-type="float">
            <text:p>0.928295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870779" calcext:value-type="float">
            <text:p>0.870779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4359" calcext:value-type="float">
            <text:p>0.574359</text:p>
          </table:table-cell>
          <table:table-cell office:value-type="float" office:value="0.772781" calcext:value-type="float">
            <text:p>0.77278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85478" calcext:value-type="float">
            <text:p>0.85478</text:p>
          </table:table-cell>
          <table:table-cell office:value-type="float" office:value="0.894073" calcext:value-type="float">
            <text:p>0.894073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870849" calcext:value-type="float">
            <text:p>0.870849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852135" calcext:value-type="float">
            <text:p>0.852135</text:p>
          </table:table-cell>
          <table:table-cell office:value-type="float" office:value="0.897836" calcext:value-type="float">
            <text:p>0.897836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870581" calcext:value-type="float">
            <text:p>0.870581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826352" calcext:value-type="float">
            <text:p>0.826352</text:p>
          </table:table-cell>
          <table:table-cell office:value-type="float" office:value="0.919258" calcext:value-type="float">
            <text:p>0.919258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869755" calcext:value-type="float">
            <text:p>0.86975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27035" calcext:value-type="float">
            <text:p>0.827035</text:p>
          </table:table-cell>
          <table:table-cell office:value-type="float" office:value="0.920058" calcext:value-type="float">
            <text:p>0.920058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869944" calcext:value-type="float">
            <text:p>0.869944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45254" calcext:value-type="float">
            <text:p>0.845254</text:p>
          </table:table-cell>
          <table:table-cell office:value-type="float" office:value="0.899405" calcext:value-type="float">
            <text:p>0.899405</text:p>
          </table:table-cell>
          <table:table-cell office:value-type="float" office:value="0.769697" calcext:value-type="float">
            <text:p>0.769697</text:p>
          </table:table-cell>
          <table:table-cell office:value-type="float" office:value="0.868108" calcext:value-type="float">
            <text:p>0.868108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34783" calcext:value-type="float">
            <text:p>0.834783</text:p>
          </table:table-cell>
          <table:table-cell office:value-type="float" office:value="0.907359" calcext:value-type="float">
            <text:p>0.907359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868029" calcext:value-type="float">
            <text:p>0.868029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820204" calcext:value-type="float">
            <text:p>0.820204</text:p>
          </table:table-cell>
          <table:table-cell office:value-type="float" office:value="0.921842" calcext:value-type="float">
            <text:p>0.921842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867117" calcext:value-type="float">
            <text:p>0.867117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28543" calcext:value-type="float">
            <text:p>0.828543</text:p>
          </table:table-cell>
          <table:table-cell office:value-type="float" office:value="0.909533" calcext:value-type="float">
            <text:p>0.909533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865651" calcext:value-type="float">
            <text:p>0.865651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820565" calcext:value-type="float">
            <text:p>0.820565</text:p>
          </table:table-cell>
          <table:table-cell office:value-type="float" office:value="0.91921" calcext:value-type="float">
            <text:p>0.91921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86578" calcext:value-type="float">
            <text:p>0.86578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16968" calcext:value-type="float">
            <text:p>0.816968</text:p>
          </table:table-cell>
          <table:table-cell office:value-type="float" office:value="0.918591" calcext:value-type="float">
            <text:p>0.918591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863869" calcext:value-type="float">
            <text:p>0.863869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81948" calcext:value-type="float">
            <text:p>0.81948</text:p>
          </table:table-cell>
          <table:table-cell office:value-type="float" office:value="0.914922" calcext:value-type="float">
            <text:p>0.914922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86355" calcext:value-type="float">
            <text:p>0.8635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818941" calcext:value-type="float">
            <text:p>0.818941</text:p>
          </table:table-cell>
          <table:table-cell office:value-type="float" office:value="0.914474" calcext:value-type="float">
            <text:p>0.914474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863474" calcext:value-type="float">
            <text:p>0.863474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835021" calcext:value-type="float">
            <text:p>0.835021</text:p>
          </table:table-cell>
          <table:table-cell office:value-type="float" office:value="0.89581" calcext:value-type="float">
            <text:p>0.89581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86374" calcext:value-type="float">
            <text:p>0.8637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" calcext:value-type="float">
            <text:p>0.57</text:p>
          </table:table-cell>
          <table:table-cell office:value-type="float" office:value="0.759375" calcext:value-type="float">
            <text:p>0.7593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826734" calcext:value-type="float">
            <text:p>0.826734</text:p>
          </table:table-cell>
          <table:table-cell office:value-type="float" office:value="0.901606" calcext:value-type="float">
            <text:p>0.901606</text:p>
          </table:table-cell>
          <table:table-cell office:value-type="float" office:value="0.758824" calcext:value-type="float">
            <text:p>0.758824</text:p>
          </table:table-cell>
          <table:table-cell office:value-type="float" office:value="0.861603" calcext:value-type="float">
            <text:p>0.86160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37857" calcext:value-type="float">
            <text:p>0.837857</text:p>
          </table:table-cell>
          <table:table-cell office:value-type="float" office:value="0.889927" calcext:value-type="float">
            <text:p>0.889927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860033" calcext:value-type="float">
            <text:p>0.86003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811151" calcext:value-type="float">
            <text:p>0.811151</text:p>
          </table:table-cell>
          <table:table-cell office:value-type="float" office:value="0.918362" calcext:value-type="float">
            <text:p>0.918362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859458" calcext:value-type="float">
            <text:p>0.859458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815513" calcext:value-type="float">
            <text:p>0.815513</text:p>
          </table:table-cell>
          <table:table-cell office:value-type="float" office:value="0.911084" calcext:value-type="float">
            <text:p>0.911084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859614" calcext:value-type="float">
            <text:p>0.859614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807975" calcext:value-type="float">
            <text:p>0.807975</text:p>
          </table:table-cell>
          <table:table-cell office:value-type="float" office:value="0.920741" calcext:value-type="float">
            <text:p>0.920741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859732" calcext:value-type="float">
            <text:p>0.859732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81324" calcext:value-type="float">
            <text:p>0.81324</text:p>
          </table:table-cell>
          <table:table-cell office:value-type="float" office:value="0.914635" calcext:value-type="float">
            <text:p>0.914635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860257" calcext:value-type="float">
            <text:p>0.86025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27818" calcext:value-type="float">
            <text:p>0.827818</text:p>
          </table:table-cell>
          <table:table-cell office:value-type="float" office:value="0.893558" calcext:value-type="float">
            <text:p>0.893558</text:p>
          </table:table-cell>
          <table:table-cell office:value-type="float" office:value="0.753846" calcext:value-type="float">
            <text:p>0.753846</text:p>
          </table:table-cell>
          <table:table-cell office:value-type="float" office:value="0.858035" calcext:value-type="float">
            <text:p>0.85803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823384" calcext:value-type="float">
            <text:p>0.823384</text:p>
          </table:table-cell>
          <table:table-cell office:value-type="float" office:value="0.898183" calcext:value-type="float">
            <text:p>0.898183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857768" calcext:value-type="float">
            <text:p>0.857768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815213" calcext:value-type="float">
            <text:p>0.815213</text:p>
          </table:table-cell>
          <table:table-cell office:value-type="float" office:value="0.907686" calcext:value-type="float">
            <text:p>0.907686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858267" calcext:value-type="float">
            <text:p>0.85826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44307" calcext:value-type="float">
            <text:p>0.844307</text:p>
          </table:table-cell>
          <table:table-cell office:value-type="float" office:value="0.871439" calcext:value-type="float">
            <text:p>0.871439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854704" calcext:value-type="float">
            <text:p>0.854704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814326" calcext:value-type="float">
            <text:p>0.814326</text:p>
          </table:table-cell>
          <table:table-cell office:value-type="float" office:value="0.901032" calcext:value-type="float">
            <text:p>0.901032</text:p>
          </table:table-cell>
          <table:table-cell office:value-type="float" office:value="0.747059" calcext:value-type="float">
            <text:p>0.747059</text:p>
          </table:table-cell>
          <table:table-cell office:value-type="float" office:value="0.854488" calcext:value-type="float">
            <text:p>0.85448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44024" calcext:value-type="float">
            <text:p>0.844024</text:p>
          </table:table-cell>
          <table:table-cell office:value-type="float" office:value="0.866581" calcext:value-type="float">
            <text:p>0.866581</text:p>
          </table:table-cell>
          <table:table-cell office:value-type="float" office:value="0.746154" calcext:value-type="float">
            <text:p>0.746154</text:p>
          </table:table-cell>
          <table:table-cell office:value-type="float" office:value="0.854018" calcext:value-type="float">
            <text:p>0.854018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803306" calcext:value-type="float">
            <text:p>0.803306</text:p>
          </table:table-cell>
          <table:table-cell office:value-type="float" office:value="0.91036" calcext:value-type="float">
            <text:p>0.91036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852438" calcext:value-type="float">
            <text:p>0.852438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813687" calcext:value-type="float">
            <text:p>0.813687</text:p>
          </table:table-cell>
          <table:table-cell office:value-type="float" office:value="0.897195" calcext:value-type="float">
            <text:p>0.897195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851948" calcext:value-type="float">
            <text:p>0.851948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0524" calcext:value-type="float">
            <text:p>0.80524</text:p>
          </table:table-cell>
          <table:table-cell office:value-type="float" office:value="0.903599" calcext:value-type="float">
            <text:p>0.903599</text:p>
          </table:table-cell>
          <table:table-cell office:value-type="float" office:value="0.741176" calcext:value-type="float">
            <text:p>0.741176</text:p>
          </table:table-cell>
          <table:table-cell office:value-type="float" office:value="0.850391" calcext:value-type="float">
            <text:p>0.850391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77586" calcext:value-type="float">
            <text:p>0.77586</text:p>
          </table:table-cell>
          <table:table-cell office:value-type="float" office:value="0.929489" calcext:value-type="float">
            <text:p>0.929489</text:p>
          </table:table-cell>
          <table:table-cell office:value-type="float" office:value="0.732353" calcext:value-type="float">
            <text:p>0.732353</text:p>
          </table:table-cell>
          <table:table-cell office:value-type="float" office:value="0.844993" calcext:value-type="float">
            <text:p>0.84499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787793" calcext:value-type="float">
            <text:p>0.787793</text:p>
          </table:table-cell>
          <table:table-cell office:value-type="float" office:value="0.902593" calcext:value-type="float">
            <text:p>0.902593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839771" calcext:value-type="float">
            <text:p>0.839771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884518" calcext:value-type="float">
            <text:p>0.884518</text:p>
          </table:table-cell>
          <table:table-cell office:value-type="float" office:value="0.720588" calcext:value-type="float">
            <text:p>0.720588</text:p>
          </table:table-cell>
          <table:table-cell office:value-type="float" office:value="0.83623" calcext:value-type="float">
            <text:p>0.8362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894231" calcext:value-type="float">
            <text:p>0.894231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8338" calcext:value-type="float">
            <text:p>0.8338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06419" calcext:value-type="float">
            <text:p>0.806419</text:p>
          </table:table-cell>
          <table:table-cell office:value-type="float" office:value="0.864039" calcext:value-type="float">
            <text:p>0.864039</text:p>
          </table:table-cell>
          <table:table-cell office:value-type="float" office:value="0.711765" calcext:value-type="float">
            <text:p>0.711765</text:p>
          </table:table-cell>
          <table:table-cell office:value-type="float" office:value="0.831355" calcext:value-type="float">
            <text:p>0.83135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16127" calcext:value-type="float">
            <text:p>0.816127</text:p>
          </table:table-cell>
          <table:table-cell office:value-type="float" office:value="0.853291" calcext:value-type="float">
            <text:p>0.853291</text:p>
          </table:table-cell>
          <table:table-cell office:value-type="float" office:value="0.709091" calcext:value-type="float">
            <text:p>0.709091</text:p>
          </table:table-cell>
          <table:table-cell office:value-type="float" office:value="0.827846" calcext:value-type="float">
            <text:p>0.827846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n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679931" calcext:value-type="float">
            <text:p>0.67993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n</text:p>
          </table:table-cell>
          <table:table-cell office:value-type="float" office:value="0.421212" calcext:value-type="float">
            <text:p>0.421212</text:p>
          </table:table-cell>
          <table:table-cell office:value-type="float" office:value="0.649128" calcext:value-type="float">
            <text:p>0.64912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37594" calcext:value-type="float">
            <text:p>0.737594</text:p>
          </table:table-cell>
          <table:table-cell office:value-type="float" office:value="0.81821" calcext:value-type="float">
            <text:p>0.81821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769338" calcext:value-type="float">
            <text:p>0.76933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30198" calcext:value-type="float">
            <text:p>0.730198</text:p>
          </table:table-cell>
          <table:table-cell office:value-type="float" office:value="0.811232" calcext:value-type="float">
            <text:p>0.811232</text:p>
          </table:table-cell>
          <table:table-cell office:value-type="float" office:value="0.623077" calcext:value-type="float">
            <text:p>0.623077</text:p>
          </table:table-cell>
          <table:table-cell office:value-type="float" office:value="0.766851" calcext:value-type="float">
            <text:p>0.76685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37571" calcext:value-type="float">
            <text:p>0.737571</text:p>
          </table:table-cell>
          <table:table-cell office:value-type="float" office:value="0.723121" calcext:value-type="float">
            <text:p>0.723121</text:p>
          </table:table-cell>
          <table:table-cell office:value-type="float" office:value="0.574359" calcext:value-type="float">
            <text:p>0.574359</text:p>
          </table:table-cell>
          <table:table-cell office:value-type="float" office:value="0.728545" calcext:value-type="float">
            <text:p>0.72854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41734" calcext:value-type="float">
            <text:p>0.741734</text:p>
          </table:table-cell>
          <table:table-cell office:value-type="float" office:value="0.718392" calcext:value-type="float">
            <text:p>0.718392</text:p>
          </table:table-cell>
          <table:table-cell office:value-type="float" office:value="0.57" calcext:value-type="float">
            <text:p>0.57</text:p>
          </table:table-cell>
          <table:table-cell office:value-type="float" office:value="0.724906" calcext:value-type="float">
            <text:p>0.724906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421212" calcext:value-type="float">
            <text:p>0.421212</text:p>
          </table:table-cell>
          <table:table-cell office:value-type="float" office:value="1" calcext:value-type="float">
            <text:p>1</text:p>
          </table:table-cell>
          <table:table-cell office:value-type="float" office:value="0.421212" calcext:value-type="float">
            <text:p>0.421212</text:p>
          </table:table-cell>
          <table:table-cell office:value-type="float" office:value="0.590779" calcext:value-type="float">
            <text:p>0.590779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1" calcext:value-type="float">
            <text:p>1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583333" calcext:value-type="float">
            <text:p>0.583333</text:p>
          </table:table-cell>
        </table:table-row>
      </table:table>
      <table:table table:name="disc_seeds" table:style-name="ta1">
        <table:shapes>
          <draw:frame draw:z-index="0" draw:style-name="gr1" draw:text-style-name="P1" svg:width="901.13pt" svg:height="506.86pt" svg:x="758.78pt" svg:y="12.64pt">
            <loext:p draw:notify-on-update-of-ranges="disc_seeds.B2:disc_seeds.E21 disc_seeds.F1:disc_seeds.F1 disc_seeds.F2:disc_seeds.F21 disc_seeds.G1:disc_seeds.G1 disc_seeds.G2:disc_seeds.G21 disc_seeds.H1:disc_seeds.H1 disc_seeds.H2:disc_seeds.H21 disc_seeds.I1:disc_seeds.I1 disc_seeds.I2:disc_seeds.I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number-columns-repeated="5" table:default-cell-style-name="Default"/>
        <table:table-column table:style-name="co7" table:number-columns-repeated="4" table:default-cell-style-name="ce3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861693" calcext:value-type="float">
            <text:p>0.862</text:p>
          </table:table-cell>
          <table:table-cell table:style-name="ce2" office:value-type="float" office:value="0.847619" calcext:value-type="float">
            <text:p>0.848</text:p>
          </table:table-cell>
          <table:table-cell table:style-name="ce2" office:value-type="float" office:value="0.898413" calcext:value-type="float">
            <text:p>0.898</text:p>
          </table:table-cell>
          <table:table-cell table:style-name="ce2" office:value-type="float" office:value="0.835787" calcext:value-type="float">
            <text:p>0.836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886005" calcext:value-type="float">
            <text:p>0.886</text:p>
          </table:table-cell>
          <table:table-cell table:style-name="ce2" office:value-type="float" office:value="0.87619" calcext:value-type="float">
            <text:p>0.876</text:p>
          </table:table-cell>
          <table:table-cell table:style-name="ce2" office:value-type="float" office:value="0.91746" calcext:value-type="float">
            <text:p>0.917</text:p>
          </table:table-cell>
          <table:table-cell table:style-name="ce2" office:value-type="float" office:value="0.870479" calcext:value-type="float">
            <text:p>0.87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899802" calcext:value-type="float">
            <text:p>0.900</text:p>
          </table:table-cell>
          <table:table-cell table:style-name="ce2" office:value-type="float" office:value="0.885714" calcext:value-type="float">
            <text:p>0.886</text:p>
          </table:table-cell>
          <table:table-cell table:style-name="ce2" office:value-type="float" office:value="0.92381" calcext:value-type="float">
            <text:p>0.924</text:p>
          </table:table-cell>
          <table:table-cell table:style-name="ce2" office:value-type="float" office:value="0.88539" calcext:value-type="float">
            <text:p>0.88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902659" calcext:value-type="float">
            <text:p>0.903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88269" calcext:value-type="float">
            <text:p>0.888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.895172" calcext:value-type="float">
            <text:p>0.895</text:p>
          </table:table-cell>
          <table:table-cell table:style-name="ce2" office:value-type="float" office:value="0.885714" calcext:value-type="float">
            <text:p>0.886</text:p>
          </table:table-cell>
          <table:table-cell table:style-name="ce2" office:value-type="float" office:value="0.92381" calcext:value-type="float">
            <text:p>0.924</text:p>
          </table:table-cell>
          <table:table-cell table:style-name="ce2" office:value-type="float" office:value="0.885229" calcext:value-type="float">
            <text:p>0.88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.899537" calcext:value-type="float">
            <text:p>0.900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90107" calcext:value-type="float">
            <text:p>0.89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901323" calcext:value-type="float">
            <text:p>0.901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90375" calcext:value-type="float">
            <text:p>0.89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901852" calcext:value-type="float">
            <text:p>0.902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90256" calcext:value-type="float">
            <text:p>0.89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898942" calcext:value-type="float">
            <text:p>0.899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89447" calcext:value-type="float">
            <text:p>0.88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905556" calcext:value-type="float">
            <text:p>0.906</text:p>
          </table:table-cell>
          <table:table-cell table:style-name="ce2" office:value-type="float" office:value="0.895238" calcext:value-type="float">
            <text:p>0.895</text:p>
          </table:table-cell>
          <table:table-cell table:style-name="ce2" office:value-type="float" office:value="0.930159" calcext:value-type="float">
            <text:p>0.930</text:p>
          </table:table-cell>
          <table:table-cell table:style-name="ce2" office:value-type="float" office:value="0.894765" calcext:value-type="float">
            <text:p>0.89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899934" calcext:value-type="float">
            <text:p>0.900</text:p>
          </table:table-cell>
          <table:table-cell table:style-name="ce2" office:value-type="float" office:value="0.885714" calcext:value-type="float">
            <text:p>0.886</text:p>
          </table:table-cell>
          <table:table-cell table:style-name="ce2" office:value-type="float" office:value="0.92381" calcext:value-type="float">
            <text:p>0.924</text:p>
          </table:table-cell>
          <table:table-cell table:style-name="ce2" office:value-type="float" office:value="0.885504" calcext:value-type="float">
            <text:p>0.886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891005" calcext:value-type="float">
            <text:p>0.891</text:p>
          </table:table-cell>
          <table:table-cell table:style-name="ce2" office:value-type="float" office:value="0.880952" calcext:value-type="float">
            <text:p>0.881</text:p>
          </table:table-cell>
          <table:table-cell table:style-name="ce2" office:value-type="float" office:value="0.920635" calcext:value-type="float">
            <text:p>0.921</text:p>
          </table:table-cell>
          <table:table-cell table:style-name="ce2" office:value-type="float" office:value="0.880485" calcext:value-type="float">
            <text:p>0.88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914749" calcext:value-type="float">
            <text:p>0.915</text:p>
          </table:table-cell>
          <table:table-cell table:style-name="ce2" office:value-type="float" office:value="0.904762" calcext:value-type="float">
            <text:p>0.905</text:p>
          </table:table-cell>
          <table:table-cell table:style-name="ce2" office:value-type="float" office:value="0.936508" calcext:value-type="float">
            <text:p>0.937</text:p>
          </table:table-cell>
          <table:table-cell table:style-name="ce2" office:value-type="float" office:value="0.903987" calcext:value-type="float">
            <text:p>0.904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903042" calcext:value-type="float">
            <text:p>0.903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89353" calcext:value-type="float">
            <text:p>0.88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0.913228" calcext:value-type="float">
            <text:p>0.913</text:p>
          </table:table-cell>
          <table:table-cell table:style-name="ce2" office:value-type="float" office:value="0.9" calcext:value-type="float">
            <text:p>0.900</text:p>
          </table:table-cell>
          <table:table-cell table:style-name="ce2" office:value-type="float" office:value="0.933333" calcext:value-type="float">
            <text:p>0.933</text:p>
          </table:table-cell>
          <table:table-cell table:style-name="ce2" office:value-type="float" office:value="0.899151" calcext:value-type="float">
            <text:p>0.89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0.903241" calcext:value-type="float">
            <text:p>0.903</text:p>
          </table:table-cell>
          <table:table-cell table:style-name="ce2" office:value-type="float" office:value="0.895238" calcext:value-type="float">
            <text:p>0.895</text:p>
          </table:table-cell>
          <table:table-cell table:style-name="ce2" office:value-type="float" office:value="0.930159" calcext:value-type="float">
            <text:p>0.930</text:p>
          </table:table-cell>
          <table:table-cell table:style-name="ce2" office:value-type="float" office:value="0.894658" calcext:value-type="float">
            <text:p>0.89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0.904299" calcext:value-type="float">
            <text:p>0.904</text:p>
          </table:table-cell>
          <table:table-cell table:style-name="ce2" office:value-type="float" office:value="0.895238" calcext:value-type="float">
            <text:p>0.895</text:p>
          </table:table-cell>
          <table:table-cell table:style-name="ce2" office:value-type="float" office:value="0.930159" calcext:value-type="float">
            <text:p>0.930</text:p>
          </table:table-cell>
          <table:table-cell table:style-name="ce2" office:value-type="float" office:value="0.894527" calcext:value-type="float">
            <text:p>0.89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0.907275" calcext:value-type="float">
            <text:p>0.907</text:p>
          </table:table-cell>
          <table:table-cell table:style-name="ce2" office:value-type="float" office:value="0.9" calcext:value-type="float">
            <text:p>0.900</text:p>
          </table:table-cell>
          <table:table-cell table:style-name="ce2" office:value-type="float" office:value="0.933333" calcext:value-type="float">
            <text:p>0.933</text:p>
          </table:table-cell>
          <table:table-cell table:style-name="ce2" office:value-type="float" office:value="0.899447" calcext:value-type="float">
            <text:p>0.89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90541" calcext:value-type="float">
            <text:p>0.905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90867" calcext:value-type="float">
            <text:p>0.891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908664" calcext:value-type="float">
            <text:p>0.909</text:p>
          </table:table-cell>
          <table:table-cell table:style-name="ce2" office:value-type="float" office:value="0.9" calcext:value-type="float">
            <text:p>0.900</text:p>
          </table:table-cell>
          <table:table-cell table:style-name="ce2" office:value-type="float" office:value="0.933333" calcext:value-type="float">
            <text:p>0.933</text:p>
          </table:table-cell>
          <table:table-cell table:style-name="ce2" office:value-type="float" office:value="0.900003" calcext:value-type="float">
            <text:p>0.900</text:p>
          </table:table-cell>
        </table:table-row>
        <table:table-row table:style-name="ro1">
          <table:table-cell/>
          <table:table-cell table:style-name="ce1" table:number-columns-repeated="4"/>
          <table:table-cell table:number-columns-repeated="4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isc_ecoli" table:style-name="ta1">
        <table:shapes>
          <draw:frame draw:z-index="0" draw:style-name="gr1" draw:text-style-name="P1" svg:width="844.27pt" svg:height="474.89pt" svg:x="208.37pt" svg:y="74.35pt">
            <loext:p draw:notify-on-update-of-ranges="disc_ecoli.B2:disc_ecoli.E21 disc_ecoli.F1:disc_ecoli.F1 disc_ecoli.F2:disc_ecoli.F21 disc_ecoli.G1:disc_ecoli.G1 disc_ecoli.G2:disc_ecoli.G21 disc_ecoli.H1:disc_ecoli.H1 disc_ecoli.H2:disc_ecoli.H21 disc_ecoli.I1:disc_ecoli.I1 disc_ecoli.I2:disc_ecoli.I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number-columns-repeated="5" table:default-cell-style-name="Default"/>
        <table:table-column table:style-name="co7" table:number-columns-repeated="4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PREC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20588" calcext:value-type="float">
            <text:p>0.721</text:p>
          </table:table-cell>
          <table:table-cell office:value-type="float" office:value="0.91263" calcext:value-type="float">
            <text:p>0.9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11765" calcext:value-type="float">
            <text:p>0.712</text:p>
          </table:table-cell>
          <table:table-cell office:value-type="float" office:value="0.910813" calcext:value-type="float">
            <text:p>0.91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767647" calcext:value-type="float">
            <text:p>0.768</text:p>
          </table:table-cell>
          <table:table-cell office:value-type="float" office:value="0.927076" calcext:value-type="float">
            <text:p>0.92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802941" calcext:value-type="float">
            <text:p>0.803</text:p>
          </table:table-cell>
          <table:table-cell office:value-type="float" office:value="0.940657" calcext:value-type="float">
            <text:p>0.94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08824" calcext:value-type="float">
            <text:p>0.809</text:p>
          </table:table-cell>
          <table:table-cell office:value-type="float" office:value="0.945415" calcext:value-type="float">
            <text:p>0.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14706" calcext:value-type="float">
            <text:p>0.815</text:p>
          </table:table-cell>
          <table:table-cell office:value-type="float" office:value="0.945156" calcext:value-type="float">
            <text:p>0.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794118" calcext:value-type="float">
            <text:p>0.794</text:p>
          </table:table-cell>
          <table:table-cell office:value-type="float" office:value="0.942388" calcext:value-type="float">
            <text:p>0.94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782353" calcext:value-type="float">
            <text:p>0.782</text:p>
          </table:table-cell>
          <table:table-cell office:value-type="float" office:value="0.940398" calcext:value-type="float">
            <text:p>0.94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4</text:p>
          </table:table-cell>
          <table:table-cell office:value-type="float" office:value="0.934343" calcext:value-type="float">
            <text:p>0.93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764706" calcext:value-type="float">
            <text:p>0.765</text:p>
          </table:table-cell>
          <table:table-cell office:value-type="float" office:value="0.933564" calcext:value-type="float">
            <text:p>0.93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770588" calcext:value-type="float">
            <text:p>0.771</text:p>
          </table:table-cell>
          <table:table-cell office:value-type="float" office:value="0.935467" calcext:value-type="float">
            <text:p>0.93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779412" calcext:value-type="float">
            <text:p>0.779</text:p>
          </table:table-cell>
          <table:table-cell office:value-type="float" office:value="0.938495" calcext:value-type="float">
            <text:p>0.93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2</text:p>
          </table:table-cell>
          <table:table-cell office:value-type="float" office:value="0.933131" calcext:value-type="float">
            <text:p>0.93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6</text:p>
          </table:table-cell>
          <table:table-cell office:value-type="float" office:value="0.931834" calcext:value-type="float">
            <text:p>0.9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44118" calcext:value-type="float">
            <text:p>0.744</text:p>
          </table:table-cell>
          <table:table-cell office:value-type="float" office:value="0.926211" calcext:value-type="float">
            <text:p>0.9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6</text:p>
          </table:table-cell>
          <table:table-cell office:value-type="float" office:value="0.930536" calcext:value-type="float">
            <text:p>0.93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52941" calcext:value-type="float">
            <text:p>0.753</text:p>
          </table:table-cell>
          <table:table-cell office:value-type="float" office:value="0.926038" calcext:value-type="float">
            <text:p>0.9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44118" calcext:value-type="float">
            <text:p>0.744</text:p>
          </table:table-cell>
          <table:table-cell office:value-type="float" office:value="0.923529" calcext:value-type="float">
            <text:p>0.92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32353" calcext:value-type="float">
            <text:p>0.732</text:p>
          </table:table-cell>
          <table:table-cell office:value-type="float" office:value="0.919464" calcext:value-type="float">
            <text:p>0.91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6</text:p>
          </table:table-cell>
          <table:table-cell office:value-type="float" office:value="0.926384" calcext:value-type="float">
            <text:p>0.926</text:p>
          </table:table-cell>
          <table:table-cell office:value-type="string" calcext:value-type="string">
            <text:p>nan</text:p>
          </table:table-cell>
        </table:table-row>
      </table:table>
      <table:table table:name="disc_ukm" table:style-name="ta1">
        <table:shapes>
          <draw:frame draw:z-index="0" draw:style-name="gr1" draw:text-style-name="P1" svg:width="827.86pt" svg:height="465.65pt" svg:x="764.87pt" svg:y="157.21pt">
            <loext:p draw:notify-on-update-of-ranges="disc_ukm.B2:disc_ukm.E21 disc_ukm.F1:disc_ukm.F1 disc_ukm.F2:disc_ukm.F21 disc_ukm.G1:disc_ukm.G1 disc_ukm.G2:disc_ukm.G21 disc_ukm.H1:disc_ukm.H1 disc_ukm.H2:disc_ukm.H21 disc_ukm.I1:disc_ukm.I1 disc_ukm.I2:disc_ukm.I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number-columns-repeated="5" table:default-cell-style-name="ce1"/>
        <table:table-column table:style-name="co7" table:number-columns-repeated="4" table:default-cell-style-name="ce5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PREC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4359" calcext:value-type="float">
            <text:p>0.574</text:p>
          </table:table-cell>
          <table:table-cell office:value-type="float" office:value="0.772781" calcext:value-type="float">
            <text:p>0.7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623077" calcext:value-type="float">
            <text:p>0.623</text:p>
          </table:table-cell>
          <table:table-cell office:value-type="float" office:value="0.8" calcext:value-type="float">
            <text:p>0.80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788185" calcext:value-type="float">
            <text:p>0.788</text:p>
          </table:table-cell>
          <table:table-cell office:value-type="float" office:value="0.746154" calcext:value-type="float">
            <text:p>0.746</text:p>
          </table:table-cell>
          <table:table-cell office:value-type="float" office:value="0.857331" calcext:value-type="float">
            <text:p>0.857</text:p>
          </table:table-cell>
          <table:table-cell office:value-type="float" office:value="0.743974" calcext:value-type="float">
            <text:p>0.744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45409" calcext:value-type="float">
            <text:p>0.845</text:p>
          </table:table-cell>
          <table:table-cell office:value-type="float" office:value="0.825641" calcext:value-type="float">
            <text:p>0.826</text:p>
          </table:table-cell>
          <table:table-cell office:value-type="float" office:value="0.904602" calcext:value-type="float">
            <text:p>0.905</text:p>
          </table:table-cell>
          <table:table-cell office:value-type="float" office:value="0.823786" calcext:value-type="float">
            <text:p>0.824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2292" calcext:value-type="float">
            <text:p>0.823</text:p>
          </table:table-cell>
          <table:table-cell office:value-type="float" office:value="0.802564" calcext:value-type="float">
            <text:p>0.803</text:p>
          </table:table-cell>
          <table:table-cell office:value-type="float" office:value="0.890533" calcext:value-type="float">
            <text:p>0.891</text:p>
          </table:table-cell>
          <table:table-cell office:value-type="float" office:value="0.801108" calcext:value-type="float">
            <text:p>0.80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63805" calcext:value-type="float">
            <text:p>0.864</text:p>
          </table:table-cell>
          <table:table-cell office:value-type="float" office:value="0.851282" calcext:value-type="float">
            <text:p>0.851</text:p>
          </table:table-cell>
          <table:table-cell office:value-type="float" office:value="0.917291" calcext:value-type="float">
            <text:p>0.917</text:p>
          </table:table-cell>
          <table:table-cell office:value-type="float" office:value="0.850567" calcext:value-type="float">
            <text:p>0.85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6109" calcext:value-type="float">
            <text:p>0.866</text:p>
          </table:table-cell>
          <table:table-cell office:value-type="float" office:value="0.851282" calcext:value-type="float">
            <text:p>0.851</text:p>
          </table:table-cell>
          <table:table-cell office:value-type="float" office:value="0.916634" calcext:value-type="float">
            <text:p>0.917</text:p>
          </table:table-cell>
          <table:table-cell office:value-type="float" office:value="0.851598" calcext:value-type="float">
            <text:p>0.85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7425" calcext:value-type="float">
            <text:p>0.867</text:p>
          </table:table-cell>
          <table:table-cell office:value-type="float" office:value="0.848718" calcext:value-type="float">
            <text:p>0.849</text:p>
          </table:table-cell>
          <table:table-cell office:value-type="float" office:value="0.916831" calcext:value-type="float">
            <text:p>0.917</text:p>
          </table:table-cell>
          <table:table-cell office:value-type="float" office:value="0.847211" calcext:value-type="float">
            <text:p>0.847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55361" calcext:value-type="float">
            <text:p>0.855</text:p>
          </table:table-cell>
          <table:table-cell office:value-type="float" office:value="0.846154" calcext:value-type="float">
            <text:p>0.846</text:p>
          </table:table-cell>
          <table:table-cell office:value-type="float" office:value="0.914464" calcext:value-type="float">
            <text:p>0.914</text:p>
          </table:table-cell>
          <table:table-cell office:value-type="float" office:value="0.844974" calcext:value-type="float">
            <text:p>0.845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61928" calcext:value-type="float">
            <text:p>0.862</text:p>
          </table:table-cell>
          <table:table-cell office:value-type="float" office:value="0.841026" calcext:value-type="float">
            <text:p>0.841</text:p>
          </table:table-cell>
          <table:table-cell office:value-type="float" office:value="0.914793" calcext:value-type="float">
            <text:p>0.915</text:p>
          </table:table-cell>
          <table:table-cell office:value-type="float" office:value="0.839159" calcext:value-type="float">
            <text:p>0.839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2585" calcext:value-type="float">
            <text:p>0.863</text:p>
          </table:table-cell>
          <table:table-cell office:value-type="float" office:value="0.841026" calcext:value-type="float">
            <text:p>0.841</text:p>
          </table:table-cell>
          <table:table-cell office:value-type="float" office:value="0.911308" calcext:value-type="float">
            <text:p>0.911</text:p>
          </table:table-cell>
          <table:table-cell office:value-type="float" office:value="0.840244" calcext:value-type="float">
            <text:p>0.840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1034" calcext:value-type="float">
            <text:p>0.861</text:p>
          </table:table-cell>
          <table:table-cell office:value-type="float" office:value="0.84359" calcext:value-type="float">
            <text:p>0.844</text:p>
          </table:table-cell>
          <table:table-cell office:value-type="float" office:value="0.913478" calcext:value-type="float">
            <text:p>0.913</text:p>
          </table:table-cell>
          <table:table-cell office:value-type="float" office:value="0.842344" calcext:value-type="float">
            <text:p>0.84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69624" calcext:value-type="float">
            <text:p>0.870</text:p>
          </table:table-cell>
          <table:table-cell office:value-type="float" office:value="0.848718" calcext:value-type="float">
            <text:p>0.849</text:p>
          </table:table-cell>
          <table:table-cell office:value-type="float" office:value="0.916831" calcext:value-type="float">
            <text:p>0.917</text:p>
          </table:table-cell>
          <table:table-cell office:value-type="float" office:value="0.848969" calcext:value-type="float">
            <text:p>0.849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48718" calcext:value-type="float">
            <text:p>0.849</text:p>
          </table:table-cell>
          <table:table-cell office:value-type="float" office:value="0.918146" calcext:value-type="float">
            <text:p>0.91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198" calcext:value-type="float">
            <text:p>0.842</text:p>
          </table:table-cell>
          <table:table-cell office:value-type="float" office:value="0.828205" calcext:value-type="float">
            <text:p>0.828</text:p>
          </table:table-cell>
          <table:table-cell office:value-type="float" office:value="0.904668" calcext:value-type="float">
            <text:p>0.905</text:p>
          </table:table-cell>
          <table:table-cell office:value-type="float" office:value="0.827358" calcext:value-type="float">
            <text:p>0.827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1255" calcext:value-type="float">
            <text:p>0.841</text:p>
          </table:table-cell>
          <table:table-cell office:value-type="float" office:value="0.823077" calcext:value-type="float">
            <text:p>0.823</text:p>
          </table:table-cell>
          <table:table-cell office:value-type="float" office:value="0.902367" calcext:value-type="float">
            <text:p>0.902</text:p>
          </table:table-cell>
          <table:table-cell office:value-type="float" office:value="0.823357" calcext:value-type="float">
            <text:p>0.823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5236" calcext:value-type="float">
            <text:p>0.835</text:p>
          </table:table-cell>
          <table:table-cell office:value-type="float" office:value="0.820513" calcext:value-type="float">
            <text:p>0.821</text:p>
          </table:table-cell>
          <table:table-cell office:value-type="float" office:value="0.901249" calcext:value-type="float">
            <text:p>0.901</text:p>
          </table:table-cell>
          <table:table-cell office:value-type="float" office:value="0.820054" calcext:value-type="float">
            <text:p>0.820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9458" calcext:value-type="float">
            <text:p>0.839</text:p>
          </table:table-cell>
          <table:table-cell office:value-type="float" office:value="0.815385" calcext:value-type="float">
            <text:p>0.815</text:p>
          </table:table-cell>
          <table:table-cell office:value-type="float" office:value="0.899671" calcext:value-type="float">
            <text:p>0.900</text:p>
          </table:table-cell>
          <table:table-cell office:value-type="float" office:value="0.813938" calcext:value-type="float">
            <text:p>0.814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30869" calcext:value-type="float">
            <text:p>0.831</text:p>
          </table:table-cell>
          <table:table-cell office:value-type="float" office:value="0.810256" calcext:value-type="float">
            <text:p>0.810</text:p>
          </table:table-cell>
          <table:table-cell office:value-type="float" office:value="0.897239" calcext:value-type="float">
            <text:p>0.897</text:p>
          </table:table-cell>
          <table:table-cell office:value-type="float" office:value="0.810562" calcext:value-type="float">
            <text:p>0.81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4318" calcext:value-type="float">
            <text:p>0.843</text:p>
          </table:table-cell>
          <table:table-cell office:value-type="float" office:value="0.823077" calcext:value-type="float">
            <text:p>0.823</text:p>
          </table:table-cell>
          <table:table-cell office:value-type="float" office:value="0.90217" calcext:value-type="float">
            <text:p>0.902</text:p>
          </table:table-cell>
          <table:table-cell office:value-type="float" office:value="0.820825" calcext:value-type="float">
            <text:p>0.821</text:p>
          </table:table-cell>
        </table:table-row>
      </table:table>
      <table:table table:name="cross" table:style-name="ta1">
        <table:shapes>
          <draw:frame draw:z-index="0" draw:style-name="gr1" draw:text-style-name="P1" svg:width="817pt" svg:height="459.55pt" svg:x="620.7pt" svg:y="0pt">
            <loext:p draw:notify-on-update-of-ranges="cross.A2:cross.E7 cross.F1:cross.F1 cross.F2:cross.F7 cross.G1:cross.G1 cross.G2:cross.G7 cross.H1:cross.H1 cross.H2:cross.H7 cross.I1:cross.I1 cross.I2:cross.I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7" table:number-columns-repeated="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table:style-name="ce6" office:value-type="string" calcext:value-type="string">
            <text:p>PREC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FSCORE</text:p>
          </table:table-cell>
        </table:table-row>
        <table:table-row table:style-name="ro1">
          <table:table-cell table:style-name="ce1" office:value-type="string" calcext:value-type="string">
            <text:p>ukm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float" office:value="0.866109" calcext:value-type="float">
            <text:p>0.866</text:p>
          </table:table-cell>
          <table:table-cell table:style-name="ce5" office:value-type="float" office:value="0.851282" calcext:value-type="float">
            <text:p>0.851</text:p>
          </table:table-cell>
          <table:table-cell table:style-name="ce5" office:value-type="float" office:value="0.916634" calcext:value-type="float">
            <text:p>0.917</text:p>
          </table:table-cell>
          <table:table-cell table:style-name="ce5" office:value-type="float" office:value="0.851598" calcext:value-type="float">
            <text:p>0.852</text:p>
          </table:table-cell>
        </table:table-row>
        <table:table-row table:style-name="ro1">
          <table:table-cell table:style-name="ce1" office:value-type="string" calcext:value-type="string">
            <text:p>ukm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float" office:value="0.865185" calcext:value-type="float">
            <text:p>0.865</text:p>
          </table:table-cell>
          <table:table-cell table:style-name="ce5" office:value-type="float" office:value="0.85" calcext:value-type="float">
            <text:p>0.850</text:p>
          </table:table-cell>
          <table:table-cell table:style-name="ce5" office:value-type="float" office:value="0.914438" calcext:value-type="float">
            <text:p>0.914</text:p>
          </table:table-cell>
          <table:table-cell table:style-name="ce5" office:value-type="float" office:value="0.8502" calcext:value-type="float">
            <text:p>0.850</text:p>
          </table:table-cell>
        </table:table-row>
        <table:table-row table:style-name="ro1">
          <table:table-cell table:style-name="ce1" office:value-type="string" calcext:value-type="string">
            <text:p>ecoli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08824" calcext:value-type="float">
            <text:p>0.809</text:p>
          </table:table-cell>
          <table:table-cell table:style-name="ce5" office:value-type="float" office:value="0.945415" calcext:value-type="float">
            <text:p>0.945</text:p>
          </table:table-cell>
          <table:table-cell table:style-name="ce5" office:value-type="string" calcext:value-type="string">
            <text:p>nan</text:p>
          </table:table-cell>
        </table:table-row>
        <table:table-row table:style-name="ro1">
          <table:table-cell table:style-name="ce1" office:value-type="string" calcext:value-type="string">
            <text:p>ecoli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51515" calcext:value-type="float">
            <text:p>0.852</text:p>
          </table:table-cell>
          <table:table-cell table:style-name="ce5" office:value-type="float" office:value="0.94472" calcext:value-type="float">
            <text:p>0.945</text:p>
          </table:table-cell>
          <table:table-cell table:style-name="ce5" office:value-type="string" calcext:value-type="string">
            <text:p>nan</text:p>
          </table:table-cell>
        </table:table-row>
        <table:table-row table:style-name="ro1"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4" calcext:value-type="float">
            <text:p>14</text:p>
          </table:table-cell>
          <table:table-cell table:style-name="ce5" office:value-type="float" office:value="0.914749" calcext:value-type="float">
            <text:p>0.915</text:p>
          </table:table-cell>
          <table:table-cell table:style-name="ce5" office:value-type="float" office:value="0.904762" calcext:value-type="float">
            <text:p>0.905</text:p>
          </table:table-cell>
          <table:table-cell table:style-name="ce5" office:value-type="float" office:value="0.936508" calcext:value-type="float">
            <text:p>0.937</text:p>
          </table:table-cell>
          <table:table-cell table:style-name="ce5" office:value-type="float" office:value="0.903987" calcext:value-type="float">
            <text:p>0.904</text:p>
          </table:table-cell>
        </table:table-row>
        <table:table-row table:style-name="ro1"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4" calcext:value-type="float">
            <text:p>14</text:p>
          </table:table-cell>
          <table:table-cell table:style-name="ce5" office:value-type="float" office:value="0.900409" calcext:value-type="float">
            <text:p>0.900</text:p>
          </table:table-cell>
          <table:table-cell table:style-name="ce5" office:value-type="float" office:value="0.890476" calcext:value-type="float">
            <text:p>0.890</text:p>
          </table:table-cell>
          <table:table-cell table:style-name="ce5" office:value-type="float" office:value="0.925397" calcext:value-type="float">
            <text:p>0.925</text:p>
          </table:table-cell>
          <table:table-cell table:style-name="ce5" office:value-type="float" office:value="0.889918" calcext:value-type="float">
            <text:p>0.890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table:style-name="ce6"/>
          <table:table-cell table:number-columns-repeated="7"/>
        </table:table-row>
      </table:table>
      <table:table table:name="stats" table:style-name="ta1">
        <table:shapes>
          <draw:frame draw:z-index="0" draw:style-name="gr1" draw:text-style-name="P1" svg:width="810.71pt" svg:height="456.01pt" svg:x="569.76pt" svg:y="1.33pt">
            <loext:p draw:notify-on-update-of-ranges="stats.A2:stats.E10 stats.F1:stats.F1 stats.F2:stats.F10 stats.G1:stats.G1 stats.G2:stats.G10 stats.H1:stats.H1 stats.H2:stats.H10 stats.I1:stats.I1 stats.I2:stats.I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PREC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FSCO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914749" calcext:value-type="float">
            <text:p>0.915</text:p>
          </table:table-cell>
          <table:table-cell table:style-name="ce5" office:value-type="float" office:value="0.904762" calcext:value-type="float">
            <text:p>0.905</text:p>
          </table:table-cell>
          <table:table-cell table:style-name="ce5" office:value-type="float" office:value="0.936508" calcext:value-type="float">
            <text:p>0.937</text:p>
          </table:table-cell>
          <table:table-cell table:style-name="ce5" office:value-type="float" office:value="0.903987" calcext:value-type="float">
            <text:p>0.9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914749" calcext:value-type="float">
            <text:p>0.915</text:p>
          </table:table-cell>
          <table:table-cell table:style-name="ce5" office:value-type="float" office:value="0.904762" calcext:value-type="float">
            <text:p>0.905</text:p>
          </table:table-cell>
          <table:table-cell table:style-name="ce5" office:value-type="float" office:value="0.936508" calcext:value-type="float">
            <text:p>0.937</text:p>
          </table:table-cell>
          <table:table-cell table:style-name="ce5" office:value-type="float" office:value="0.903987" calcext:value-type="float">
            <text:p>0.9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936378" calcext:value-type="float">
            <text:p>0.936</text:p>
          </table:table-cell>
          <table:table-cell table:style-name="ce5" office:value-type="float" office:value="0.964975" calcext:value-type="float">
            <text:p>0.965</text:p>
          </table:table-cell>
          <table:table-cell table:style-name="ce5" office:value-type="float" office:value="0.904762" calcext:value-type="float">
            <text:p>0.905</text:p>
          </table:table-cell>
          <table:table-cell table:style-name="ce5" office:value-type="float" office:value="0.949606" calcext:value-type="float">
            <text:p>0.9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523929" calcext:value-type="float">
            <text:p>0.524</text:p>
          </table:table-cell>
          <table:table-cell table:style-name="ce5" office:value-type="float" office:value="0.952206" calcext:value-type="float">
            <text:p>0.952</text:p>
          </table:table-cell>
          <table:table-cell table:style-name="ce5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08824" calcext:value-type="float">
            <text:p>0.809</text:p>
          </table:table-cell>
          <table:table-cell table:style-name="ce5" office:value-type="float" office:value="0.945415" calcext:value-type="float">
            <text:p>0.945</text:p>
          </table:table-cell>
          <table:table-cell table:style-name="ce5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848276" calcext:value-type="float">
            <text:p>0.848</text:p>
          </table:table-cell>
          <table:table-cell table:style-name="ce5" office:value-type="float" office:value="0.944383" calcext:value-type="float">
            <text:p>0.944</text:p>
          </table:table-cell>
          <table:table-cell table:style-name="ce5" office:value-type="float" office:value="0.808824" calcext:value-type="float">
            <text:p>0.809</text:p>
          </table:table-cell>
          <table:table-cell table:style-name="ce5" office:value-type="float" office:value="0.893039" calcext:value-type="float">
            <text:p>0.8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878237" calcext:value-type="float">
            <text:p>0.878</text:p>
          </table:table-cell>
          <table:table-cell table:style-name="ce5" office:value-type="float" office:value="0.84625" calcext:value-type="float">
            <text:p>0.846</text:p>
          </table:table-cell>
          <table:table-cell table:style-name="ce5" office:value-type="float" office:value="0.925641" calcext:value-type="float">
            <text:p>0.926</text:p>
          </table:table-cell>
          <table:table-cell table:style-name="ce5" office:value-type="float" office:value="0.854747" calcext:value-type="float">
            <text:p>0.8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866109" calcext:value-type="float">
            <text:p>0.866</text:p>
          </table:table-cell>
          <table:table-cell table:style-name="ce5" office:value-type="float" office:value="0.851282" calcext:value-type="float">
            <text:p>0.851</text:p>
          </table:table-cell>
          <table:table-cell table:style-name="ce5" office:value-type="float" office:value="0.916634" calcext:value-type="float">
            <text:p>0.917</text:p>
          </table:table-cell>
          <table:table-cell table:style-name="ce5" office:value-type="float" office:value="0.851598" calcext:value-type="float">
            <text:p>0.8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919701" calcext:value-type="float">
            <text:p>0.920</text:p>
          </table:table-cell>
          <table:table-cell table:style-name="ce5" office:value-type="float" office:value="0.919635" calcext:value-type="float">
            <text:p>0.920</text:p>
          </table:table-cell>
          <table:table-cell table:style-name="ce5" office:value-type="float" office:value="0.851282" calcext:value-type="float">
            <text:p>0.851</text:p>
          </table:table-cell>
          <table:table-cell table:style-name="ce5" office:value-type="float" office:value="0.919022" calcext:value-type="float">
            <text:p>0.919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" table:style-name="ta1">
        <table:shapes>
          <draw:frame draw:z-index="0" draw:style-name="gr1" draw:text-style-name="P1" svg:width="952.98pt" svg:height="410.71pt" svg:x="538.53pt" svg:y="23.19pt">
            <loext:p draw:notify-on-update-of-ranges="norm.A2:norm.E7 norm.F1:norm.F1 norm.F2:norm.F7 norm.G1:norm.G1 norm.G2:norm.G7 norm.H1:norm.H1 norm.H2:norm.H7 norm.I1:norm.I1 norm.I2:norm.I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number-columns-repeated="2" table:default-cell-style-name="ce1"/>
        <table:table-column table:style-name="co7" table:visibility="collapse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PREC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FSCO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914749" calcext:value-type="float">
            <text:p>0.915</text:p>
          </table:table-cell>
          <table:table-cell table:style-name="ce5" office:value-type="float" office:value="0.904762" calcext:value-type="float">
            <text:p>0.905</text:p>
          </table:table-cell>
          <table:table-cell table:style-name="ce5" office:value-type="float" office:value="0.936508" calcext:value-type="float">
            <text:p>0.937</text:p>
          </table:table-cell>
          <table:table-cell table:style-name="ce5" office:value-type="float" office:value="0.903987" calcext:value-type="float">
            <text:p>0.9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table:style-name="ce5" office:value-type="float" office:value="0.90212" calcext:value-type="float">
            <text:p>0.902</text:p>
          </table:table-cell>
          <table:table-cell table:style-name="ce5" office:value-type="float" office:value="0.87619" calcext:value-type="float">
            <text:p>0.876</text:p>
          </table:table-cell>
          <table:table-cell table:style-name="ce5" office:value-type="float" office:value="0.91746" calcext:value-type="float">
            <text:p>0.917</text:p>
          </table:table-cell>
          <table:table-cell table:style-name="ce5" office:value-type="float" office:value="0.876763" calcext:value-type="float">
            <text:p>0.8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08824" calcext:value-type="float">
            <text:p>0.809</text:p>
          </table:table-cell>
          <table:table-cell table:style-name="ce5" office:value-type="float" office:value="0.945415" calcext:value-type="float">
            <text:p>0.945</text:p>
          </table:table-cell>
          <table:table-cell table:style-name="ce5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411765" calcext:value-type="float">
            <text:p>0.412</text:p>
          </table:table-cell>
          <table:table-cell table:style-name="ce5" office:value-type="float" office:value="0.679931" calcext:value-type="float">
            <text:p>0.680</text:p>
          </table:table-cell>
          <table:table-cell table:style-name="ce5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866109" calcext:value-type="float">
            <text:p>0.866</text:p>
          </table:table-cell>
          <table:table-cell table:style-name="ce5" office:value-type="float" office:value="0.851282" calcext:value-type="float">
            <text:p>0.851</text:p>
          </table:table-cell>
          <table:table-cell table:style-name="ce5" office:value-type="float" office:value="0.916634" calcext:value-type="float">
            <text:p>0.917</text:p>
          </table:table-cell>
          <table:table-cell table:style-name="ce5" office:value-type="float" office:value="0.851598" calcext:value-type="float">
            <text:p>0.8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table:style-name="ce5" office:value-type="float" office:value="0.88021" calcext:value-type="float">
            <text:p>0.880</text:p>
          </table:table-cell>
          <table:table-cell table:style-name="ce5" office:value-type="float" office:value="0.864103" calcext:value-type="float">
            <text:p>0.864</text:p>
          </table:table-cell>
          <table:table-cell table:style-name="ce5" office:value-type="float" office:value="0.924063" calcext:value-type="float">
            <text:p>0.924</text:p>
          </table:table-cell>
          <table:table-cell table:style-name="ce5" office:value-type="float" office:value="0.863617" calcext:value-type="float">
            <text:p>0.864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ut.A1:out.I703" table:display-filter-buttons="true">
          <table:filter>
            <table:filter-and>
              <table:filter-condition table:field-number="2" table:value="stratified" table:operator="="/>
              <table:filter-condition table:field-number="3" table:value="w" table:operator="="/>
            </table:filter-and>
          </table:filter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5">00/00/0000</text:date>, <text:time style:data-style-name="N2" text:time-value="14:01:25.709718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5T16:43:41.277703311</dc:date>
    <meta:editing-duration>PT2H51M42S</meta:editing-duration>
    <meta:editing-cycles>8</meta:editing-cycles>
    <meta:generator>LibreOffice/5.4.0.3$Linux_X86_64 LibreOffice_project/40m0$Build-3</meta:generator>
    <meta:document-statistic meta:table-count="7" meta:cell-count="711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85cm" svg:height="16.754cm" xlink:href=".." xlink:type="simple" chart:class="chart:bar" chart:column-mapping="1 2 3 4" chart:style-name="ch1">
        <chart:legend chart:legend-position="end" svg:x="27.125cm" svg:y="7.437cm" style:legend-expansion="high" chart:style-name="ch2"/>
        <chart:plot-area chart:style-name="ch3" table:cell-range-address="disc_ecoli.B1:disc_ecoli.I21" chart:data-source-has-labels="both" svg:x="0.595cm" svg:y="0.335cm" svg:width="25.935cm" svg:height="16.084cm">
          <chartooo:coordinate-region svg:x="1.693cm" svg:y="0.335cm" svg:width="24.837cm" svg:height="13.809cm"/>
          <chart:axis chart:dimension="x" chart:name="primary-x" chart:style-name="ch4" chartooo:axis-type="auto">
            <chartooo:date-scale/>
            <chart:categories table:cell-range-address="disc_ecoli.B2:disc_ecoli.E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ecoli.F2:disc_ecoli.F21" chart:label-cell-address="disc_ecoli.F1:disc_ecoli.F1" chart:class="chart:bar">
            <chart:data-point chart:style-name="ch8"/>
            <chart:data-point chart:repeated="19"/>
          </chart:series>
          <chart:series chart:style-name="ch9" chart:values-cell-range-address="disc_ecoli.G2:disc_ecoli.G21" chart:label-cell-address="disc_ecoli.G1:disc_ecoli.G1" chart:class="chart:bar">
            <chart:data-point chart:repeated="20"/>
          </chart:series>
          <chart:series chart:style-name="ch10" chart:values-cell-range-address="disc_ecoli.H2:disc_ecoli.H21" chart:label-cell-address="disc_ecoli.H1:disc_ecoli.H1" chart:class="chart:bar">
            <chart:data-point chart:repeated="20"/>
          </chart:series>
          <chart:series chart:style-name="ch11" chart:values-cell-range-address="disc_ecoli.I2:disc_ecoli.I21" chart:label-cell-address="disc_ecoli.I1:disc_ecoli.I1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disc_ecoli.F1:disc_ecoli.F1</svg:desc>
                </draw:g>
              </table:table-cell>
              <table:table-cell office:value-type="string">
                <text:p>RECALL</text:p>
                <draw:g>
                  <svg:desc>disc_ecoli.G1:disc_ecoli.G1</svg:desc>
                </draw:g>
              </table:table-cell>
              <table:table-cell office:value-type="string">
                <text:p>ACCURACY</text:p>
                <draw:g>
                  <svg:desc>disc_ecoli.H1:disc_ecoli.H1</svg:desc>
                </draw:g>
              </table:table-cell>
              <table:table-cell office:value-type="string">
                <text:p>FSCORE</text:p>
                <draw:g>
                  <svg:desc>disc_ecoli.I1:disc_ecoli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equency stratified w 2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disc_ecoli.B2:disc_ecoli.E21</svg:desc>
                </draw:g>
              </table:table-cell>
              <table:table-cell office:value-type="float" office:value="NaN">
                <text:p>NaN</text:p>
                <draw:g>
                  <svg:desc>disc_ecoli.F2:disc_ecoli.F21</svg:desc>
                </draw:g>
              </table:table-cell>
              <table:table-cell office:value-type="float" office:value="0.720588">
                <text:p>0.720588</text:p>
                <draw:g>
                  <svg:desc>disc_ecoli.G2:disc_ecoli.G21</svg:desc>
                </draw:g>
              </table:table-cell>
              <table:table-cell office:value-type="float" office:value="0.91263">
                <text:p>0.91263</text:p>
                <draw:g>
                  <svg:desc>disc_ecoli.H2:disc_ecoli.H21</svg:desc>
                </draw:g>
              </table:table-cell>
              <table:table-cell office:value-type="float" office:value="NaN">
                <text:p>NaN</text:p>
                <draw:g>
                  <svg:desc>disc_ecoli.I2:disc_ecoli.I21</svg:desc>
                </draw:g>
              </table:table-cell>
            </table:table-row>
            <table:table-row>
              <table:table-cell office:value-type="string">
                <text:p>interval stratified w 2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11765">
                <text:p>0.711765</text:p>
              </table:table-cell>
              <table:table-cell office:value-type="float" office:value="0.910813">
                <text:p>0.910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4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67647">
                <text:p>0.767647</text:p>
              </table:table-cell>
              <table:table-cell office:value-type="float" office:value="0.927076">
                <text:p>0.927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4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2941">
                <text:p>0.802941</text:p>
              </table:table-cell>
              <table:table-cell office:value-type="float" office:value="0.940657">
                <text:p>0.940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6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8824">
                <text:p>0.808824</text:p>
              </table:table-cell>
              <table:table-cell office:value-type="float" office:value="0.945415">
                <text:p>0.94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6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14706">
                <text:p>0.814706</text:p>
              </table:table-cell>
              <table:table-cell office:value-type="float" office:value="0.945156">
                <text:p>0.94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8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94118">
                <text:p>0.794118</text:p>
              </table:table-cell>
              <table:table-cell office:value-type="float" office:value="0.942388">
                <text:p>0.942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8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82353">
                <text:p>0.782353</text:p>
              </table:table-cell>
              <table:table-cell office:value-type="float" office:value="0.940398">
                <text:p>0.940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10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73529">
                <text:p>0.773529</text:p>
              </table:table-cell>
              <table:table-cell office:value-type="float" office:value="0.934343">
                <text:p>0.934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10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64706">
                <text:p>0.764706</text:p>
              </table:table-cell>
              <table:table-cell office:value-type="float" office:value="0.933564">
                <text:p>0.933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12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70588">
                <text:p>0.770588</text:p>
              </table:table-cell>
              <table:table-cell office:value-type="float" office:value="0.935467">
                <text:p>0.935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12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79412">
                <text:p>0.779412</text:p>
              </table:table-cell>
              <table:table-cell office:value-type="float" office:value="0.938495">
                <text:p>0.93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14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61765">
                <text:p>0.761765</text:p>
              </table:table-cell>
              <table:table-cell office:value-type="float" office:value="0.933131">
                <text:p>0.933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14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55882">
                <text:p>0.755882</text:p>
              </table:table-cell>
              <table:table-cell office:value-type="float" office:value="0.931834">
                <text:p>0.931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16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44118">
                <text:p>0.744118</text:p>
              </table:table-cell>
              <table:table-cell office:value-type="float" office:value="0.926211">
                <text:p>0.926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16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55882">
                <text:p>0.755882</text:p>
              </table:table-cell>
              <table:table-cell office:value-type="float" office:value="0.930536">
                <text:p>0.930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18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52941">
                <text:p>0.752941</text:p>
              </table:table-cell>
              <table:table-cell office:value-type="float" office:value="0.926038">
                <text:p>0.926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18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44118">
                <text:p>0.744118</text:p>
              </table:table-cell>
              <table:table-cell office:value-type="float" office:value="0.923529">
                <text:p>0.923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20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32353">
                <text:p>0.732353</text:p>
              </table:table-cell>
              <table:table-cell office:value-type="float" office:value="0.919464">
                <text:p>0.919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20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55882">
                <text:p>0.755882</text:p>
              </table:table-cell>
              <table:table-cell office:value-type="float" office:value="0.926384">
                <text:p>0.9263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2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2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791cm" svg:height="17.882cm" xlink:href=".." xlink:type="simple" chart:class="chart:bar" chart:column-mapping="1 2 3 4" chart:style-name="ch1">
        <chart:legend chart:legend-position="end" svg:x="29.131cm" svg:y="8.001cm" style:legend-expansion="high" chart:style-name="ch2"/>
        <chart:plot-area chart:style-name="ch3" table:cell-range-address="disc_seeds.B1:disc_seeds.I21" chart:data-source-has-labels="both" svg:x="0.635cm" svg:y="0.357cm" svg:width="27.861cm" svg:height="17.168cm">
          <chartooo:coordinate-region svg:x="1.733cm" svg:y="0.357cm" svg:width="26.763cm" svg:height="14.892cm"/>
          <chart:axis chart:dimension="x" chart:name="primary-x" chart:style-name="ch4" chartooo:axis-type="auto">
            <chartooo:date-scale/>
            <chart:categories table:cell-range-address="disc_seeds.B2:disc_seeds.E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seeds.F2:disc_seeds.F21" chart:label-cell-address="disc_seeds.F1:disc_seeds.F1" chart:class="chart:bar">
            <chart:data-point chart:repeated="20"/>
          </chart:series>
          <chart:series chart:style-name="ch8" chart:values-cell-range-address="disc_seeds.G2:disc_seeds.G21" chart:label-cell-address="disc_seeds.G1:disc_seeds.G1" chart:class="chart:bar">
            <chart:data-point chart:repeated="20"/>
          </chart:series>
          <chart:series chart:style-name="ch9" chart:values-cell-range-address="disc_seeds.H2:disc_seeds.H21" chart:label-cell-address="disc_seeds.H1:disc_seeds.H1" chart:class="chart:bar">
            <chart:data-point chart:repeated="20"/>
          </chart:series>
          <chart:series chart:style-name="ch10" chart:values-cell-range-address="disc_seeds.I2:disc_seeds.I21" chart:label-cell-address="disc_seeds.I1:disc_seeds.I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disc_seeds.F1:disc_seeds.F1</svg:desc>
                </draw:g>
              </table:table-cell>
              <table:table-cell office:value-type="string">
                <text:p>RECALL</text:p>
                <draw:g>
                  <svg:desc>disc_seeds.G1:disc_seeds.G1</svg:desc>
                </draw:g>
              </table:table-cell>
              <table:table-cell office:value-type="string">
                <text:p>ACCURACY</text:p>
                <draw:g>
                  <svg:desc>disc_seeds.H1:disc_seeds.H1</svg:desc>
                </draw:g>
              </table:table-cell>
              <table:table-cell office:value-type="string">
                <text:p>FSCORE</text:p>
                <draw:g>
                  <svg:desc>disc_seeds.I1:disc_seed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equency stratified w 2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disc_seeds.B2:disc_seeds.E21</svg:desc>
                </draw:g>
              </table:table-cell>
              <table:table-cell office:value-type="float" office:value="0.861693">
                <text:p>0.861693</text:p>
                <draw:g>
                  <svg:desc>disc_seeds.F2:disc_seeds.F21</svg:desc>
                </draw:g>
              </table:table-cell>
              <table:table-cell office:value-type="float" office:value="0.847619">
                <text:p>0.847619</text:p>
                <draw:g>
                  <svg:desc>disc_seeds.G2:disc_seeds.G21</svg:desc>
                </draw:g>
              </table:table-cell>
              <table:table-cell office:value-type="float" office:value="0.898413">
                <text:p>0.898413</text:p>
                <draw:g>
                  <svg:desc>disc_seeds.H2:disc_seeds.H21</svg:desc>
                </draw:g>
              </table:table-cell>
              <table:table-cell office:value-type="float" office:value="0.835787">
                <text:p>0.835787</text:p>
                <draw:g>
                  <svg:desc>disc_seeds.I2:disc_seeds.I21</svg:desc>
                </draw:g>
              </table:table-cell>
            </table:table-row>
            <table:table-row>
              <table:table-cell office:value-type="string">
                <text:p>interval stratified w 2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86005">
                <text:p>0.886005</text:p>
              </table:table-cell>
              <table:table-cell office:value-type="float" office:value="0.87619">
                <text:p>0.87619</text:p>
              </table:table-cell>
              <table:table-cell office:value-type="float" office:value="0.91746">
                <text:p>0.91746</text:p>
              </table:table-cell>
              <table:table-cell office:value-type="float" office:value="0.870479">
                <text:p>0.870479</text:p>
              </table:table-cell>
            </table:table-row>
            <table:table-row>
              <table:table-cell office:value-type="string">
                <text:p>frequency stratified w 4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9802">
                <text:p>0.899802</text:p>
              </table:table-cell>
              <table:table-cell office:value-type="float" office:value="0.885714">
                <text:p>0.885714</text:p>
              </table:table-cell>
              <table:table-cell office:value-type="float" office:value="0.92381">
                <text:p>0.92381</text:p>
              </table:table-cell>
              <table:table-cell office:value-type="float" office:value="0.88539">
                <text:p>0.88539</text:p>
              </table:table-cell>
            </table:table-row>
            <table:table-row>
              <table:table-cell office:value-type="string">
                <text:p>interval stratified w 4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2659">
                <text:p>0.902659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88269">
                <text:p>0.888269</text:p>
              </table:table-cell>
            </table:table-row>
            <table:table-row>
              <table:table-cell office:value-type="string">
                <text:p>frequency stratified w 6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5172">
                <text:p>0.895172</text:p>
              </table:table-cell>
              <table:table-cell office:value-type="float" office:value="0.885714">
                <text:p>0.885714</text:p>
              </table:table-cell>
              <table:table-cell office:value-type="float" office:value="0.92381">
                <text:p>0.92381</text:p>
              </table:table-cell>
              <table:table-cell office:value-type="float" office:value="0.885229">
                <text:p>0.885229</text:p>
              </table:table-cell>
            </table:table-row>
            <table:table-row>
              <table:table-cell office:value-type="string">
                <text:p>interval stratified w 6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9537">
                <text:p>0.899537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90107">
                <text:p>0.890107</text:p>
              </table:table-cell>
            </table:table-row>
            <table:table-row>
              <table:table-cell office:value-type="string">
                <text:p>frequency stratified w 8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1323">
                <text:p>0.901323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90375">
                <text:p>0.890375</text:p>
              </table:table-cell>
            </table:table-row>
            <table:table-row>
              <table:table-cell office:value-type="string">
                <text:p>interval stratified w 8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1852">
                <text:p>0.901852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90256">
                <text:p>0.890256</text:p>
              </table:table-cell>
            </table:table-row>
            <table:table-row>
              <table:table-cell office:value-type="string">
                <text:p>frequency stratified w 10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8942">
                <text:p>0.898942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89447">
                <text:p>0.889447</text:p>
              </table:table-cell>
            </table:table-row>
            <table:table-row>
              <table:table-cell office:value-type="string">
                <text:p>interval stratified w 10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5556">
                <text:p>0.905556</text:p>
              </table:table-cell>
              <table:table-cell office:value-type="float" office:value="0.895238">
                <text:p>0.895238</text:p>
              </table:table-cell>
              <table:table-cell office:value-type="float" office:value="0.930159">
                <text:p>0.930159</text:p>
              </table:table-cell>
              <table:table-cell office:value-type="float" office:value="0.894765">
                <text:p>0.894765</text:p>
              </table:table-cell>
            </table:table-row>
            <table:table-row>
              <table:table-cell office:value-type="string">
                <text:p>frequency stratified w 12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9934">
                <text:p>0.899934</text:p>
              </table:table-cell>
              <table:table-cell office:value-type="float" office:value="0.885714">
                <text:p>0.885714</text:p>
              </table:table-cell>
              <table:table-cell office:value-type="float" office:value="0.92381">
                <text:p>0.92381</text:p>
              </table:table-cell>
              <table:table-cell office:value-type="float" office:value="0.885504">
                <text:p>0.885504</text:p>
              </table:table-cell>
            </table:table-row>
            <table:table-row>
              <table:table-cell office:value-type="string">
                <text:p>interval stratified w 12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1005">
                <text:p>0.891005</text:p>
              </table:table-cell>
              <table:table-cell office:value-type="float" office:value="0.880952">
                <text:p>0.880952</text:p>
              </table:table-cell>
              <table:table-cell office:value-type="float" office:value="0.920635">
                <text:p>0.920635</text:p>
              </table:table-cell>
              <table:table-cell office:value-type="float" office:value="0.880485">
                <text:p>0.880485</text:p>
              </table:table-cell>
            </table:table-row>
            <table:table-row>
              <table:table-cell office:value-type="string">
                <text:p>frequency stratified w 14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4749">
                <text:p>0.914749</text:p>
              </table:table-cell>
              <table:table-cell office:value-type="float" office:value="0.904762">
                <text:p>0.904762</text:p>
              </table:table-cell>
              <table:table-cell office:value-type="float" office:value="0.936508">
                <text:p>0.936508</text:p>
              </table:table-cell>
              <table:table-cell office:value-type="float" office:value="0.903987">
                <text:p>0.903987</text:p>
              </table:table-cell>
            </table:table-row>
            <table:table-row>
              <table:table-cell office:value-type="string">
                <text:p>interval stratified w 14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3042">
                <text:p>0.903042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89353">
                <text:p>0.889353</text:p>
              </table:table-cell>
            </table:table-row>
            <table:table-row>
              <table:table-cell office:value-type="string">
                <text:p>frequency stratified w 16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3228">
                <text:p>0.913228</text:p>
              </table:table-cell>
              <table:table-cell office:value-type="float" office:value="0.9">
                <text:p>0.9</text:p>
              </table:table-cell>
              <table:table-cell office:value-type="float" office:value="0.933333">
                <text:p>0.933333</text:p>
              </table:table-cell>
              <table:table-cell office:value-type="float" office:value="0.899151">
                <text:p>0.899151</text:p>
              </table:table-cell>
            </table:table-row>
            <table:table-row>
              <table:table-cell office:value-type="string">
                <text:p>interval stratified w 16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3241">
                <text:p>0.903241</text:p>
              </table:table-cell>
              <table:table-cell office:value-type="float" office:value="0.895238">
                <text:p>0.895238</text:p>
              </table:table-cell>
              <table:table-cell office:value-type="float" office:value="0.930159">
                <text:p>0.930159</text:p>
              </table:table-cell>
              <table:table-cell office:value-type="float" office:value="0.894658">
                <text:p>0.894658</text:p>
              </table:table-cell>
            </table:table-row>
            <table:table-row>
              <table:table-cell office:value-type="string">
                <text:p>frequency stratified w 18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4299">
                <text:p>0.904299</text:p>
              </table:table-cell>
              <table:table-cell office:value-type="float" office:value="0.895238">
                <text:p>0.895238</text:p>
              </table:table-cell>
              <table:table-cell office:value-type="float" office:value="0.930159">
                <text:p>0.930159</text:p>
              </table:table-cell>
              <table:table-cell office:value-type="float" office:value="0.894527">
                <text:p>0.894527</text:p>
              </table:table-cell>
            </table:table-row>
            <table:table-row>
              <table:table-cell office:value-type="string">
                <text:p>interval stratified w 18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7275">
                <text:p>0.907275</text:p>
              </table:table-cell>
              <table:table-cell office:value-type="float" office:value="0.9">
                <text:p>0.9</text:p>
              </table:table-cell>
              <table:table-cell office:value-type="float" office:value="0.933333">
                <text:p>0.933333</text:p>
              </table:table-cell>
              <table:table-cell office:value-type="float" office:value="0.899447">
                <text:p>0.899447</text:p>
              </table:table-cell>
            </table:table-row>
            <table:table-row>
              <table:table-cell office:value-type="string">
                <text:p>frequency stratified w 20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541">
                <text:p>0.90541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90867">
                <text:p>0.890867</text:p>
              </table:table-cell>
            </table:table-row>
            <table:table-row>
              <table:table-cell office:value-type="string">
                <text:p>interval stratified w 20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8664">
                <text:p>0.908664</text:p>
              </table:table-cell>
              <table:table-cell office:value-type="float" office:value="0.9">
                <text:p>0.9</text:p>
              </table:table-cell>
              <table:table-cell office:value-type="float" office:value="0.933333">
                <text:p>0.933333</text:p>
              </table:table-cell>
              <table:table-cell office:value-type="float" office:value="0.900003">
                <text:p>0.90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.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06cm" svg:height="16.428cm" xlink:href=".." xlink:type="simple" chart:class="chart:bar" chart:column-mapping="1 2 3 4" chart:style-name="ch1">
        <chart:legend chart:legend-position="end" svg:x="26.546cm" svg:y="7.274cm" style:legend-expansion="high" chart:style-name="ch2"/>
        <chart:plot-area chart:style-name="ch3" table:cell-range-address="disc_ukm.B1:disc_ukm.I21" chart:data-source-has-labels="both" svg:x="0.584cm" svg:y="0.328cm" svg:width="25.378cm" svg:height="15.772cm">
          <chartooo:coordinate-region svg:x="1.682cm" svg:y="0.328cm" svg:width="24.28cm" svg:height="13.496cm"/>
          <chart:axis chart:dimension="x" chart:name="primary-x" chart:style-name="ch4" chartooo:axis-type="auto">
            <chartooo:date-scale/>
            <chart:categories table:cell-range-address="disc_ukm.B2:disc_ukm.E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ukm.F2:disc_ukm.F21" chart:label-cell-address="disc_ukm.F1:disc_ukm.F1" chart:class="chart:bar">
            <chart:data-point chart:repeated="20"/>
          </chart:series>
          <chart:series chart:style-name="ch8" chart:values-cell-range-address="disc_ukm.G2:disc_ukm.G21" chart:label-cell-address="disc_ukm.G1:disc_ukm.G1" chart:class="chart:bar">
            <chart:data-point chart:repeated="20"/>
          </chart:series>
          <chart:series chart:style-name="ch9" chart:values-cell-range-address="disc_ukm.H2:disc_ukm.H21" chart:label-cell-address="disc_ukm.H1:disc_ukm.H1" chart:class="chart:bar">
            <chart:data-point chart:repeated="20"/>
          </chart:series>
          <chart:series chart:style-name="ch10" chart:values-cell-range-address="disc_ukm.I2:disc_ukm.I21" chart:label-cell-address="disc_ukm.I1:disc_ukm.I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disc_ukm.F1:disc_ukm.F1</svg:desc>
                </draw:g>
              </table:table-cell>
              <table:table-cell office:value-type="string">
                <text:p>RECALL</text:p>
                <draw:g>
                  <svg:desc>disc_ukm.G1:disc_ukm.G1</svg:desc>
                </draw:g>
              </table:table-cell>
              <table:table-cell office:value-type="string">
                <text:p>ACCURACY</text:p>
                <draw:g>
                  <svg:desc>disc_ukm.H1:disc_ukm.H1</svg:desc>
                </draw:g>
              </table:table-cell>
              <table:table-cell office:value-type="string">
                <text:p>FSCORE</text:p>
                <draw:g>
                  <svg:desc>disc_ukm.I1:disc_ukm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equency stratified w 2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disc_ukm.B2:disc_ukm.E21</svg:desc>
                </draw:g>
              </table:table-cell>
              <table:table-cell office:value-type="float" office:value="NaN">
                <text:p>NaN</text:p>
                <draw:g>
                  <svg:desc>disc_ukm.F2:disc_ukm.F21</svg:desc>
                </draw:g>
              </table:table-cell>
              <table:table-cell office:value-type="float" office:value="0.574359">
                <text:p>0.574359</text:p>
                <draw:g>
                  <svg:desc>disc_ukm.G2:disc_ukm.G21</svg:desc>
                </draw:g>
              </table:table-cell>
              <table:table-cell office:value-type="float" office:value="0.772781">
                <text:p>0.772781</text:p>
                <draw:g>
                  <svg:desc>disc_ukm.H2:disc_ukm.H21</svg:desc>
                </draw:g>
              </table:table-cell>
              <table:table-cell office:value-type="float" office:value="NaN">
                <text:p>NaN</text:p>
                <draw:g>
                  <svg:desc>disc_ukm.I2:disc_ukm.I21</svg:desc>
                </draw:g>
              </table:table-cell>
            </table:table-row>
            <table:table-row>
              <table:table-cell office:value-type="string">
                <text:p>interval stratified w 2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623077">
                <text:p>0.62307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4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788185">
                <text:p>0.788185</text:p>
              </table:table-cell>
              <table:table-cell office:value-type="float" office:value="0.746154">
                <text:p>0.746154</text:p>
              </table:table-cell>
              <table:table-cell office:value-type="float" office:value="0.857331">
                <text:p>0.857331</text:p>
              </table:table-cell>
              <table:table-cell office:value-type="float" office:value="0.743974">
                <text:p>0.743974</text:p>
              </table:table-cell>
            </table:table-row>
            <table:table-row>
              <table:table-cell office:value-type="string">
                <text:p>interval stratified w 4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5409">
                <text:p>0.845409</text:p>
              </table:table-cell>
              <table:table-cell office:value-type="float" office:value="0.825641">
                <text:p>0.825641</text:p>
              </table:table-cell>
              <table:table-cell office:value-type="float" office:value="0.904602">
                <text:p>0.904602</text:p>
              </table:table-cell>
              <table:table-cell office:value-type="float" office:value="0.823786">
                <text:p>0.823786</text:p>
              </table:table-cell>
            </table:table-row>
            <table:table-row>
              <table:table-cell office:value-type="string">
                <text:p>frequency stratified w 6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2292">
                <text:p>0.82292</text:p>
              </table:table-cell>
              <table:table-cell office:value-type="float" office:value="0.802564">
                <text:p>0.802564</text:p>
              </table:table-cell>
              <table:table-cell office:value-type="float" office:value="0.890533">
                <text:p>0.890533</text:p>
              </table:table-cell>
              <table:table-cell office:value-type="float" office:value="0.801108">
                <text:p>0.801108</text:p>
              </table:table-cell>
            </table:table-row>
            <table:table-row>
              <table:table-cell office:value-type="string">
                <text:p>interval stratified w 6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3805">
                <text:p>0.863805</text:p>
              </table:table-cell>
              <table:table-cell office:value-type="float" office:value="0.851282">
                <text:p>0.851282</text:p>
              </table:table-cell>
              <table:table-cell office:value-type="float" office:value="0.917291">
                <text:p>0.917291</text:p>
              </table:table-cell>
              <table:table-cell office:value-type="float" office:value="0.850567">
                <text:p>0.850567</text:p>
              </table:table-cell>
            </table:table-row>
            <table:table-row>
              <table:table-cell office:value-type="string">
                <text:p>frequency stratified w 8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6109">
                <text:p>0.866109</text:p>
              </table:table-cell>
              <table:table-cell office:value-type="float" office:value="0.851282">
                <text:p>0.851282</text:p>
              </table:table-cell>
              <table:table-cell office:value-type="float" office:value="0.916634">
                <text:p>0.916634</text:p>
              </table:table-cell>
              <table:table-cell office:value-type="float" office:value="0.851598">
                <text:p>0.851598</text:p>
              </table:table-cell>
            </table:table-row>
            <table:table-row>
              <table:table-cell office:value-type="string">
                <text:p>interval stratified w 8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7425">
                <text:p>0.867425</text:p>
              </table:table-cell>
              <table:table-cell office:value-type="float" office:value="0.848718">
                <text:p>0.848718</text:p>
              </table:table-cell>
              <table:table-cell office:value-type="float" office:value="0.916831">
                <text:p>0.916831</text:p>
              </table:table-cell>
              <table:table-cell office:value-type="float" office:value="0.847211">
                <text:p>0.847211</text:p>
              </table:table-cell>
            </table:table-row>
            <table:table-row>
              <table:table-cell office:value-type="string">
                <text:p>frequency stratified w 10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55361">
                <text:p>0.855361</text:p>
              </table:table-cell>
              <table:table-cell office:value-type="float" office:value="0.846154">
                <text:p>0.846154</text:p>
              </table:table-cell>
              <table:table-cell office:value-type="float" office:value="0.914464">
                <text:p>0.914464</text:p>
              </table:table-cell>
              <table:table-cell office:value-type="float" office:value="0.844974">
                <text:p>0.844974</text:p>
              </table:table-cell>
            </table:table-row>
            <table:table-row>
              <table:table-cell office:value-type="string">
                <text:p>interval stratified w 10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1928">
                <text:p>0.861928</text:p>
              </table:table-cell>
              <table:table-cell office:value-type="float" office:value="0.841026">
                <text:p>0.841026</text:p>
              </table:table-cell>
              <table:table-cell office:value-type="float" office:value="0.914793">
                <text:p>0.914793</text:p>
              </table:table-cell>
              <table:table-cell office:value-type="float" office:value="0.839159">
                <text:p>0.839159</text:p>
              </table:table-cell>
            </table:table-row>
            <table:table-row>
              <table:table-cell office:value-type="string">
                <text:p>frequency stratified w 12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2585">
                <text:p>0.862585</text:p>
              </table:table-cell>
              <table:table-cell office:value-type="float" office:value="0.841026">
                <text:p>0.841026</text:p>
              </table:table-cell>
              <table:table-cell office:value-type="float" office:value="0.911308">
                <text:p>0.911308</text:p>
              </table:table-cell>
              <table:table-cell office:value-type="float" office:value="0.840244">
                <text:p>0.840244</text:p>
              </table:table-cell>
            </table:table-row>
            <table:table-row>
              <table:table-cell office:value-type="string">
                <text:p>interval stratified w 12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1034">
                <text:p>0.861034</text:p>
              </table:table-cell>
              <table:table-cell office:value-type="float" office:value="0.84359">
                <text:p>0.84359</text:p>
              </table:table-cell>
              <table:table-cell office:value-type="float" office:value="0.913478">
                <text:p>0.913478</text:p>
              </table:table-cell>
              <table:table-cell office:value-type="float" office:value="0.842344">
                <text:p>0.842344</text:p>
              </table:table-cell>
            </table:table-row>
            <table:table-row>
              <table:table-cell office:value-type="string">
                <text:p>frequency stratified w 14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9624">
                <text:p>0.869624</text:p>
              </table:table-cell>
              <table:table-cell office:value-type="float" office:value="0.848718">
                <text:p>0.848718</text:p>
              </table:table-cell>
              <table:table-cell office:value-type="float" office:value="0.916831">
                <text:p>0.916831</text:p>
              </table:table-cell>
              <table:table-cell office:value-type="float" office:value="0.848969">
                <text:p>0.848969</text:p>
              </table:table-cell>
            </table:table-row>
            <table:table-row>
              <table:table-cell office:value-type="string">
                <text:p>interval stratified w 14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48718">
                <text:p>0.848718</text:p>
              </table:table-cell>
              <table:table-cell office:value-type="float" office:value="0.918146">
                <text:p>0.918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16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198">
                <text:p>0.84198</text:p>
              </table:table-cell>
              <table:table-cell office:value-type="float" office:value="0.828205">
                <text:p>0.828205</text:p>
              </table:table-cell>
              <table:table-cell office:value-type="float" office:value="0.904668">
                <text:p>0.904668</text:p>
              </table:table-cell>
              <table:table-cell office:value-type="float" office:value="0.827358">
                <text:p>0.827358</text:p>
              </table:table-cell>
            </table:table-row>
            <table:table-row>
              <table:table-cell office:value-type="string">
                <text:p>interval stratified w 16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1255">
                <text:p>0.841255</text:p>
              </table:table-cell>
              <table:table-cell office:value-type="float" office:value="0.823077">
                <text:p>0.823077</text:p>
              </table:table-cell>
              <table:table-cell office:value-type="float" office:value="0.902367">
                <text:p>0.902367</text:p>
              </table:table-cell>
              <table:table-cell office:value-type="float" office:value="0.823357">
                <text:p>0.823357</text:p>
              </table:table-cell>
            </table:table-row>
            <table:table-row>
              <table:table-cell office:value-type="string">
                <text:p>frequency stratified w 18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35236">
                <text:p>0.835236</text:p>
              </table:table-cell>
              <table:table-cell office:value-type="float" office:value="0.820513">
                <text:p>0.820513</text:p>
              </table:table-cell>
              <table:table-cell office:value-type="float" office:value="0.901249">
                <text:p>0.901249</text:p>
              </table:table-cell>
              <table:table-cell office:value-type="float" office:value="0.820054">
                <text:p>0.820054</text:p>
              </table:table-cell>
            </table:table-row>
            <table:table-row>
              <table:table-cell office:value-type="string">
                <text:p>interval stratified w 18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39458">
                <text:p>0.839458</text:p>
              </table:table-cell>
              <table:table-cell office:value-type="float" office:value="0.815385">
                <text:p>0.815385</text:p>
              </table:table-cell>
              <table:table-cell office:value-type="float" office:value="0.899671">
                <text:p>0.899671</text:p>
              </table:table-cell>
              <table:table-cell office:value-type="float" office:value="0.813938">
                <text:p>0.813938</text:p>
              </table:table-cell>
            </table:table-row>
            <table:table-row>
              <table:table-cell office:value-type="string">
                <text:p>frequency stratified w 20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30869">
                <text:p>0.830869</text:p>
              </table:table-cell>
              <table:table-cell office:value-type="float" office:value="0.810256">
                <text:p>0.810256</text:p>
              </table:table-cell>
              <table:table-cell office:value-type="float" office:value="0.897239">
                <text:p>0.897239</text:p>
              </table:table-cell>
              <table:table-cell office:value-type="float" office:value="0.810562">
                <text:p>0.810562</text:p>
              </table:table-cell>
            </table:table-row>
            <table:table-row>
              <table:table-cell office:value-type="string">
                <text:p>interval stratified w 20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318">
                <text:p>0.84318</text:p>
              </table:table-cell>
              <table:table-cell office:value-type="float" office:value="0.823077">
                <text:p>0.823077</text:p>
              </table:table-cell>
              <table:table-cell office:value-type="float" office:value="0.90217">
                <text:p>0.90217</text:p>
              </table:table-cell>
              <table:table-cell office:value-type="float" office:value="0.820825">
                <text:p>0.8208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823cm" svg:height="16.213cm" xlink:href=".." xlink:type="simple" chart:class="chart:bar" chart:column-mapping="1 2 3 4" chart:style-name="ch1">
        <chart:legend chart:legend-position="end" svg:x="26.163cm" svg:y="7.166cm" style:legend-expansion="high" chart:style-name="ch2"/>
        <chart:plot-area chart:style-name="ch3" table:cell-range-address="cross.A1:cross.I7" chart:data-source-has-labels="both" svg:x="0.576cm" svg:y="0.324cm" svg:width="25.011cm" svg:height="15.565cm">
          <chartooo:coordinate-region svg:x="1.674cm" svg:y="0.497cm" svg:width="23.913cm" svg:height="13.418cm"/>
          <chart:axis chart:dimension="x" chart:name="primary-x" chart:style-name="ch4" chartooo:axis-type="auto">
            <chartooo:date-scale/>
            <chart:categories table:cell-range-address="cross.A2:cross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ross.F2:cross.F7" chart:label-cell-address="cross.F1:cross.F1" chart:class="chart:bar">
            <chart:data-point chart:repeated="6"/>
          </chart:series>
          <chart:series chart:style-name="ch8" chart:values-cell-range-address="cross.G2:cross.G7" chart:label-cell-address="cross.G1:cross.G1" chart:class="chart:bar">
            <chart:data-point chart:repeated="6"/>
          </chart:series>
          <chart:series chart:style-name="ch9" chart:values-cell-range-address="cross.H2:cross.H7" chart:label-cell-address="cross.H1:cross.H1" chart:class="chart:bar">
            <chart:data-point chart:repeated="6"/>
          </chart:series>
          <chart:series chart:style-name="ch10" chart:values-cell-range-address="cross.I2:cross.I7" chart:label-cell-address="cross.I1:cross.I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cross.F1:cross.F1</svg:desc>
                </draw:g>
              </table:table-cell>
              <table:table-cell office:value-type="string">
                <text:p>RECALL</text:p>
                <draw:g>
                  <svg:desc>cross.G1:cross.G1</svg:desc>
                </draw:g>
              </table:table-cell>
              <table:table-cell office:value-type="string">
                <text:p>ACCURACY</text:p>
                <draw:g>
                  <svg:desc>cross.H1:cross.H1</svg:desc>
                </draw:g>
              </table:table-cell>
              <table:table-cell office:value-type="string">
                <text:p>FSCORE</text:p>
                <draw:g>
                  <svg:desc>cross.I1:cros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km frequency stratified w 8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cross.A2:cross.E7</svg:desc>
                </draw:g>
              </table:table-cell>
              <table:table-cell office:value-type="float" office:value="0.866109">
                <text:p>0.866109</text:p>
                <draw:g>
                  <svg:desc>cross.F2:cross.F7</svg:desc>
                </draw:g>
              </table:table-cell>
              <table:table-cell office:value-type="float" office:value="0.851282">
                <text:p>0.851282</text:p>
                <draw:g>
                  <svg:desc>cross.G2:cross.G7</svg:desc>
                </draw:g>
              </table:table-cell>
              <table:table-cell office:value-type="float" office:value="0.916634">
                <text:p>0.916634</text:p>
                <draw:g>
                  <svg:desc>cross.H2:cross.H7</svg:desc>
                </draw:g>
              </table:table-cell>
              <table:table-cell office:value-type="float" office:value="0.851598">
                <text:p>0.851598</text:p>
                <draw:g>
                  <svg:desc>cross.I2:cross.I7</svg:desc>
                </draw:g>
              </table:table-cell>
            </table:table-row>
            <table:table-row>
              <table:table-cell office:value-type="string">
                <text:p>ukm frequency cross w 8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cross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5185">
                <text:p>0.865185</text:p>
              </table:table-cell>
              <table:table-cell office:value-type="float" office:value="0.85">
                <text:p>0.85</text:p>
              </table:table-cell>
              <table:table-cell office:value-type="float" office:value="0.914438">
                <text:p>0.914438</text:p>
              </table:table-cell>
              <table:table-cell office:value-type="float" office:value="0.8502">
                <text:p>0.8502</text:p>
              </table:table-cell>
            </table:table-row>
            <table:table-row>
              <table:table-cell office:value-type="string">
                <text:p>ecoli frequency stratified w 6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8824">
                <text:p>0.808824</text:p>
              </table:table-cell>
              <table:table-cell office:value-type="float" office:value="0.945415">
                <text:p>0.94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frequency cross w 6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cross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51515">
                <text:p>0.851515</text:p>
              </table:table-cell>
              <table:table-cell office:value-type="float" office:value="0.94472">
                <text:p>0.94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ds frequency stratified w 14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4749">
                <text:p>0.914749</text:p>
              </table:table-cell>
              <table:table-cell office:value-type="float" office:value="0.904762">
                <text:p>0.904762</text:p>
              </table:table-cell>
              <table:table-cell office:value-type="float" office:value="0.936508">
                <text:p>0.936508</text:p>
              </table:table-cell>
              <table:table-cell office:value-type="float" office:value="0.903987">
                <text:p>0.903987</text:p>
              </table:table-cell>
            </table:table-row>
            <table:table-row>
              <table:table-cell office:value-type="string">
                <text:p>seeds frequency cross w 14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cross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0409">
                <text:p>0.900409</text:p>
              </table:table-cell>
              <table:table-cell office:value-type="float" office:value="0.890476">
                <text:p>0.890476</text:p>
              </table:table-cell>
              <table:table-cell office:value-type="float" office:value="0.925397">
                <text:p>0.925397</text:p>
              </table:table-cell>
              <table:table-cell office:value-type="float" office:value="0.889918">
                <text:p>0.8899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.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601cm" svg:height="16.088cm" xlink:href=".." xlink:type="simple" chart:class="chart:bar" chart:column-mapping="1 2 3 4" chart:style-name="ch1">
        <chart:legend chart:legend-position="end" svg:x="25.941cm" svg:y="7.104cm" style:legend-expansion="high" chart:style-name="ch2"/>
        <chart:plot-area chart:style-name="ch3" table:cell-range-address="stats.A1:stats.I10" chart:data-source-has-labels="both" svg:x="0.572cm" svg:y="0.321cm" svg:width="24.797cm" svg:height="15.446cm">
          <chartooo:coordinate-region svg:x="1.67cm" svg:y="0.494cm" svg:width="23.699cm" svg:height="13.299cm"/>
          <chart:axis chart:dimension="x" chart:name="primary-x" chart:style-name="ch4" chartooo:axis-type="auto">
            <chartooo:date-scale/>
            <chart:categories table:cell-range-address="stats.A2:stats.E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ats.F2:stats.F10" chart:label-cell-address="stats.F1:stats.F1" chart:class="chart:bar">
            <chart:data-point chart:repeated="9"/>
          </chart:series>
          <chart:series chart:style-name="ch8" chart:values-cell-range-address="stats.G2:stats.G10" chart:label-cell-address="stats.G1:stats.G1" chart:class="chart:bar">
            <chart:data-point chart:repeated="9"/>
          </chart:series>
          <chart:series chart:style-name="ch9" chart:values-cell-range-address="stats.H2:stats.H10" chart:label-cell-address="stats.H1:stats.H1" chart:class="chart:bar">
            <chart:data-point chart:repeated="9"/>
          </chart:series>
          <chart:series chart:style-name="ch10" chart:values-cell-range-address="stats.I2:stats.I10" chart:label-cell-address="stats.I1:stats.I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stats.F1:stats.F1</svg:desc>
                </draw:g>
              </table:table-cell>
              <table:table-cell office:value-type="string">
                <text:p>RECALL</text:p>
                <draw:g>
                  <svg:desc>stats.G1:stats.G1</svg:desc>
                </draw:g>
              </table:table-cell>
              <table:table-cell office:value-type="string">
                <text:p>ACCURACY</text:p>
                <draw:g>
                  <svg:desc>stats.H1:stats.H1</svg:desc>
                </draw:g>
              </table:table-cell>
              <table:table-cell office:value-type="string">
                <text:p>FSCORE</text:p>
                <draw:g>
                  <svg:desc>stats.I1:stat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s frequency stratified w 14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stats.A2:stats.E10</svg:desc>
                </draw:g>
              </table:table-cell>
              <table:table-cell office:value-type="float" office:value="0.914749">
                <text:p>0.914749</text:p>
                <draw:g>
                  <svg:desc>stats.F2:stats.F10</svg:desc>
                </draw:g>
              </table:table-cell>
              <table:table-cell office:value-type="float" office:value="0.904762">
                <text:p>0.904762</text:p>
                <draw:g>
                  <svg:desc>stats.G2:stats.G10</svg:desc>
                </draw:g>
              </table:table-cell>
              <table:table-cell office:value-type="float" office:value="0.936508">
                <text:p>0.936508</text:p>
                <draw:g>
                  <svg:desc>stats.H2:stats.H10</svg:desc>
                </draw:g>
              </table:table-cell>
              <table:table-cell office:value-type="float" office:value="0.903987">
                <text:p>0.903987</text:p>
                <draw:g>
                  <svg:desc>stats.I2:stats.I10</svg:desc>
                </draw:g>
              </table:table-cell>
            </table:table-row>
            <table:table-row>
              <table:table-cell office:value-type="string">
                <text:p>seeds frequency stratified u 14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u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4749">
                <text:p>0.914749</text:p>
              </table:table-cell>
              <table:table-cell office:value-type="float" office:value="0.904762">
                <text:p>0.904762</text:p>
              </table:table-cell>
              <table:table-cell office:value-type="float" office:value="0.936508">
                <text:p>0.936508</text:p>
              </table:table-cell>
              <table:table-cell office:value-type="float" office:value="0.903987">
                <text:p>0.903987</text:p>
              </table:table-cell>
            </table:table-row>
            <table:table-row>
              <table:table-cell office:value-type="string">
                <text:p>seeds frequency stratified g 14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g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36378">
                <text:p>0.936378</text:p>
              </table:table-cell>
              <table:table-cell office:value-type="float" office:value="0.964975">
                <text:p>0.964975</text:p>
              </table:table-cell>
              <table:table-cell office:value-type="float" office:value="0.904762">
                <text:p>0.904762</text:p>
              </table:table-cell>
              <table:table-cell office:value-type="float" office:value="0.949606">
                <text:p>0.949606</text:p>
              </table:table-cell>
            </table:table-row>
            <table:table-row>
              <table:table-cell office:value-type="string">
                <text:p>ecoli frequency stratified u 6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u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523929">
                <text:p>0.523929</text:p>
              </table:table-cell>
              <table:table-cell office:value-type="float" office:value="0.952206">
                <text:p>0.952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frequency stratified w 6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8824">
                <text:p>0.808824</text:p>
              </table:table-cell>
              <table:table-cell office:value-type="float" office:value="0.945415">
                <text:p>0.94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frequency stratified g 6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g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8276">
                <text:p>0.848276</text:p>
              </table:table-cell>
              <table:table-cell office:value-type="float" office:value="0.944383">
                <text:p>0.944383</text:p>
              </table:table-cell>
              <table:table-cell office:value-type="float" office:value="0.808824">
                <text:p>0.808824</text:p>
              </table:table-cell>
              <table:table-cell office:value-type="float" office:value="0.893039">
                <text:p>0.893039</text:p>
              </table:table-cell>
            </table:table-row>
            <table:table-row>
              <table:table-cell office:value-type="string">
                <text:p>ukm frequency stratified u 8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u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78237">
                <text:p>0.878237</text:p>
              </table:table-cell>
              <table:table-cell office:value-type="float" office:value="0.84625">
                <text:p>0.84625</text:p>
              </table:table-cell>
              <table:table-cell office:value-type="float" office:value="0.925641">
                <text:p>0.925641</text:p>
              </table:table-cell>
              <table:table-cell office:value-type="float" office:value="0.854747">
                <text:p>0.854747</text:p>
              </table:table-cell>
            </table:table-row>
            <table:table-row>
              <table:table-cell office:value-type="string">
                <text:p>ukm frequency stratified w 8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6109">
                <text:p>0.866109</text:p>
              </table:table-cell>
              <table:table-cell office:value-type="float" office:value="0.851282">
                <text:p>0.851282</text:p>
              </table:table-cell>
              <table:table-cell office:value-type="float" office:value="0.916634">
                <text:p>0.916634</text:p>
              </table:table-cell>
              <table:table-cell office:value-type="float" office:value="0.851598">
                <text:p>0.851598</text:p>
              </table:table-cell>
            </table:table-row>
            <table:table-row>
              <table:table-cell office:value-type="string">
                <text:p>ukm frequency stratified g 8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g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9701">
                <text:p>0.919701</text:p>
              </table:table-cell>
              <table:table-cell office:value-type="float" office:value="0.919635">
                <text:p>0.919635</text:p>
              </table:table-cell>
              <table:table-cell office:value-type="float" office:value="0.851282">
                <text:p>0.851282</text:p>
              </table:table-cell>
              <table:table-cell office:value-type="float" office:value="0.919022">
                <text:p>0.9190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62cm" svg:height="14.49cm" xlink:href=".." xlink:type="simple" chart:class="chart:bar" chart:column-mapping="1 2 3 4" chart:style-name="ch1">
        <chart:legend chart:legend-position="end" svg:x="30.96cm" svg:y="6.305cm" style:legend-expansion="high" chart:style-name="ch2"/>
        <chart:plot-area chart:style-name="ch3" table:cell-range-address="norm.A1:norm.I7" chart:data-source-has-labels="both" svg:x="0.672cm" svg:y="0.289cm" svg:width="29.616cm" svg:height="13.912cm">
          <chartooo:coordinate-region svg:x="1.77cm" svg:y="0.462cm" svg:width="28.518cm" svg:height="12.11cm"/>
          <chart:axis chart:dimension="x" chart:name="primary-x" chart:style-name="ch4" chartooo:axis-type="auto">
            <chartooo:date-scale/>
            <chart:categories table:cell-range-address="norm.A2:norm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rm.F2:norm.F7" chart:label-cell-address="norm.F1:norm.F1" chart:class="chart:bar">
            <chart:data-point chart:repeated="6"/>
          </chart:series>
          <chart:series chart:style-name="ch8" chart:values-cell-range-address="norm.G2:norm.G7" chart:label-cell-address="norm.G1:norm.G1" chart:class="chart:bar">
            <chart:data-point chart:repeated="6"/>
          </chart:series>
          <chart:series chart:style-name="ch9" chart:values-cell-range-address="norm.H2:norm.H7" chart:label-cell-address="norm.H1:norm.H1" chart:class="chart:bar">
            <chart:data-point chart:repeated="6"/>
          </chart:series>
          <chart:series chart:style-name="ch10" chart:values-cell-range-address="norm.I2:norm.I7" chart:label-cell-address="norm.I1:norm.I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norm.F1:norm.F1</svg:desc>
                </draw:g>
              </table:table-cell>
              <table:table-cell office:value-type="string">
                <text:p>RECALL</text:p>
                <draw:g>
                  <svg:desc>norm.G1:norm.G1</svg:desc>
                </draw:g>
              </table:table-cell>
              <table:table-cell office:value-type="string">
                <text:p>ACCURACY</text:p>
                <draw:g>
                  <svg:desc>norm.H1:norm.H1</svg:desc>
                </draw:g>
              </table:table-cell>
              <table:table-cell office:value-type="string">
                <text:p>FSCORE</text:p>
                <draw:g>
                  <svg:desc>norm.I1:norm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s frequency w 14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norm.A2:norm.E7</svg:desc>
                </draw:g>
              </table:table-cell>
              <table:table-cell office:value-type="float" office:value="0.914749">
                <text:p>0.914749</text:p>
                <draw:g>
                  <svg:desc>norm.F2:norm.F7</svg:desc>
                </draw:g>
              </table:table-cell>
              <table:table-cell office:value-type="float" office:value="0.904762">
                <text:p>0.904762</text:p>
                <draw:g>
                  <svg:desc>norm.G2:norm.G7</svg:desc>
                </draw:g>
              </table:table-cell>
              <table:table-cell office:value-type="float" office:value="0.936508">
                <text:p>0.936508</text:p>
                <draw:g>
                  <svg:desc>norm.H2:norm.H7</svg:desc>
                </draw:g>
              </table:table-cell>
              <table:table-cell office:value-type="float" office:value="0.903987">
                <text:p>0.903987</text:p>
                <draw:g>
                  <svg:desc>norm.I2:norm.I7</svg:desc>
                </draw:g>
              </table:table-cell>
            </table:table-row>
            <table:table-row>
              <table:table-cell office:value-type="string">
                <text:p>seeds norm w -</text:p>
                <text:list>
                  <text:list-item>
                    <text:p>seeds</text:p>
                  </text:list-item>
                  <text:list-item>
                    <text:p>norm</text:p>
                  </text:list-item>
                  <text:list-item>
                    <text:p>w</text:p>
                  </text:list-item>
                  <text:list-item>
                    <text:p>-</text:p>
                  </text:list-item>
                </text:list>
              </table:table-cell>
              <table:table-cell office:value-type="float" office:value="0.90212">
                <text:p>0.90212</text:p>
              </table:table-cell>
              <table:table-cell office:value-type="float" office:value="0.87619">
                <text:p>0.87619</text:p>
              </table:table-cell>
              <table:table-cell office:value-type="float" office:value="0.91746">
                <text:p>0.91746</text:p>
              </table:table-cell>
              <table:table-cell office:value-type="float" office:value="0.876763">
                <text:p>0.876763</text:p>
              </table:table-cell>
            </table:table-row>
            <table:table-row>
              <table:table-cell office:value-type="string">
                <text:p>ecoli frequency w 6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8824">
                <text:p>0.808824</text:p>
              </table:table-cell>
              <table:table-cell office:value-type="float" office:value="0.945415">
                <text:p>0.94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norm w -</text:p>
                <text:list>
                  <text:list-item>
                    <text:p>ecoli</text:p>
                  </text:list-item>
                  <text:list-item>
                    <text:p>norm</text:p>
                  </text:list-item>
                  <text:list-item>
                    <text:p>w</text:p>
                  </text:list-item>
                  <text:list-item>
                    <text:p>-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411765">
                <text:p>0.411765</text:p>
              </table:table-cell>
              <table:table-cell office:value-type="float" office:value="0.679931">
                <text:p>0.679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km frequency w 8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6109">
                <text:p>0.866109</text:p>
              </table:table-cell>
              <table:table-cell office:value-type="float" office:value="0.851282">
                <text:p>0.851282</text:p>
              </table:table-cell>
              <table:table-cell office:value-type="float" office:value="0.916634">
                <text:p>0.916634</text:p>
              </table:table-cell>
              <table:table-cell office:value-type="float" office:value="0.851598">
                <text:p>0.851598</text:p>
              </table:table-cell>
            </table:table-row>
            <table:table-row>
              <table:table-cell office:value-type="string">
                <text:p>ukm norm w -</text:p>
                <text:list>
                  <text:list-item>
                    <text:p>ukm</text:p>
                  </text:list-item>
                  <text:list-item>
                    <text:p>norm</text:p>
                  </text:list-item>
                  <text:list-item>
                    <text:p>w</text:p>
                  </text:list-item>
                  <text:list-item>
                    <text:p>-</text:p>
                  </text:list-item>
                </text:list>
              </table:table-cell>
              <table:table-cell office:value-type="float" office:value="0.88021">
                <text:p>0.88021</text:p>
              </table:table-cell>
              <table:table-cell office:value-type="float" office:value="0.864103">
                <text:p>0.864103</text:p>
              </table:table-cell>
              <table:table-cell office:value-type="float" office:value="0.924063">
                <text:p>0.924063</text:p>
              </table:table-cell>
              <table:table-cell office:value-type="float" office:value="0.863617">
                <text:p>0.8636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